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50.54pt"/>
    </style:style>
    <style:style style:name="co3" style:family="table-column">
      <style:table-column-properties fo:break-before="auto" style:column-width="117.89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points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Connected components</text:p>
          </table:table-cell>
          <table:table-cell office:value-type="string" calcext:value-type="string">
            <text:p><text:s/>Are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2084344586" calcext:value-type="float">
            <text:p>1.12084344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12695883018" calcext:value-type="float">
            <text:p>1.12695883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3575277838" calcext:value-type="float">
            <text:p>1.13575277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1.13819088098" calcext:value-type="float">
            <text:p>1.1381908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3822131844" calcext:value-type="float">
            <text:p>1.13822131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1.14196984628" calcext:value-type="float">
            <text:p>1.14196984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42436884" calcext:value-type="float">
            <text:p>1.1424368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4355857729" calcext:value-type="float">
            <text:p>1.1435585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1.1476886098" calcext:value-type="float">
            <text:p>1.1476886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5386793638" calcext:value-type="float">
            <text:p>1.1538679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5411111182" calcext:value-type="float">
            <text:p>1.1541111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551771711" calcext:value-type="float">
            <text:p>1.15517717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5777129255" calcext:value-type="float">
            <text:p>1.1577712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5786273175" calcext:value-type="float">
            <text:p>1.1578627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5994578814" calcext:value-type="float">
            <text:p>1.15994578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6085270047" calcext:value-type="float">
            <text:p>1.1608527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6273882641" calcext:value-type="float">
            <text:p>1.1627388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16293072936" calcext:value-type="float">
            <text:p>1.16293072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6297427158" calcext:value-type="float">
            <text:p>1.1629742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6360948113" calcext:value-type="float">
            <text:p>1.16360948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6385897445" calcext:value-type="float">
            <text:p>1.1638589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6391007624" calcext:value-type="float">
            <text:p>1.16391007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6427660903" calcext:value-type="float">
            <text:p>1.1642766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6437156941" calcext:value-type="float">
            <text:p>1.1643715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6573730285" calcext:value-type="float">
            <text:p>1.16573730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6592881686" calcext:value-type="float">
            <text:p>1.1659288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1668550186" calcext:value-type="float">
            <text:p>1.16685501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6691897547" calcext:value-type="float">
            <text:p>1.16691897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6791341356" calcext:value-type="float">
            <text:p>1.1679134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6828442554" calcext:value-type="float">
            <text:p>1.16828442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6874196426" calcext:value-type="float">
            <text:p>1.1687419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6950326986" calcext:value-type="float">
            <text:p>1.1695032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7089325582" calcext:value-type="float">
            <text:p>1.17089325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17178594407" calcext:value-type="float">
            <text:p>1.17178594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7278937591" calcext:value-type="float">
            <text:p>1.1727893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1.17303667728" calcext:value-type="float">
            <text:p>1.1730366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.17307738794" calcext:value-type="float">
            <text:p>1.1730773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7309464292" calcext:value-type="float">
            <text:p>1.1730946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733019763" calcext:value-type="float">
            <text:p>1.17330197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744260745" calcext:value-type="float">
            <text:p>1.1744260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7448474417" calcext:value-type="float">
            <text:p>1.1744847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17471395962" calcext:value-type="float">
            <text:p>1.1747139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7497417567" calcext:value-type="float">
            <text:p>1.17497417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7517427471" calcext:value-type="float">
            <text:p>1.17517427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7564157064" calcext:value-type="float">
            <text:p>1.17564157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7575890813" calcext:value-type="float">
            <text:p>1.1757589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762076838" calcext:value-type="float">
            <text:p>1.17620768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7661976177" calcext:value-type="float">
            <text:p>1.1766197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7668588681" calcext:value-type="float">
            <text:p>1.1766858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7685949988" calcext:value-type="float">
            <text:p>1.1768594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1.17743307962" calcext:value-type="float">
            <text:p>1.17743307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7831647725" calcext:value-type="float">
            <text:p>1.1783164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7889250465" calcext:value-type="float">
            <text:p>1.1788925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7938367299" calcext:value-type="float">
            <text:p>1.1793836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7938880031" calcext:value-type="float">
            <text:p>1.17938880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7979015023" calcext:value-type="float">
            <text:p>1.17979015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8001810558" calcext:value-type="float">
            <text:p>1.1800181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8013394078" calcext:value-type="float">
            <text:p>1.18013394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8044562839" calcext:value-type="float">
            <text:p>1.1804456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8077005027" calcext:value-type="float">
            <text:p>1.18077005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8174674945" calcext:value-type="float">
            <text:p>1.18174674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1.18209580879" calcext:value-type="float">
            <text:p>1.1820958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8214627446" calcext:value-type="float">
            <text:p>1.1821462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8276298035" calcext:value-type="float">
            <text:p>1.18276298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8280326647" calcext:value-type="float">
            <text:p>1.1828032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8307014232" calcext:value-type="float">
            <text:p>1.18307014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8348798776" calcext:value-type="float">
            <text:p>1.1834879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8362413989" calcext:value-type="float">
            <text:p>1.18362413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8488702701" calcext:value-type="float">
            <text:p>1.1848870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8495047817" calcext:value-type="float">
            <text:p>1.1849504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8637566577" calcext:value-type="float">
            <text:p>1.18637566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8654712966" calcext:value-type="float">
            <text:p>1.18654712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8678967865" calcext:value-type="float">
            <text:p>1.18678967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8744043453" calcext:value-type="float">
            <text:p>1.18744043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888056767" calcext:value-type="float">
            <text:p>1.1888056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890216085" calcext:value-type="float">
            <text:p>1.1890216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893917717" calcext:value-type="float">
            <text:p>1.1893917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8945126341" calcext:value-type="float">
            <text:p>1.18945126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900856644" calcext:value-type="float">
            <text:p>1.19008566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013892945" calcext:value-type="float">
            <text:p>1.19013892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034017006" calcext:value-type="float">
            <text:p>1.19034017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052670253" calcext:value-type="float">
            <text:p>1.19052670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1.19054420776" calcext:value-type="float">
            <text:p>1.1905442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089576014" calcext:value-type="float">
            <text:p>1.19089576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094900008" calcext:value-type="float">
            <text:p>1.190949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9100041419" calcext:value-type="float">
            <text:p>1.1910004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9106606721" calcext:value-type="float">
            <text:p>1.19106606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144715382" calcext:value-type="float">
            <text:p>1.1914471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9160756515" calcext:value-type="float">
            <text:p>1.19160756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9180059338" calcext:value-type="float">
            <text:p>1.1918005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9202505443" calcext:value-type="float">
            <text:p>1.1920250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405403901" calcext:value-type="float">
            <text:p>1.1940540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9413312449" calcext:value-type="float">
            <text:p>1.19413312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417576878" calcext:value-type="float">
            <text:p>1.1941757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office:value-type="float" office:value="1.19417667262" calcext:value-type="float">
            <text:p>1.1941766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435611676" calcext:value-type="float">
            <text:p>1.19435611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19480018236" calcext:value-type="float">
            <text:p>1.19480018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office:value-type="float" office:value="1.1949013641" calcext:value-type="float">
            <text:p>1.19490136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53548202" calcext:value-type="float">
            <text:p>1.1953548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551820042" calcext:value-type="float">
            <text:p>1.1955182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19568987636" calcext:value-type="float">
            <text:p>1.1956898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624826359" calcext:value-type="float">
            <text:p>1.19624826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634680937" calcext:value-type="float">
            <text:p>1.19634680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9657200025" calcext:value-type="float">
            <text:p>1.19657200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690583224" calcext:value-type="float">
            <text:p>1.1969058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724276763" calcext:value-type="float">
            <text:p>1.19724276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9739538034" calcext:value-type="float">
            <text:p>1.19739538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749338979" calcext:value-type="float">
            <text:p>1.19749338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9753023623" calcext:value-type="float">
            <text:p>1.1975302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760745694" calcext:value-type="float">
            <text:p>1.19760745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763736685" calcext:value-type="float">
            <text:p>1.1976373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9778872389" calcext:value-type="float">
            <text:p>1.1977887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19788770355" calcext:value-type="float">
            <text:p>1.1978877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19848610406" calcext:value-type="float">
            <text:p>1.1984861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19857891805" calcext:value-type="float">
            <text:p>1.1985789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9864930961" calcext:value-type="float">
            <text:p>1.1986493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.19916633347" calcext:value-type="float">
            <text:p>1.19916633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1.19943993405" calcext:value-type="float">
            <text:p>1.1994399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19955020556" calcext:value-type="float">
            <text:p>1.1995502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19980489036" calcext:value-type="float">
            <text:p>1.19980489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19991406847" calcext:value-type="float">
            <text:p>1.19991406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0015804541" calcext:value-type="float">
            <text:p>1.20015804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20033244009" calcext:value-type="float">
            <text:p>1.2003324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0067972579" calcext:value-type="float">
            <text:p>1.20067972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.20077261238" calcext:value-type="float">
            <text:p>1.2007726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0083381022" calcext:value-type="float">
            <text:p>1.2008338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012759898" calcext:value-type="float">
            <text:p>1.20127598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20141442925" calcext:value-type="float">
            <text:p>1.20141442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0239534745" calcext:value-type="float">
            <text:p>1.20239534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0260538774" calcext:value-type="float">
            <text:p>1.20260538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0334894986" calcext:value-type="float">
            <text:p>1.20334894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0343582007" calcext:value-type="float">
            <text:p>1.2034358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0385909896" calcext:value-type="float">
            <text:p>1.203859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0390981385" calcext:value-type="float">
            <text:p>1.2039098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039546632" calcext:value-type="float">
            <text:p>1.2039546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20439174906" calcext:value-type="float">
            <text:p>1.20439174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0465878131" calcext:value-type="float">
            <text:p>1.20465878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0473185789" calcext:value-type="float">
            <text:p>1.2047318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0616390679" calcext:value-type="float">
            <text:p>1.2061639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0680319469" calcext:value-type="float">
            <text:p>1.2068031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20734474887" calcext:value-type="float">
            <text:p>1.2073447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0773118915" calcext:value-type="float">
            <text:p>1.20773118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0959852242" calcext:value-type="float">
            <text:p>1.2095985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20972369909" calcext:value-type="float">
            <text:p>1.2097236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21120573635" calcext:value-type="float">
            <text:p>1.2112057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1235921223" calcext:value-type="float">
            <text:p>1.2123592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21295087739" calcext:value-type="float">
            <text:p>1.21295087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21323884419" calcext:value-type="float">
            <text:p>1.2132388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1363144818" calcext:value-type="float">
            <text:p>1.21363144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21460070896" calcext:value-type="float">
            <text:p>1.2146007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21617294929" calcext:value-type="float">
            <text:p>1.2161729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1677142434" calcext:value-type="float">
            <text:p>1.2167714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1712654123" calcext:value-type="float">
            <text:p>1.2171265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1758898532" calcext:value-type="float">
            <text:p>1.21758898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1792550705" calcext:value-type="float">
            <text:p>1.2179255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1816123332" calcext:value-type="float">
            <text:p>1.2181612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1953847068" calcext:value-type="float">
            <text:p>1.2195384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2011523381" calcext:value-type="float">
            <text:p>1.2201152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22021337392" calcext:value-type="float">
            <text:p>1.22021337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2043802931" calcext:value-type="float">
            <text:p>1.22043802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2051996495" calcext:value-type="float">
            <text:p>1.2205199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2102460084" calcext:value-type="float">
            <text:p>1.22102460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22125135985" calcext:value-type="float">
            <text:p>1.22125135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2138081928" calcext:value-type="float">
            <text:p>1.22138081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2142447441" calcext:value-type="float">
            <text:p>1.22142447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22157878174" calcext:value-type="float">
            <text:p>1.22157878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22169117527" calcext:value-type="float">
            <text:p>1.2216911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22216182672" calcext:value-type="float">
            <text:p>1.22216182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2218389302" calcext:value-type="float">
            <text:p>1.222183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22343600008" calcext:value-type="float">
            <text:p>1.223436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235725994" calcext:value-type="float">
            <text:p>1.2235725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22402666678" calcext:value-type="float">
            <text:p>1.22402666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2408361868" calcext:value-type="float">
            <text:p>1.2240836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2514856276" calcext:value-type="float">
            <text:p>1.2251485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22585534794" calcext:value-type="float">
            <text:p>1.22585534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2260640474" calcext:value-type="float">
            <text:p>1.2260640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2834831349" calcext:value-type="float">
            <text:p>1.2283483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2871525956" calcext:value-type="float">
            <text:p>1.2287152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2913114117" calcext:value-type="float">
            <text:p>1.2291311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1.23028245012" calcext:value-type="float">
            <text:p>1.2302824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23047918222" calcext:value-type="float">
            <text:p>1.23047918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3051222088" calcext:value-type="float">
            <text:p>1.2305122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23117640823" calcext:value-type="float">
            <text:p>1.2311764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3169581833" calcext:value-type="float">
            <text:p>1.2316958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32631897" calcext:value-type="float">
            <text:p>1.2326318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3467935961" calcext:value-type="float">
            <text:p>1.2346793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3499517818" calcext:value-type="float">
            <text:p>1.2349951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3527312689" calcext:value-type="float">
            <text:p>1.2352731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3621147884" calcext:value-type="float">
            <text:p>1.2362114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.23973635394" calcext:value-type="float">
            <text:p>1.23973635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4030918782" calcext:value-type="float">
            <text:p>1.2403091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4074506545" calcext:value-type="float">
            <text:p>1.2407450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24208202378" calcext:value-type="float">
            <text:p>1.2420820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1.24240912021" calcext:value-type="float">
            <text:p>1.2424091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492808833" calcext:value-type="float">
            <text:p>1.24928088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1.25041449899" calcext:value-type="float">
            <text:p>1.2504144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.25056919706" calcext:value-type="float">
            <text:p>1.25056919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1.25124048529" calcext:value-type="float">
            <text:p>1.25124048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5526289793" calcext:value-type="float">
            <text:p>1.2552628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1.26714315666" calcext:value-type="float">
            <text:p>1.26714315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11382204753" calcext:value-type="float">
            <text:p>1.11382204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1159701647" calcext:value-type="float">
            <text:p>1.1159701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1.11688480075" calcext:value-type="float">
            <text:p>1.11688480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1732441218" calcext:value-type="float">
            <text:p>1.1173244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2404182778" calcext:value-type="float">
            <text:p>1.12404182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1.13224536837" calcext:value-type="float">
            <text:p>1.1322453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14497273654" calcext:value-type="float">
            <text:p>1.14497273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14536152927" calcext:value-type="float">
            <text:p>1.14536152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1.14764877812" calcext:value-type="float">
            <text:p>1.14764877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15123731633" calcext:value-type="float">
            <text:p>1.15123731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office:value-type="float" office:value="1.15407223315" calcext:value-type="float">
            <text:p>1.1540722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614812138" calcext:value-type="float">
            <text:p>1.1614812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6159107991" calcext:value-type="float">
            <text:p>1.1615910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6302356498" calcext:value-type="float">
            <text:p>1.1630235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4" calcext:value-type="float">
            <text:p>144</text:p>
          </table:table-cell>
          <table:table-cell office:value-type="float" office:value="1.16400250212" calcext:value-type="float">
            <text:p>1.1640025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6417344968" calcext:value-type="float">
            <text:p>1.16417344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6424945094" calcext:value-type="float">
            <text:p>1.16424945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1.16497235447" calcext:value-type="float">
            <text:p>1.16497235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16500577626" calcext:value-type="float">
            <text:p>1.16500577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4" calcext:value-type="float">
            <text:p>144</text:p>
          </table:table-cell>
          <table:table-cell office:value-type="float" office:value="1.16658250251" calcext:value-type="float">
            <text:p>1.16658250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16703208936" calcext:value-type="float">
            <text:p>1.16703208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6721758484" calcext:value-type="float">
            <text:p>1.1672175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1678814699" calcext:value-type="float">
            <text:p>1.1678814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6805640924" calcext:value-type="float">
            <text:p>1.1680564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6887796178" calcext:value-type="float">
            <text:p>1.1688779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16893497434" calcext:value-type="float">
            <text:p>1.16893497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6987295893" calcext:value-type="float">
            <text:p>1.16987295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1.1699901172" calcext:value-type="float">
            <text:p>1.1699901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7028955737" calcext:value-type="float">
            <text:p>1.17028955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7097575932" calcext:value-type="float">
            <text:p>1.17097575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17115144203" calcext:value-type="float">
            <text:p>1.171151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office:value-type="float" office:value="1.17211574346" calcext:value-type="float">
            <text:p>1.17211574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7241129925" calcext:value-type="float">
            <text:p>1.1724112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17272759767" calcext:value-type="float">
            <text:p>1.17272759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office:value-type="float" office:value="1.17425437415" calcext:value-type="float">
            <text:p>1.17425437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7519349259" calcext:value-type="float">
            <text:p>1.1751934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17542733086" calcext:value-type="float">
            <text:p>1.1754273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4" calcext:value-type="float">
            <text:p>144</text:p>
          </table:table-cell>
          <table:table-cell office:value-type="float" office:value="1.17689309536" calcext:value-type="float">
            <text:p>1.17689309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1.17700402377" calcext:value-type="float">
            <text:p>1.1770040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17727179068" calcext:value-type="float">
            <text:p>1.1772717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7760500201" calcext:value-type="float">
            <text:p>1.177605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7841949904" calcext:value-type="float">
            <text:p>1.1784194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1.1789998785" calcext:value-type="float">
            <text:p>1.17899987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7925996981" calcext:value-type="float">
            <text:p>1.17925996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7963999298" calcext:value-type="float">
            <text:p>1.179639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1.17977022433" calcext:value-type="float">
            <text:p>1.1797702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17987921744" calcext:value-type="float">
            <text:p>1.1798792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1.18132064839" calcext:value-type="float">
            <text:p>1.18132064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18183139483" calcext:value-type="float">
            <text:p>1.1818313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18212980183" calcext:value-type="float">
            <text:p>1.1821298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18286799977" calcext:value-type="float">
            <text:p>1.1828679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8388860636" calcext:value-type="float">
            <text:p>1.1838886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18434192135" calcext:value-type="float">
            <text:p>1.18434192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1.18477379301" calcext:value-type="float">
            <text:p>1.184773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18537821852" calcext:value-type="float">
            <text:p>1.1853782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28" calcext:value-type="float">
            <text:p>128</text:p>
          </table:table-cell>
          <table:table-cell office:value-type="float" office:value="1.18544786803" calcext:value-type="float">
            <text:p>1.185447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1862682379" calcext:value-type="float">
            <text:p>1.18626823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18651239836" calcext:value-type="float">
            <text:p>1.1865123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1.18661173924" calcext:value-type="float">
            <text:p>1.18661173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18693209987" calcext:value-type="float">
            <text:p>1.1869320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884254386" calcext:value-type="float">
            <text:p>1.18842543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8890236848" calcext:value-type="float">
            <text:p>1.18890236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8900258939" calcext:value-type="float">
            <text:p>1.18900258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19034440092" calcext:value-type="float">
            <text:p>1.1903444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19099089878" calcext:value-type="float">
            <text:p>1.19099089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914365728" calcext:value-type="float">
            <text:p>1.19143657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19183811559" calcext:value-type="float">
            <text:p>1.1918381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9211289702" calcext:value-type="float">
            <text:p>1.1921128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9215141801" calcext:value-type="float">
            <text:p>1.1921514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19243829938" calcext:value-type="float">
            <text:p>1.1924382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1.19257723613" calcext:value-type="float">
            <text:p>1.19257723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1926446395" calcext:value-type="float">
            <text:p>1.19264463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19268182658" calcext:value-type="float">
            <text:p>1.1926818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9319902096" calcext:value-type="float">
            <text:p>1.193199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933993923" calcext:value-type="float">
            <text:p>1.19339939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9369662831" calcext:value-type="float">
            <text:p>1.1936966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9378920488" calcext:value-type="float">
            <text:p>1.1937892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1.19396086063" calcext:value-type="float">
            <text:p>1.19396086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1.19442423551" calcext:value-type="float">
            <text:p>1.1944242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19450162524" calcext:value-type="float">
            <text:p>1.19450162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19504689273" calcext:value-type="float">
            <text:p>1.19504689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9533663147" calcext:value-type="float">
            <text:p>1.19533663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953491973" calcext:value-type="float">
            <text:p>1.1953491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954349195" calcext:value-type="float">
            <text:p>1.19543491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1957843045" calcext:value-type="float">
            <text:p>1.19578430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19584163869" calcext:value-type="float">
            <text:p>1.19584163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19589150358" calcext:value-type="float">
            <text:p>1.1958915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19592129483" calcext:value-type="float">
            <text:p>1.1959212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9617529975" calcext:value-type="float">
            <text:p>1.1961752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1.19673333465" calcext:value-type="float">
            <text:p>1.1967333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19747542307" calcext:value-type="float">
            <text:p>1.19747542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office:value-type="float" office:value="1.19812258558" calcext:value-type="float">
            <text:p>1.19812258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19833644514" calcext:value-type="float">
            <text:p>1.1983364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19874905003" calcext:value-type="float">
            <text:p>1.19874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19880361093" calcext:value-type="float">
            <text:p>1.1988036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9889942896" calcext:value-type="float">
            <text:p>1.198899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19948809873" calcext:value-type="float">
            <text:p>1.19948809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0006526905" calcext:value-type="float">
            <text:p>1.2000652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0006933216" calcext:value-type="float">
            <text:p>1.2000693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20026898467" calcext:value-type="float">
            <text:p>1.20026898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0046550673" calcext:value-type="float">
            <text:p>1.2004655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0074675443" calcext:value-type="float">
            <text:p>1.2007467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1.2008319636" calcext:value-type="float">
            <text:p>1.20083196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0091088582" calcext:value-type="float">
            <text:p>1.20091088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0094056345" calcext:value-type="float">
            <text:p>1.2009405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0106462845" calcext:value-type="float">
            <text:p>1.20106462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20152013291" calcext:value-type="float">
            <text:p>1.20152013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20268061416" calcext:value-type="float">
            <text:p>1.2026806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1.20292337339" calcext:value-type="float">
            <text:p>1.20292337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0293052289" calcext:value-type="float">
            <text:p>1.20293052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1.20304518183" calcext:value-type="float">
            <text:p>1.2030451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0384484485" calcext:value-type="float">
            <text:p>1.20384484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20484020395" calcext:value-type="float">
            <text:p>1.2048402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1.20497982962" calcext:value-type="float">
            <text:p>1.20497982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1.20504392632" calcext:value-type="float">
            <text:p>1.20504392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20515048948" calcext:value-type="float">
            <text:p>1.2051504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20524668946" calcext:value-type="float">
            <text:p>1.2052466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1.2056040311" calcext:value-type="float">
            <text:p>1.20560403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0608856817" calcext:value-type="float">
            <text:p>1.20608856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0610593698" calcext:value-type="float">
            <text:p>1.2061059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1.20647472191" calcext:value-type="float">
            <text:p>1.2064747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0660310614" calcext:value-type="float">
            <text:p>1.20660310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0675925509" calcext:value-type="float">
            <text:p>1.2067592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20683721868" calcext:value-type="float">
            <text:p>1.2068372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0708058838" calcext:value-type="float">
            <text:p>1.20708058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0741910315" calcext:value-type="float">
            <text:p>1.2074191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0753163383" calcext:value-type="float">
            <text:p>1.2075316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1.2077548185" calcext:value-type="float">
            <text:p>1.2077548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1.20814350066" calcext:value-type="float">
            <text:p>1.2081435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0849339501" calcext:value-type="float">
            <text:p>1.2084933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1.20862128944" calcext:value-type="float">
            <text:p>1.20862128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0885121425" calcext:value-type="float">
            <text:p>1.2088512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1.20894763797" calcext:value-type="float">
            <text:p>1.2089476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2092496338" calcext:value-type="float">
            <text:p>1.2092496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1019003735" calcext:value-type="float">
            <text:p>1.2101900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1040350158" calcext:value-type="float">
            <text:p>1.2104035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1050932297" calcext:value-type="float">
            <text:p>1.21050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1074766459" calcext:value-type="float">
            <text:p>1.21074766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21137396085" calcext:value-type="float">
            <text:p>1.21137396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1195363742" calcext:value-type="float">
            <text:p>1.2119536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21219848436" calcext:value-type="float">
            <text:p>1.21219848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122443633" calcext:value-type="float">
            <text:p>1.21224436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1277531703" calcext:value-type="float">
            <text:p>1.212775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1.21289661565" calcext:value-type="float">
            <text:p>1.21289661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21369013827" calcext:value-type="float">
            <text:p>1.2136901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1423995826" calcext:value-type="float">
            <text:p>1.21423995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1464694739" calcext:value-type="float">
            <text:p>1.2146469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21550329031" calcext:value-type="float">
            <text:p>1.2155032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office:value-type="float" office:value="1.21564738828" calcext:value-type="float">
            <text:p>1.2156473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office:value-type="float" office:value="1.2158233866" calcext:value-type="float">
            <text:p>1.2158233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1584241906" calcext:value-type="float">
            <text:p>1.2158424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1.21619661739" calcext:value-type="float">
            <text:p>1.2161966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1653861137" calcext:value-type="float">
            <text:p>1.21653861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1663667721" calcext:value-type="float">
            <text:p>1.21663667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1734380159" calcext:value-type="float">
            <text:p>1.2173438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1757751342" calcext:value-type="float">
            <text:p>1.2175775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21979836984" calcext:value-type="float">
            <text:p>1.21979836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1.22026379106" calcext:value-type="float">
            <text:p>1.22026379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2119597512" calcext:value-type="float">
            <text:p>1.22119597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2153232618" calcext:value-type="float">
            <text:p>1.2215323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2223982929" calcext:value-type="float">
            <text:p>1.2223982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2240993723" calcext:value-type="float">
            <text:p>1.22240993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22278862763" calcext:value-type="float">
            <text:p>1.22278862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2286861799" calcext:value-type="float">
            <text:p>1.222868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229558841" calcext:value-type="float">
            <text:p>1.22295588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235613249" calcext:value-type="float">
            <text:p>1.22356132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2449933616" calcext:value-type="float">
            <text:p>1.2244993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1.22603545719" calcext:value-type="float">
            <text:p>1.22603545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1.22614277166" calcext:value-type="float">
            <text:p>1.2261427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2648339543" calcext:value-type="float">
            <text:p>1.22648339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2701022227" calcext:value-type="float">
            <text:p>1.2270102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272424057" calcext:value-type="float">
            <text:p>1.22724240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1.22803878276" calcext:value-type="float">
            <text:p>1.2280387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1.22844208863" calcext:value-type="float">
            <text:p>1.22844208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23075090529" calcext:value-type="float">
            <text:p>1.2307509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1.23097544086" calcext:value-type="float">
            <text:p>1.23097544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3216451582" calcext:value-type="float">
            <text:p>1.23216451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3339572306" calcext:value-type="float">
            <text:p>1.23339572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1.23377280867" calcext:value-type="float">
            <text:p>1.23377280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3381575121" calcext:value-type="float">
            <text:p>1.23381575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343089825" calcext:value-type="float">
            <text:p>1.23430898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3459710822" calcext:value-type="float">
            <text:p>1.2345971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3472764809" calcext:value-type="float">
            <text:p>1.2347276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3667226405" calcext:value-type="float">
            <text:p>1.23667226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1.23869067517" calcext:value-type="float">
            <text:p>1.23869067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3986758536" calcext:value-type="float">
            <text:p>1.2398675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4085504739" calcext:value-type="float">
            <text:p>1.2408550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4129973901" calcext:value-type="float">
            <text:p>1.2412997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4144131668" calcext:value-type="float">
            <text:p>1.2414413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1.24443434739" calcext:value-type="float">
            <text:p>1.2444343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1.24459666775" calcext:value-type="float">
            <text:p>1.2445966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4506835055" calcext:value-type="float">
            <text:p>1.24506835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24581326054" calcext:value-type="float">
            <text:p>1.24581326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4785901914" calcext:value-type="float">
            <text:p>1.2478590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4798206522" calcext:value-type="float">
            <text:p>1.24798206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1.25078834096" calcext:value-type="float">
            <text:p>1.250788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1.25936385643" calcext:value-type="float">
            <text:p>1.25936385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6008341328" calcext:value-type="float">
            <text:p>1.2600834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1.26966677073" calcext:value-type="float">
            <text:p>1.2696667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1.27373629683" calcext:value-type="float">
            <text:p>1.2737362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1268870727" calcext:value-type="float">
            <text:p>1.11268870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3009789071" calcext:value-type="float">
            <text:p>1.1300978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9" calcext:value-type="float">
            <text:p>129</text:p>
          </table:table-cell>
          <table:table-cell office:value-type="float" office:value="1.14072347381" calcext:value-type="float">
            <text:p>1.14072347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14464182721" calcext:value-type="float">
            <text:p>1.1446418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4469501489" calcext:value-type="float">
            <text:p>1.1446950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4827099343" calcext:value-type="float">
            <text:p>1.1482709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1" calcext:value-type="float">
            <text:p>131</text:p>
          </table:table-cell>
          <table:table-cell office:value-type="float" office:value="1.14846950651" calcext:value-type="float">
            <text:p>1.14846950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4920490253" calcext:value-type="float">
            <text:p>1.14920490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499550977" calcext:value-type="float">
            <text:p>1.14995509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5009910173" calcext:value-type="float">
            <text:p>1.1500991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1.15110988549" calcext:value-type="float">
            <text:p>1.15110988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1.151543228" calcext:value-type="float">
            <text:p>1.1515432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151936553" calcext:value-type="float">
            <text:p>1.151936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15454931015" calcext:value-type="float">
            <text:p>1.1545493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5735897082" calcext:value-type="float">
            <text:p>1.15735897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1.15773986548" calcext:value-type="float">
            <text:p>1.1577398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15782559843" calcext:value-type="float">
            <text:p>1.1578255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6030072894" calcext:value-type="float">
            <text:p>1.1603007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6117848483" calcext:value-type="float">
            <text:p>1.1611784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6144642078" calcext:value-type="float">
            <text:p>1.16144642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6184732451" calcext:value-type="float">
            <text:p>1.16184732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6262427996" calcext:value-type="float">
            <text:p>1.162624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1" calcext:value-type="float">
            <text:p>111</text:p>
          </table:table-cell>
          <table:table-cell office:value-type="float" office:value="1.16382556276" calcext:value-type="float">
            <text:p>1.1638255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6482312043" calcext:value-type="float">
            <text:p>1.16482312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6488519349" calcext:value-type="float">
            <text:p>1.16488519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6631886936" calcext:value-type="float">
            <text:p>1.1663188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16690618499" calcext:value-type="float">
            <text:p>1.166906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6719789901" calcext:value-type="float">
            <text:p>1.167197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673863237" calcext:value-type="float">
            <text:p>1.16738632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6803622151" calcext:value-type="float">
            <text:p>1.1680362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1.16817258835" calcext:value-type="float">
            <text:p>1.16817258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16829557869" calcext:value-type="float">
            <text:p>1.16829557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6965331926" calcext:value-type="float">
            <text:p>1.16965331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6998693994" calcext:value-type="float">
            <text:p>1.16998693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7116028676" calcext:value-type="float">
            <text:p>1.1711602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7234209548" calcext:value-type="float">
            <text:p>1.1723420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725393945" calcext:value-type="float">
            <text:p>1.17253939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1.17261315195" calcext:value-type="float">
            <text:p>1.172613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1729861546" calcext:value-type="float">
            <text:p>1.17298615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7396297555" calcext:value-type="float">
            <text:p>1.17396297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7418517416" calcext:value-type="float">
            <text:p>1.17418517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744265746" calcext:value-type="float">
            <text:p>1.1744265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7610248283" calcext:value-type="float">
            <text:p>1.1761024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17614309359" calcext:value-type="float">
            <text:p>1.1761430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17689242269" calcext:value-type="float">
            <text:p>1.1768924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7706299974" calcext:value-type="float">
            <text:p>1.17706299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776943777" calcext:value-type="float">
            <text:p>1.17769437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17782428994" calcext:value-type="float">
            <text:p>1.1778242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1.17804567795" calcext:value-type="float">
            <text:p>1.178045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17805810214" calcext:value-type="float">
            <text:p>1.1780581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7897841073" calcext:value-type="float">
            <text:p>1.17897841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3" calcext:value-type="float">
            <text:p>113</text:p>
          </table:table-cell>
          <table:table-cell office:value-type="float" office:value="1.17942505506" calcext:value-type="float">
            <text:p>1.1794250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7971468385" calcext:value-type="float">
            <text:p>1.1797146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8224976898" calcext:value-type="float">
            <text:p>1.182249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18230694245" calcext:value-type="float">
            <text:p>1.1823069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18318233799" calcext:value-type="float">
            <text:p>1.183182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8459132842" calcext:value-type="float">
            <text:p>1.1845913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8491709474" calcext:value-type="float">
            <text:p>1.1849170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18502386134" calcext:value-type="float">
            <text:p>1.18502386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8526381768" calcext:value-type="float">
            <text:p>1.18526381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18548081206" calcext:value-type="float">
            <text:p>1.1854808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856201718" calcext:value-type="float">
            <text:p>1.1856201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18574080945" calcext:value-type="float">
            <text:p>1.1857408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8624219572" calcext:value-type="float">
            <text:p>1.18624219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8627022996" calcext:value-type="float">
            <text:p>1.18627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8666265158" calcext:value-type="float">
            <text:p>1.18666265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2" calcext:value-type="float">
            <text:p>112</text:p>
          </table:table-cell>
          <table:table-cell office:value-type="float" office:value="1.18681378681" calcext:value-type="float">
            <text:p>1.1868137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1.18697087059" calcext:value-type="float">
            <text:p>1.18697087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18748570103" calcext:value-type="float">
            <text:p>1.1874857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18839980498" calcext:value-type="float">
            <text:p>1.188399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884832219" calcext:value-type="float">
            <text:p>1.1884832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4" calcext:value-type="float">
            <text:p>114</text:p>
          </table:table-cell>
          <table:table-cell office:value-type="float" office:value="1.18862918903" calcext:value-type="float">
            <text:p>1.188629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08" calcext:value-type="float">
            <text:p>108</text:p>
          </table:table-cell>
          <table:table-cell office:value-type="float" office:value="1.18890097291" calcext:value-type="float">
            <text:p>1.18890097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18931594634" calcext:value-type="float">
            <text:p>1.18931594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8955656028" calcext:value-type="float">
            <text:p>1.1895565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9" calcext:value-type="float">
            <text:p>129</text:p>
          </table:table-cell>
          <table:table-cell office:value-type="float" office:value="1.18959149061" calcext:value-type="float">
            <text:p>1.1895914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1.18968059173" calcext:value-type="float">
            <text:p>1.18968059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1.18978052133" calcext:value-type="float">
            <text:p>1.18978052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8993190812" calcext:value-type="float">
            <text:p>1.1899319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9016945262" calcext:value-type="float">
            <text:p>1.19016945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9040272617" calcext:value-type="float">
            <text:p>1.1904027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19047247465" calcext:value-type="float">
            <text:p>1.19047247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19054835244" calcext:value-type="float">
            <text:p>1.1905483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9071595191" calcext:value-type="float">
            <text:p>1.1907159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1.19113927688" calcext:value-type="float">
            <text:p>1.1911392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0" calcext:value-type="float">
            <text:p>130</text:p>
          </table:table-cell>
          <table:table-cell office:value-type="float" office:value="1.19121488739" calcext:value-type="float">
            <text:p>1.19121488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9134157934" calcext:value-type="float">
            <text:p>1.1913415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9170585264" calcext:value-type="float">
            <text:p>1.19170585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9187454895" calcext:value-type="float">
            <text:p>1.1918745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1.19223911939" calcext:value-type="float">
            <text:p>1.19223911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9235230581" calcext:value-type="float">
            <text:p>1.1923523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1.19239472646" calcext:value-type="float">
            <text:p>1.1923947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3" calcext:value-type="float">
            <text:p>113</text:p>
          </table:table-cell>
          <table:table-cell office:value-type="float" office:value="1.19289617302" calcext:value-type="float">
            <text:p>1.192896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9334967358" calcext:value-type="float">
            <text:p>1.1933496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9368065419" calcext:value-type="float">
            <text:p>1.19368065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19386960562" calcext:value-type="float">
            <text:p>1.1938696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0" calcext:value-type="float">
            <text:p>130</text:p>
          </table:table-cell>
          <table:table-cell office:value-type="float" office:value="1.19389849041" calcext:value-type="float">
            <text:p>1.19389849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9416616912" calcext:value-type="float">
            <text:p>1.1941661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9416639034" calcext:value-type="float">
            <text:p>1.1941663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9513001865" calcext:value-type="float">
            <text:p>1.1951300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9531206585" calcext:value-type="float">
            <text:p>1.1953120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1.1955414676" calcext:value-type="float">
            <text:p>1.19554146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19620534401" calcext:value-type="float">
            <text:p>1.1962053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9637622186" calcext:value-type="float">
            <text:p>1.1963762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1.19696246947" calcext:value-type="float">
            <text:p>1.19696246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1" calcext:value-type="float">
            <text:p>131</text:p>
          </table:table-cell>
          <table:table-cell office:value-type="float" office:value="1.19712725774" calcext:value-type="float">
            <text:p>1.19712725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1.19718123017" calcext:value-type="float">
            <text:p>1.19718123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09" calcext:value-type="float">
            <text:p>109</text:p>
          </table:table-cell>
          <table:table-cell office:value-type="float" office:value="1.19753484715" calcext:value-type="float">
            <text:p>1.19753484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97576901" calcext:value-type="float">
            <text:p>1.1975769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1976745026" calcext:value-type="float">
            <text:p>1.1976745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19798621435" calcext:value-type="float">
            <text:p>1.1979862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19870558498" calcext:value-type="float">
            <text:p>1.198705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19875677592" calcext:value-type="float">
            <text:p>1.1987567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19897999508" calcext:value-type="float">
            <text:p>1.1989799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8" calcext:value-type="float">
            <text:p>128</text:p>
          </table:table-cell>
          <table:table-cell office:value-type="float" office:value="1.1992303727" calcext:value-type="float">
            <text:p>1.19923037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19986612626" calcext:value-type="float">
            <text:p>1.19986612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19986937643" calcext:value-type="float">
            <text:p>1.1998693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20011026766" calcext:value-type="float">
            <text:p>1.20011026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0025651601" calcext:value-type="float">
            <text:p>1.2002565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1.2003575341" calcext:value-type="float">
            <text:p>1.2003575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20043790663" calcext:value-type="float">
            <text:p>1.20043790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20049541166" calcext:value-type="float">
            <text:p>1.2004954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8" calcext:value-type="float">
            <text:p>128</text:p>
          </table:table-cell>
          <table:table-cell office:value-type="float" office:value="1.20073167795" calcext:value-type="float">
            <text:p>1.200731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1.20179096647" calcext:value-type="float">
            <text:p>1.2017909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20185755664" calcext:value-type="float">
            <text:p>1.2018575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2028255385" calcext:value-type="float">
            <text:p>1.2028255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1.20298813252" calcext:value-type="float">
            <text:p>1.2029881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20310954737" calcext:value-type="float">
            <text:p>1.2031095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0389778421" calcext:value-type="float">
            <text:p>1.2038977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1.20393942158" calcext:value-type="float">
            <text:p>1.2039394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3" calcext:value-type="float">
            <text:p>133</text:p>
          </table:table-cell>
          <table:table-cell office:value-type="float" office:value="1.20395582592" calcext:value-type="float">
            <text:p>1.2039558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20496638558" calcext:value-type="float">
            <text:p>1.20496638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20523340616" calcext:value-type="float">
            <text:p>1.2052334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20591485442" calcext:value-type="float">
            <text:p>1.2059148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20596508729" calcext:value-type="float">
            <text:p>1.2059650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20610172883" calcext:value-type="float">
            <text:p>1.2061017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2078649828" calcext:value-type="float">
            <text:p>1.2078649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20793923315" calcext:value-type="float">
            <text:p>1.2079392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1.20825164969" calcext:value-type="float">
            <text:p>1.20825164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1.20834604639" calcext:value-type="float">
            <text:p>1.20834604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20871204856" calcext:value-type="float">
            <text:p>1.20871204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20890092993" calcext:value-type="float">
            <text:p>1.2089009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20910384971" calcext:value-type="float">
            <text:p>1.20910384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0" calcext:value-type="float">
            <text:p>130</text:p>
          </table:table-cell>
          <table:table-cell office:value-type="float" office:value="1.20939736309" calcext:value-type="float">
            <text:p>1.20939736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20978218883" calcext:value-type="float">
            <text:p>1.20978218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21046965047" calcext:value-type="float">
            <text:p>1.2104696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21066311654" calcext:value-type="float">
            <text:p>1.21066311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4" calcext:value-type="float">
            <text:p>114</text:p>
          </table:table-cell>
          <table:table-cell office:value-type="float" office:value="1.21094638386" calcext:value-type="float">
            <text:p>1.2109463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1.21116255328" calcext:value-type="float">
            <text:p>1.21116255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21168886216" calcext:value-type="float">
            <text:p>1.2116888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1" calcext:value-type="float">
            <text:p>131</text:p>
          </table:table-cell>
          <table:table-cell office:value-type="float" office:value="1.21175319546" calcext:value-type="float">
            <text:p>1.2117531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21198300217" calcext:value-type="float">
            <text:p>1.2119830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21244157548" calcext:value-type="float">
            <text:p>1.21244157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1317043033" calcext:value-type="float">
            <text:p>1.2131704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21402056502" calcext:value-type="float">
            <text:p>1.2140205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21425933396" calcext:value-type="float">
            <text:p>1.214259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1.21430356185" calcext:value-type="float">
            <text:p>1.21430356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1486293765" calcext:value-type="float">
            <text:p>1.21486293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0" calcext:value-type="float">
            <text:p>130</text:p>
          </table:table-cell>
          <table:table-cell office:value-type="float" office:value="1.21500175394" calcext:value-type="float">
            <text:p>1.21500175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1.21530352114" calcext:value-type="float">
            <text:p>1.2153035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21595948641" calcext:value-type="float">
            <text:p>1.21595948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21612366094" calcext:value-type="float">
            <text:p>1.21612366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21624321093" calcext:value-type="float">
            <text:p>1.2162432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21687828458" calcext:value-type="float">
            <text:p>1.21687828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1.21694084667" calcext:value-type="float">
            <text:p>1.21694084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1.21699851161" calcext:value-type="float">
            <text:p>1.21699851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1714097581" calcext:value-type="float">
            <text:p>1.21714097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1737305491" calcext:value-type="float">
            <text:p>1.21737305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21745624967" calcext:value-type="float">
            <text:p>1.21745624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21758888589" calcext:value-type="float">
            <text:p>1.21758888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21951954388" calcext:value-type="float">
            <text:p>1.2195195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22030618003" calcext:value-type="float">
            <text:p>1.22030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1.22071878345" calcext:value-type="float">
            <text:p>1.22071878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2303170868" calcext:value-type="float">
            <text:p>1.22303170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2392727527" calcext:value-type="float">
            <text:p>1.2239272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2505213701" calcext:value-type="float">
            <text:p>1.225052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22617868292" calcext:value-type="float">
            <text:p>1.2261786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1.22692391039" calcext:value-type="float">
            <text:p>1.2269239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22720306738" calcext:value-type="float">
            <text:p>1.22720306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1.22771617051" calcext:value-type="float">
            <text:p>1.2277161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22815973031" calcext:value-type="float">
            <text:p>1.2281597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23096700797" calcext:value-type="float">
            <text:p>1.2309670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23105363738" calcext:value-type="float">
            <text:p>1.2310536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23117708445" calcext:value-type="float">
            <text:p>1.2311770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23172764503" calcext:value-type="float">
            <text:p>1.2317276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1.23374641411" calcext:value-type="float">
            <text:p>1.2337464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3414646521" calcext:value-type="float">
            <text:p>1.23414646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1" calcext:value-type="float">
            <text:p>131</text:p>
          </table:table-cell>
          <table:table-cell office:value-type="float" office:value="1.23478711039" calcext:value-type="float">
            <text:p>1.2347871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9" calcext:value-type="float">
            <text:p>129</text:p>
          </table:table-cell>
          <table:table-cell office:value-type="float" office:value="1.23570619743" calcext:value-type="float">
            <text:p>1.2357061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3840469555" calcext:value-type="float">
            <text:p>1.23840469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1.24067160643" calcext:value-type="float">
            <text:p>1.2406716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4098665717" calcext:value-type="float">
            <text:p>1.24098665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1.24275116059" calcext:value-type="float">
            <text:p>1.24275116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8" calcext:value-type="float">
            <text:p>128</text:p>
          </table:table-cell>
          <table:table-cell office:value-type="float" office:value="1.24322246148" calcext:value-type="float">
            <text:p>1.2432224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1.24330158022" calcext:value-type="float">
            <text:p>1.2433015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1" calcext:value-type="float">
            <text:p>131</text:p>
          </table:table-cell>
          <table:table-cell office:value-type="float" office:value="1.24417778272" calcext:value-type="float">
            <text:p>1.2441777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1" calcext:value-type="float">
            <text:p>131</text:p>
          </table:table-cell>
          <table:table-cell office:value-type="float" office:value="1.24964805513" calcext:value-type="float">
            <text:p>1.2496480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1.25189693687" calcext:value-type="float">
            <text:p>1.2518969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1.2602436532" calcext:value-type="float">
            <text:p>1.26024365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1.28172861869" calcext:value-type="float">
            <text:p>1.2817286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1.119218447" calcext:value-type="float">
            <text:p>1.1192184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2372945098" calcext:value-type="float">
            <text:p>1.123729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office:value-type="float" office:value="1.13201861783" calcext:value-type="float">
            <text:p>1.1320186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13870812109" calcext:value-type="float">
            <text:p>1.1387081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4099772856" calcext:value-type="float">
            <text:p>1.14099772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14342988072" calcext:value-type="float">
            <text:p>1.14342988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4492729999" calcext:value-type="float">
            <text:p>1.1449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2" calcext:value-type="float">
            <text:p>92</text:p>
          </table:table-cell>
          <table:table-cell office:value-type="float" office:value="1.14564264741" calcext:value-type="float">
            <text:p>1.1456426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4987267851" calcext:value-type="float">
            <text:p>1.14987267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1.15015397089" calcext:value-type="float">
            <text:p>1.15015397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1.15177504122" calcext:value-type="float">
            <text:p>1.1517750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5230826198" calcext:value-type="float">
            <text:p>1.152308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5338939071" calcext:value-type="float">
            <text:p>1.1533893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15400385286" calcext:value-type="float">
            <text:p>1.15400385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5711619683" calcext:value-type="float">
            <text:p>1.1571161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5802423271" calcext:value-type="float">
            <text:p>1.1580242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15903067786" calcext:value-type="float">
            <text:p>1.1590306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15909592067" calcext:value-type="float">
            <text:p>1.15909592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15963374778" calcext:value-type="float">
            <text:p>1.1596337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4" calcext:value-type="float">
            <text:p>94</text:p>
          </table:table-cell>
          <table:table-cell office:value-type="float" office:value="1.15973073821" calcext:value-type="float">
            <text:p>1.15973073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6020669857" calcext:value-type="float">
            <text:p>1.16020669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6089800677" calcext:value-type="float">
            <text:p>1.1608980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609008231" calcext:value-type="float">
            <text:p>1.16090082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6275276012" calcext:value-type="float">
            <text:p>1.16275276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16293111532" calcext:value-type="float">
            <text:p>1.16293111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1.16381048996" calcext:value-type="float">
            <text:p>1.16381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6387201844" calcext:value-type="float">
            <text:p>1.16387201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6427424703" calcext:value-type="float">
            <text:p>1.1642742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16579974631" calcext:value-type="float">
            <text:p>1.16579974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1.16706539891" calcext:value-type="float">
            <text:p>1.16706539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677691052" calcext:value-type="float">
            <text:p>1.16776910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6823045039" calcext:value-type="float">
            <text:p>1.16823045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16961276912" calcext:value-type="float">
            <text:p>1.1696127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17026685836" calcext:value-type="float">
            <text:p>1.17026685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7085442051" calcext:value-type="float">
            <text:p>1.1708544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17099049472" calcext:value-type="float">
            <text:p>1.1709904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1.17153703576" calcext:value-type="float">
            <text:p>1.1715370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7175778129" calcext:value-type="float">
            <text:p>1.17175778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7306703934" calcext:value-type="float">
            <text:p>1.1730670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1.17314743928" calcext:value-type="float">
            <text:p>1.1731474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17390920338" calcext:value-type="float">
            <text:p>1.17390920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1.17465139745" calcext:value-type="float">
            <text:p>1.1746513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17633928273" calcext:value-type="float">
            <text:p>1.1763392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1772148357" calcext:value-type="float">
            <text:p>1.17721483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7837297795" calcext:value-type="float">
            <text:p>1.1783729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17933182897" calcext:value-type="float">
            <text:p>1.179331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17945947205" calcext:value-type="float">
            <text:p>1.17945947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18084927045" calcext:value-type="float">
            <text:p>1.1808492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8224767074" calcext:value-type="float">
            <text:p>1.1822476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8230587811" calcext:value-type="float">
            <text:p>1.18230587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3" calcext:value-type="float">
            <text:p>113</text:p>
          </table:table-cell>
          <table:table-cell office:value-type="float" office:value="1.18255971556" calcext:value-type="float">
            <text:p>1.1825597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1.18259855663" calcext:value-type="float">
            <text:p>1.1825985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1.18267561539" calcext:value-type="float">
            <text:p>1.18267561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18289169778" calcext:value-type="float">
            <text:p>1.18289169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18292005958" calcext:value-type="float">
            <text:p>1.1829200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18295748729" calcext:value-type="float">
            <text:p>1.1829574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8297868086" calcext:value-type="float">
            <text:p>1.18297868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18310806272" calcext:value-type="float">
            <text:p>1.18310806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183901716" calcext:value-type="float">
            <text:p>1.183901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1.18466419553" calcext:value-type="float">
            <text:p>1.1846641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18467215151" calcext:value-type="float">
            <text:p>1.18467215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18471411557" calcext:value-type="float">
            <text:p>1.1847141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8489979859" calcext:value-type="float">
            <text:p>1.18489979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18490325786" calcext:value-type="float">
            <text:p>1.1849032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18516670174" calcext:value-type="float">
            <text:p>1.1851667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18581281781" calcext:value-type="float">
            <text:p>1.1858128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1.18668580189" calcext:value-type="float">
            <text:p>1.18668580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18708255073" calcext:value-type="float">
            <text:p>1.18708255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18753487021" calcext:value-type="float">
            <text:p>1.1875348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18764821369" calcext:value-type="float">
            <text:p>1.1876482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18789079536" calcext:value-type="float">
            <text:p>1.18789079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18797204459" calcext:value-type="float">
            <text:p>1.1879720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881049186" calcext:value-type="float">
            <text:p>1.18810491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18862386978" calcext:value-type="float">
            <text:p>1.18862386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18909047575" calcext:value-type="float">
            <text:p>1.18909047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900865561" calcext:value-type="float">
            <text:p>1.1900865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19018402559" calcext:value-type="float">
            <text:p>1.1901840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1.1902405779" calcext:value-type="float">
            <text:p>1.1902405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19067627561" calcext:value-type="float">
            <text:p>1.19067627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19069734364" calcext:value-type="float">
            <text:p>1.1906973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1.19242799627" calcext:value-type="float">
            <text:p>1.19242799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19258041792" calcext:value-type="float">
            <text:p>1.1925804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3" calcext:value-type="float">
            <text:p>93</text:p>
          </table:table-cell>
          <table:table-cell office:value-type="float" office:value="1.19263483539" calcext:value-type="float">
            <text:p>1.19263483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1.19294888609" calcext:value-type="float">
            <text:p>1.1929488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1.19306132574" calcext:value-type="float">
            <text:p>1.19306132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19334039532" calcext:value-type="float">
            <text:p>1.19334039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1.19339040295" calcext:value-type="float">
            <text:p>1.193390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9348976534" calcext:value-type="float">
            <text:p>1.1934897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19393863849" calcext:value-type="float">
            <text:p>1.1939386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19418298161" calcext:value-type="float">
            <text:p>1.1941829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9425802657" calcext:value-type="float">
            <text:p>1.1942580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19459601838" calcext:value-type="float">
            <text:p>1.19459601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1.19509458155" calcext:value-type="float">
            <text:p>1.1950945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19519588847" calcext:value-type="float">
            <text:p>1.19519588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1.19525395439" calcext:value-type="float">
            <text:p>1.1952539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1955111438" calcext:value-type="float">
            <text:p>1.1955111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19591538256" calcext:value-type="float">
            <text:p>1.19591538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9620457802" calcext:value-type="float">
            <text:p>1.196204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19634136034" calcext:value-type="float">
            <text:p>1.1963413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1.1969198581" calcext:value-type="float">
            <text:p>1.19691985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19710970369" calcext:value-type="float">
            <text:p>1.19710970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1.19719478484" calcext:value-type="float">
            <text:p>1.1971947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19736451588" calcext:value-type="float">
            <text:p>1.1973645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19745557133" calcext:value-type="float">
            <text:p>1.1974555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1.1976411912" calcext:value-type="float">
            <text:p>1.19764119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19782352228" calcext:value-type="float">
            <text:p>1.1978235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1.19824058988" calcext:value-type="float">
            <text:p>1.1982405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1.19837415856" calcext:value-type="float">
            <text:p>1.1983741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4" calcext:value-type="float">
            <text:p>94</text:p>
          </table:table-cell>
          <table:table-cell office:value-type="float" office:value="1.1984575309" calcext:value-type="float">
            <text:p>1.1984575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1.19863966033" calcext:value-type="float">
            <text:p>1.1986396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1.19874648819" calcext:value-type="float">
            <text:p>1.19874648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19975345891" calcext:value-type="float">
            <text:p>1.19975345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20063769739" calcext:value-type="float">
            <text:p>1.2006376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20133986319" calcext:value-type="float">
            <text:p>1.2013398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20161631877" calcext:value-type="float">
            <text:p>1.20161631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20166069094" calcext:value-type="float">
            <text:p>1.2016606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20167852039" calcext:value-type="float">
            <text:p>1.20167852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2" calcext:value-type="float">
            <text:p>92</text:p>
          </table:table-cell>
          <table:table-cell office:value-type="float" office:value="1.203094579" calcext:value-type="float">
            <text:p>1.203094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20319926769" calcext:value-type="float">
            <text:p>1.20319926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203245182" calcext:value-type="float">
            <text:p>1.203245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20409030886" calcext:value-type="float">
            <text:p>1.2040903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1.20438018846" calcext:value-type="float">
            <text:p>1.20438018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20558104099" calcext:value-type="float">
            <text:p>1.205581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20675290706" calcext:value-type="float">
            <text:p>1.2067529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20682843685" calcext:value-type="float">
            <text:p>1.2068284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20792810218" calcext:value-type="float">
            <text:p>1.2079281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1.20892329715" calcext:value-type="float">
            <text:p>1.20892329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1.20921453696" calcext:value-type="float">
            <text:p>1.2092145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1.21020520288" calcext:value-type="float">
            <text:p>1.21020520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21078019708" calcext:value-type="float">
            <text:p>1.21078019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21166133771" calcext:value-type="float">
            <text:p>1.21166133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1.21291011699" calcext:value-type="float">
            <text:p>1.212910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21393476087" calcext:value-type="float">
            <text:p>1.21393476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1.21429377785" calcext:value-type="float">
            <text:p>1.2142937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21443791406" calcext:value-type="float">
            <text:p>1.2144379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21465457246" calcext:value-type="float">
            <text:p>1.21465457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21539353351" calcext:value-type="float">
            <text:p>1.21539353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1.21560583661" calcext:value-type="float">
            <text:p>1.2156058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2161354823" calcext:value-type="float">
            <text:p>1.21613548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21649712406" calcext:value-type="float">
            <text:p>1.21649712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21656577068" calcext:value-type="float">
            <text:p>1.2165657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21668413212" calcext:value-type="float">
            <text:p>1.21668413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1.21695986035" calcext:value-type="float">
            <text:p>1.2169598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21696307148" calcext:value-type="float">
            <text:p>1.2169630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21703366786" calcext:value-type="float">
            <text:p>1.2170336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1.21715102673" calcext:value-type="float">
            <text:p>1.21715102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21732567524" calcext:value-type="float">
            <text:p>1.21732567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1.21735287934" calcext:value-type="float">
            <text:p>1.2173528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1.21792029897" calcext:value-type="float">
            <text:p>1.217920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1.2184441578" calcext:value-type="float">
            <text:p>1.2184441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21863347689" calcext:value-type="float">
            <text:p>1.2186334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2187519557" calcext:value-type="float">
            <text:p>1.2187519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21882949858" calcext:value-type="float">
            <text:p>1.21882949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21894395263" calcext:value-type="float">
            <text:p>1.21894395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21921379152" calcext:value-type="float">
            <text:p>1.2192137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1.21968568993" calcext:value-type="float">
            <text:p>1.2196856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22011641182" calcext:value-type="float">
            <text:p>1.2201164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22026817171" calcext:value-type="float">
            <text:p>1.2202681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22031420933" calcext:value-type="float">
            <text:p>1.22031420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22063908029" calcext:value-type="float">
            <text:p>1.22063908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.22077732906" calcext:value-type="float">
            <text:p>1.22077732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22157616041" calcext:value-type="float">
            <text:p>1.2215761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22240950021" calcext:value-type="float">
            <text:p>1.2224095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22291036538" calcext:value-type="float">
            <text:p>1.22291036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22338994371" calcext:value-type="float">
            <text:p>1.22338994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1.2235035072" calcext:value-type="float">
            <text:p>1.22350350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4" calcext:value-type="float">
            <text:p>114</text:p>
          </table:table-cell>
          <table:table-cell office:value-type="float" office:value="1.22381657121" calcext:value-type="float">
            <text:p>1.22381657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22460379987" calcext:value-type="float">
            <text:p>1.2246037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1.22480984848" calcext:value-type="float">
            <text:p>1.22480984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1.22524588838" calcext:value-type="float">
            <text:p>1.22524588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22535929386" calcext:value-type="float">
            <text:p>1.22535929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22587825448" calcext:value-type="float">
            <text:p>1.22587825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22604892732" calcext:value-type="float">
            <text:p>1.2260489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1.2268609703" calcext:value-type="float">
            <text:p>1.2268609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22707235251" calcext:value-type="float">
            <text:p>1.2270723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1.22727920157" calcext:value-type="float">
            <text:p>1.2272792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office:value-type="float" office:value="1.2283472592" calcext:value-type="float">
            <text:p>1.22834725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23043531914" calcext:value-type="float">
            <text:p>1.2304353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4" calcext:value-type="float">
            <text:p>94</text:p>
          </table:table-cell>
          <table:table-cell office:value-type="float" office:value="1.23090918981" calcext:value-type="float">
            <text:p>1.23090918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23232916545" calcext:value-type="float">
            <text:p>1.2323291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23290456594" calcext:value-type="float">
            <text:p>1.2329045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23338908479" calcext:value-type="float">
            <text:p>1.2333890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23388134241" calcext:value-type="float">
            <text:p>1.23388134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23457532431" calcext:value-type="float">
            <text:p>1.2345753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23474243357" calcext:value-type="float">
            <text:p>1.23474243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1.23663848339" calcext:value-type="float">
            <text:p>1.23663848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1.23935136604" calcext:value-type="float">
            <text:p>1.239351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1.24005963989" calcext:value-type="float">
            <text:p>1.24005963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24040459288" calcext:value-type="float">
            <text:p>1.2404045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1.240499265" calcext:value-type="float">
            <text:p>1.240499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24145980256" calcext:value-type="float">
            <text:p>1.2414598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1.2430318739" calcext:value-type="float">
            <text:p>1.24303187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1.24346833372" calcext:value-type="float">
            <text:p>1.2434683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1.24573031448" calcext:value-type="float">
            <text:p>1.2457303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1.24797403904" calcext:value-type="float">
            <text:p>1.2479740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1.24897911483" calcext:value-type="float">
            <text:p>1.2489791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6" calcext:value-type="float">
            <text:p>116</text:p>
          </table:table-cell>
          <table:table-cell office:value-type="float" office:value="1.24911145128" calcext:value-type="float">
            <text:p>1.2491114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1.24960330203" calcext:value-type="float">
            <text:p>1.2496033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1.26724825198" calcext:value-type="float">
            <text:p>1.2672482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1.27732907574" calcext:value-type="float">
            <text:p>1.27732907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2" calcext:value-type="float">
            <text:p>72</text:p>
          </table:table-cell>
          <table:table-cell office:value-type="float" office:value="1.12046586878" calcext:value-type="float">
            <text:p>1.1204658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1" calcext:value-type="float">
            <text:p>71</text:p>
          </table:table-cell>
          <table:table-cell office:value-type="float" office:value="1.13336529513" calcext:value-type="float">
            <text:p>1.1333652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13369774719" calcext:value-type="float">
            <text:p>1.13369774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1386090047" calcext:value-type="float">
            <text:p>1.1386090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4" calcext:value-type="float">
            <text:p>74</text:p>
          </table:table-cell>
          <table:table-cell office:value-type="float" office:value="1.13939648247" calcext:value-type="float">
            <text:p>1.13939648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4473170118" calcext:value-type="float">
            <text:p>1.1447317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14639678085" calcext:value-type="float">
            <text:p>1.14639678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15172805566" calcext:value-type="float">
            <text:p>1.1517280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15181913931" calcext:value-type="float">
            <text:p>1.1518191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15278049605" calcext:value-type="float">
            <text:p>1.1527804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15608920833" calcext:value-type="float">
            <text:p>1.1560892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1.1573727752" calcext:value-type="float">
            <text:p>1.15737277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16264910832" calcext:value-type="float">
            <text:p>1.1626491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16267401561" calcext:value-type="float">
            <text:p>1.1626740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1.16270969145" calcext:value-type="float">
            <text:p>1.1627096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16380217972" calcext:value-type="float">
            <text:p>1.16380217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1.16410317183" calcext:value-type="float">
            <text:p>1.1641031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4" calcext:value-type="float">
            <text:p>74</text:p>
          </table:table-cell>
          <table:table-cell office:value-type="float" office:value="1.16438486858" calcext:value-type="float">
            <text:p>1.16438486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4" calcext:value-type="float">
            <text:p>74</text:p>
          </table:table-cell>
          <table:table-cell office:value-type="float" office:value="1.16527689764" calcext:value-type="float">
            <text:p>1.1652768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16541237889" calcext:value-type="float">
            <text:p>1.1654123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16779671222" calcext:value-type="float">
            <text:p>1.1677967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16846244162" calcext:value-type="float">
            <text:p>1.16846244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1.16900919507" calcext:value-type="float">
            <text:p>1.1690091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16985855225" calcext:value-type="float">
            <text:p>1.1698585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1.16990192506" calcext:value-type="float">
            <text:p>1.16990192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17007029511" calcext:value-type="float">
            <text:p>1.1700702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7014143365" calcext:value-type="float">
            <text:p>1.1701414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17032029939" calcext:value-type="float">
            <text:p>1.1703202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17140618902" calcext:value-type="float">
            <text:p>1.171406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714849022" calcext:value-type="float">
            <text:p>1.1714849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17164119047" calcext:value-type="float">
            <text:p>1.1716411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17165987745" calcext:value-type="float">
            <text:p>1.1716598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17218411165" calcext:value-type="float">
            <text:p>1.1721841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1.17387946166" calcext:value-type="float">
            <text:p>1.1738794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17389781112" calcext:value-type="float">
            <text:p>1.1738978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1.17505861044" calcext:value-type="float">
            <text:p>1.1750586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1.17534246305" calcext:value-type="float">
            <text:p>1.17534246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17586850374" calcext:value-type="float">
            <text:p>1.17586850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17602382878" calcext:value-type="float">
            <text:p>1.1760238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.17655809104" calcext:value-type="float">
            <text:p>1.176558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2" calcext:value-type="float">
            <text:p>92</text:p>
          </table:table-cell>
          <table:table-cell office:value-type="float" office:value="1.17703898596" calcext:value-type="float">
            <text:p>1.1770389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4" calcext:value-type="float">
            <text:p>74</text:p>
          </table:table-cell>
          <table:table-cell office:value-type="float" office:value="1.17771628705" calcext:value-type="float">
            <text:p>1.1777162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17811824602" calcext:value-type="float">
            <text:p>1.178118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1.17872578792" calcext:value-type="float">
            <text:p>1.1787257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17966077876" calcext:value-type="float">
            <text:p>1.1796607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18043776387" calcext:value-type="float">
            <text:p>1.1804377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1.18149588457" calcext:value-type="float">
            <text:p>1.18149588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18242765633" calcext:value-type="float">
            <text:p>1.1824276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18279815052" calcext:value-type="float">
            <text:p>1.1827981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8407843232" calcext:value-type="float">
            <text:p>1.1840784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18432326867" calcext:value-type="float">
            <text:p>1.1843232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18457842783" calcext:value-type="float">
            <text:p>1.18457842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1.1856540421" calcext:value-type="float">
            <text:p>1.18565404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18565855874" calcext:value-type="float">
            <text:p>1.1856585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1.18631320197" calcext:value-type="float">
            <text:p>1.186313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18647934473" calcext:value-type="float">
            <text:p>1.18647934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1.18711011481" calcext:value-type="float">
            <text:p>1.1871101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8779211992" calcext:value-type="float">
            <text:p>1.18779211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1.18782632593" calcext:value-type="float">
            <text:p>1.1878263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18811164029" calcext:value-type="float">
            <text:p>1.1881116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18830420375" calcext:value-type="float">
            <text:p>1.1883042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1.18963580612" calcext:value-type="float">
            <text:p>1.18963580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18975811545" calcext:value-type="float">
            <text:p>1.1897581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2" calcext:value-type="float">
            <text:p>92</text:p>
          </table:table-cell>
          <table:table-cell office:value-type="float" office:value="1.19023097091" calcext:value-type="float">
            <text:p>1.19023097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1.19111231592" calcext:value-type="float">
            <text:p>1.1911123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19134489677" calcext:value-type="float">
            <text:p>1.1913448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1.19140028866" calcext:value-type="float">
            <text:p>1.1914002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1" calcext:value-type="float">
            <text:p>91</text:p>
          </table:table-cell>
          <table:table-cell office:value-type="float" office:value="1.19158231007" calcext:value-type="float">
            <text:p>1.19158231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1.19191172502" calcext:value-type="float">
            <text:p>1.1919117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9193050898" calcext:value-type="float">
            <text:p>1.1919305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19196999356" calcext:value-type="float">
            <text:p>1.1919699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2" calcext:value-type="float">
            <text:p>72</text:p>
          </table:table-cell>
          <table:table-cell office:value-type="float" office:value="1.19200376835" calcext:value-type="float">
            <text:p>1.1920037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19257025641" calcext:value-type="float">
            <text:p>1.19257025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19266161822" calcext:value-type="float">
            <text:p>1.1926616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19303871518" calcext:value-type="float">
            <text:p>1.1930387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19333481615" calcext:value-type="float">
            <text:p>1.1933348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9376754766" calcext:value-type="float">
            <text:p>1.19376754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3" calcext:value-type="float">
            <text:p>93</text:p>
          </table:table-cell>
          <table:table-cell office:value-type="float" office:value="1.1938293802" calcext:value-type="float">
            <text:p>1.1938293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19383086297" calcext:value-type="float">
            <text:p>1.1938308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19389569368" calcext:value-type="float">
            <text:p>1.19389569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19396545316" calcext:value-type="float">
            <text:p>1.19396545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1.1939937761" calcext:value-type="float">
            <text:p>1.19399377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19406872186" calcext:value-type="float">
            <text:p>1.1940687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9440180861" calcext:value-type="float">
            <text:p>1.19440180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950813391" calcext:value-type="float">
            <text:p>1.1950813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1.1959592587" calcext:value-type="float">
            <text:p>1.1959592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9658016373" calcext:value-type="float">
            <text:p>1.1965801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19760017315" calcext:value-type="float">
            <text:p>1.1976001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19776224525" calcext:value-type="float">
            <text:p>1.19776224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1978851947" calcext:value-type="float">
            <text:p>1.1978851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19825688871" calcext:value-type="float">
            <text:p>1.1982568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1982633049" calcext:value-type="float">
            <text:p>1.1982633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19864178197" calcext:value-type="float">
            <text:p>1.198641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1.19907860981" calcext:value-type="float">
            <text:p>1.1990786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1.19949898722" calcext:value-type="float">
            <text:p>1.1994989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19966586966" calcext:value-type="float">
            <text:p>1.1996658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20010825231" calcext:value-type="float">
            <text:p>1.2001082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20136113032" calcext:value-type="float">
            <text:p>1.2013611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1.20142626249" calcext:value-type="float">
            <text:p>1.2014262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20235142911" calcext:value-type="float">
            <text:p>1.20235142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20253329939" calcext:value-type="float">
            <text:p>1.2025332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0273496895" calcext:value-type="float">
            <text:p>1.202734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20349321913" calcext:value-type="float">
            <text:p>1.2034932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1.20359828784" calcext:value-type="float">
            <text:p>1.2035982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20362474554" calcext:value-type="float">
            <text:p>1.20362474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.2036281218" calcext:value-type="float">
            <text:p>1.2036281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20364420765" calcext:value-type="float">
            <text:p>1.2036442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20369044907" calcext:value-type="float">
            <text:p>1.20369044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0381515281" calcext:value-type="float">
            <text:p>1.20381515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20384366896" calcext:value-type="float">
            <text:p>1.203843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20428578969" calcext:value-type="float">
            <text:p>1.20428578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4" calcext:value-type="float">
            <text:p>74</text:p>
          </table:table-cell>
          <table:table-cell office:value-type="float" office:value="1.20470386892" calcext:value-type="float">
            <text:p>1.2047038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20488271434" calcext:value-type="float">
            <text:p>1.2048827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4" calcext:value-type="float">
            <text:p>74</text:p>
          </table:table-cell>
          <table:table-cell office:value-type="float" office:value="1.20511512834" calcext:value-type="float">
            <text:p>1.2051151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1.20552115486" calcext:value-type="float">
            <text:p>1.20552115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20563291511" calcext:value-type="float">
            <text:p>1.20563291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1.20627437916" calcext:value-type="float">
            <text:p>1.2062743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20657744462" calcext:value-type="float">
            <text:p>1.2065774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.20670561593" calcext:value-type="float">
            <text:p>1.2067056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2" calcext:value-type="float">
            <text:p>92</text:p>
          </table:table-cell>
          <table:table-cell office:value-type="float" office:value="1.20673825699" calcext:value-type="float">
            <text:p>1.2067382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0740337738" calcext:value-type="float">
            <text:p>1.20740337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20816800835" calcext:value-type="float">
            <text:p>1.20816800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0831101842" calcext:value-type="float">
            <text:p>1.20831101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1.20859728572" calcext:value-type="float">
            <text:p>1.2085972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20904146551" calcext:value-type="float">
            <text:p>1.2090414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20945264378" calcext:value-type="float">
            <text:p>1.2094526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0990039276" calcext:value-type="float">
            <text:p>1.20990039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.21029153245" calcext:value-type="float">
            <text:p>1.2102915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1.21034309082" calcext:value-type="float">
            <text:p>1.2103430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2105649865" calcext:value-type="float">
            <text:p>1.21056498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21063158534" calcext:value-type="float">
            <text:p>1.21063158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21100026567" calcext:value-type="float">
            <text:p>1.21100026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1.21133540985" calcext:value-type="float">
            <text:p>1.2113354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21151208604" calcext:value-type="float">
            <text:p>1.2115120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1.21178053344" calcext:value-type="float">
            <text:p>1.2117805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21224118558" calcext:value-type="float">
            <text:p>1.21224118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1.21233117328" calcext:value-type="float">
            <text:p>1.21233117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123382648" calcext:value-type="float">
            <text:p>1.21233826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1.21233848518" calcext:value-type="float">
            <text:p>1.21233848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.21271959259" calcext:value-type="float">
            <text:p>1.2127195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1.2128885371" calcext:value-type="float">
            <text:p>1.21288853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1.21339510601" calcext:value-type="float">
            <text:p>1.213395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2135154959" calcext:value-type="float">
            <text:p>1.21351549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21389957456" calcext:value-type="float">
            <text:p>1.2138995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21430510113" calcext:value-type="float">
            <text:p>1.21430510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143696714" calcext:value-type="float">
            <text:p>1.2143696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21467482099" calcext:value-type="float">
            <text:p>1.2146748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21494916186" calcext:value-type="float">
            <text:p>1.21494916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1535125232" calcext:value-type="float">
            <text:p>1.2153512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21578184902" calcext:value-type="float">
            <text:p>1.2157818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1.21596315226" calcext:value-type="float">
            <text:p>1.2159631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21753089179" calcext:value-type="float">
            <text:p>1.2175308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22010976179" calcext:value-type="float">
            <text:p>1.2201097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1.22026044221" calcext:value-type="float">
            <text:p>1.22026044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22117560241" calcext:value-type="float">
            <text:p>1.22117560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2" calcext:value-type="float">
            <text:p>92</text:p>
          </table:table-cell>
          <table:table-cell office:value-type="float" office:value="1.22127373245" calcext:value-type="float">
            <text:p>1.2212737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22128283007" calcext:value-type="float">
            <text:p>1.2212828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2225873351" calcext:value-type="float">
            <text:p>1.22258733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22262990399" calcext:value-type="float">
            <text:p>1.2226299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22263301887" calcext:value-type="float">
            <text:p>1.2226330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22278320824" calcext:value-type="float">
            <text:p>1.2227832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1.22375576074" calcext:value-type="float">
            <text:p>1.2237557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22427020539" calcext:value-type="float">
            <text:p>1.2242702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1.22431659961" calcext:value-type="float">
            <text:p>1.22431659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.2243474553" calcext:value-type="float">
            <text:p>1.2243474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2435272064" calcext:value-type="float">
            <text:p>1.22435272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22560205623" calcext:value-type="float">
            <text:p>1.2256020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1.22624697335" calcext:value-type="float">
            <text:p>1.22624697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1.22681827786" calcext:value-type="float">
            <text:p>1.2268182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.22686817632" calcext:value-type="float">
            <text:p>1.22686817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2" calcext:value-type="float">
            <text:p>92</text:p>
          </table:table-cell>
          <table:table-cell office:value-type="float" office:value="1.22691608052" calcext:value-type="float">
            <text:p>1.2269160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4" calcext:value-type="float">
            <text:p>94</text:p>
          </table:table-cell>
          <table:table-cell office:value-type="float" office:value="1.22701610665" calcext:value-type="float">
            <text:p>1.2270161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1.22775376171" calcext:value-type="float">
            <text:p>1.2277537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1" calcext:value-type="float">
            <text:p>91</text:p>
          </table:table-cell>
          <table:table-cell office:value-type="float" office:value="1.22813562186" calcext:value-type="float">
            <text:p>1.2281356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1.22814384876" calcext:value-type="float">
            <text:p>1.22814384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1.22827649818" calcext:value-type="float">
            <text:p>1.22827649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1.22893200946" calcext:value-type="float">
            <text:p>1.2289320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1.22943146573" calcext:value-type="float">
            <text:p>1.22943146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.23138878656" calcext:value-type="float">
            <text:p>1.2313887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.23198015503" calcext:value-type="float">
            <text:p>1.231980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1.23267789554" calcext:value-type="float">
            <text:p>1.2326778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1.23315155828" calcext:value-type="float">
            <text:p>1.23315155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1.23397415679" calcext:value-type="float">
            <text:p>1.23397415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1.23452045765" calcext:value-type="float">
            <text:p>1.23452045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1.23542175746" calcext:value-type="float">
            <text:p>1.23542175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23730526782" calcext:value-type="float">
            <text:p>1.2373052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3779516844" calcext:value-type="float">
            <text:p>1.2377951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6" calcext:value-type="float">
            <text:p>96</text:p>
          </table:table-cell>
          <table:table-cell office:value-type="float" office:value="1.23866468429" calcext:value-type="float">
            <text:p>1.23866468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1.23947165265" calcext:value-type="float">
            <text:p>1.23947165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7" calcext:value-type="float">
            <text:p>97</text:p>
          </table:table-cell>
          <table:table-cell office:value-type="float" office:value="1.24183066775" calcext:value-type="float">
            <text:p>1.2418306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.24292451074" calcext:value-type="float">
            <text:p>1.24292451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1.2436917545" calcext:value-type="float">
            <text:p>1.24369175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24391791172" calcext:value-type="float">
            <text:p>1.2439179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24428942561" calcext:value-type="float">
            <text:p>1.2442894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1.24488592203" calcext:value-type="float">
            <text:p>1.2448859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1" calcext:value-type="float">
            <text:p>91</text:p>
          </table:table-cell>
          <table:table-cell office:value-type="float" office:value="1.24582464949" calcext:value-type="float">
            <text:p>1.24582464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5" calcext:value-type="float">
            <text:p>95</text:p>
          </table:table-cell>
          <table:table-cell office:value-type="float" office:value="1.24725981704" calcext:value-type="float">
            <text:p>1.2472598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8" calcext:value-type="float">
            <text:p>98</text:p>
          </table:table-cell>
          <table:table-cell office:value-type="float" office:value="1.25103788181" calcext:value-type="float">
            <text:p>1.2510378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1.25155321193" calcext:value-type="float">
            <text:p>1.25155321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1.25298438826" calcext:value-type="float">
            <text:p>1.2529843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0" calcext:value-type="float">
            <text:p>50</text:p>
          </table:table-cell>
          <table:table-cell office:value-type="float" office:value="1.13667824238" calcext:value-type="float">
            <text:p>1.13667824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14171640665" calcext:value-type="float">
            <text:p>1.1417164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1" calcext:value-type="float">
            <text:p>51</text:p>
          </table:table-cell>
          <table:table-cell office:value-type="float" office:value="1.14173198549" calcext:value-type="float">
            <text:p>1.14173198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1" calcext:value-type="float">
            <text:p>51</text:p>
          </table:table-cell>
          <table:table-cell office:value-type="float" office:value="1.14848394898" calcext:value-type="float">
            <text:p>1.148483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4910232842" calcext:value-type="float">
            <text:p>1.1491023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15487633058" calcext:value-type="float">
            <text:p>1.1548763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5778793091" calcext:value-type="float">
            <text:p>1.1577879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15832005848" calcext:value-type="float">
            <text:p>1.1583200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16014476699" calcext:value-type="float">
            <text:p>1.160144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6019927702" calcext:value-type="float">
            <text:p>1.1601992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6042501002" calcext:value-type="float">
            <text:p>1.16042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2" calcext:value-type="float">
            <text:p>52</text:p>
          </table:table-cell>
          <table:table-cell office:value-type="float" office:value="1.16115544434" calcext:value-type="float">
            <text:p>1.16115544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16185230621" calcext:value-type="float">
            <text:p>1.1618523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16193229249" calcext:value-type="float">
            <text:p>1.1619322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16219005518" calcext:value-type="float">
            <text:p>1.16219005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48" calcext:value-type="float">
            <text:p>48</text:p>
          </table:table-cell>
          <table:table-cell office:value-type="float" office:value="1.16305002864" calcext:value-type="float">
            <text:p>1.16305002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16382585615" calcext:value-type="float">
            <text:p>1.1638258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16460273608" calcext:value-type="float">
            <text:p>1.16460273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16616529818" calcext:value-type="float">
            <text:p>1.16616529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16616989153" calcext:value-type="float">
            <text:p>1.1661698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6632398006" calcext:value-type="float">
            <text:p>1.16632398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16651208241" calcext:value-type="float">
            <text:p>1.16651208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6717253894" calcext:value-type="float">
            <text:p>1.16717253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0" calcext:value-type="float">
            <text:p>50</text:p>
          </table:table-cell>
          <table:table-cell office:value-type="float" office:value="1.16790169206" calcext:value-type="float">
            <text:p>1.16790169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16808651708" calcext:value-type="float">
            <text:p>1.16808651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16936866969" calcext:value-type="float">
            <text:p>1.1693686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2" calcext:value-type="float">
            <text:p>72</text:p>
          </table:table-cell>
          <table:table-cell office:value-type="float" office:value="1.16969606794" calcext:value-type="float">
            <text:p>1.1696960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16996483496" calcext:value-type="float">
            <text:p>1.1699648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17030078682" calcext:value-type="float">
            <text:p>1.1703007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17058944697" calcext:value-type="float">
            <text:p>1.1705894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1.17119423588" calcext:value-type="float">
            <text:p>1.17119423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1.17158860476" calcext:value-type="float">
            <text:p>1.1715886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17164678373" calcext:value-type="float">
            <text:p>1.17164678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7243538957" calcext:value-type="float">
            <text:p>1.17243538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17264229378" calcext:value-type="float">
            <text:p>1.17264229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7349076179" calcext:value-type="float">
            <text:p>1.1734907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7349384317" calcext:value-type="float">
            <text:p>1.17349384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1741065888" calcext:value-type="float">
            <text:p>1.17410658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17523366067" calcext:value-type="float">
            <text:p>1.1752336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17531215776" calcext:value-type="float">
            <text:p>1.1753121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17538019318" calcext:value-type="float">
            <text:p>1.17538019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17588277694" calcext:value-type="float">
            <text:p>1.1758827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17637215106" calcext:value-type="float">
            <text:p>1.17637215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1769116267" calcext:value-type="float">
            <text:p>1.17691162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776124316" calcext:value-type="float">
            <text:p>1.1776124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17796250898" calcext:value-type="float">
            <text:p>1.1779625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7992448722" calcext:value-type="float">
            <text:p>1.1799244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18018262645" calcext:value-type="float">
            <text:p>1.1801826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18192836876" calcext:value-type="float">
            <text:p>1.1819283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18206461479" calcext:value-type="float">
            <text:p>1.1820646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1827756211" calcext:value-type="float">
            <text:p>1.1827756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8282185933" calcext:value-type="float">
            <text:p>1.18282185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8284362387" calcext:value-type="float">
            <text:p>1.1828436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1834726611" calcext:value-type="float">
            <text:p>1.1834726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0" calcext:value-type="float">
            <text:p>70</text:p>
          </table:table-cell>
          <table:table-cell office:value-type="float" office:value="1.18386608134" calcext:value-type="float">
            <text:p>1.18386608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18387533974" calcext:value-type="float">
            <text:p>1.18387533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18471804447" calcext:value-type="float">
            <text:p>1.1847180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1849256488" calcext:value-type="float">
            <text:p>1.18492564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18500767883" calcext:value-type="float">
            <text:p>1.1850076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49" calcext:value-type="float">
            <text:p>49</text:p>
          </table:table-cell>
          <table:table-cell office:value-type="float" office:value="1.18541071393" calcext:value-type="float">
            <text:p>1.1854107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8562008618" calcext:value-type="float">
            <text:p>1.18562008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186034431" calcext:value-type="float">
            <text:p>1.1860344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18603619187" calcext:value-type="float">
            <text:p>1.18603619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18661439987" calcext:value-type="float">
            <text:p>1.1866143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8751152639" calcext:value-type="float">
            <text:p>1.1875115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1.18804958668" calcext:value-type="float">
            <text:p>1.18804958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18877076259" calcext:value-type="float">
            <text:p>1.18877076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18896659104" calcext:value-type="float">
            <text:p>1.188966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19002429495" calcext:value-type="float">
            <text:p>1.1900242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0" calcext:value-type="float">
            <text:p>70</text:p>
          </table:table-cell>
          <table:table-cell office:value-type="float" office:value="1.19005034954" calcext:value-type="float">
            <text:p>1.19005034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9127485473" calcext:value-type="float">
            <text:p>1.19127485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1.19244147406" calcext:value-type="float">
            <text:p>1.19244147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19403894132" calcext:value-type="float">
            <text:p>1.19403894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9411275453" calcext:value-type="float">
            <text:p>1.19411275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19426772976" calcext:value-type="float">
            <text:p>1.1942677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48" calcext:value-type="float">
            <text:p>48</text:p>
          </table:table-cell>
          <table:table-cell office:value-type="float" office:value="1.19448853105" calcext:value-type="float">
            <text:p>1.19448853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19473973373" calcext:value-type="float">
            <text:p>1.1947397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19484087359" calcext:value-type="float">
            <text:p>1.1948408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19504141788" calcext:value-type="float">
            <text:p>1.1950414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19587030782" calcext:value-type="float">
            <text:p>1.1958703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1.1963363103" calcext:value-type="float">
            <text:p>1.19633631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19661362492" calcext:value-type="float">
            <text:p>1.19661362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1968771248" calcext:value-type="float">
            <text:p>1.19687712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19753200271" calcext:value-type="float">
            <text:p>1.19753200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1.19772486152" calcext:value-type="float">
            <text:p>1.1977248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19775580629" calcext:value-type="float">
            <text:p>1.1977558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19816050695" calcext:value-type="float">
            <text:p>1.1981605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9841432847" calcext:value-type="float">
            <text:p>1.19841432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19932655325" calcext:value-type="float">
            <text:p>1.19932655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19988627613" calcext:value-type="float">
            <text:p>1.19988627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20034096035" calcext:value-type="float">
            <text:p>1.2003409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0056590584" calcext:value-type="float">
            <text:p>1.2005659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20081264319" calcext:value-type="float">
            <text:p>1.20081264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20082771406" calcext:value-type="float">
            <text:p>1.2008277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0120375382" calcext:value-type="float">
            <text:p>1.2012037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0125263562" calcext:value-type="float">
            <text:p>1.2012526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20189736027" calcext:value-type="float">
            <text:p>1.2018973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49" calcext:value-type="float">
            <text:p>49</text:p>
          </table:table-cell>
          <table:table-cell office:value-type="float" office:value="1.20208374546" calcext:value-type="float">
            <text:p>1.20208374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20209345029" calcext:value-type="float">
            <text:p>1.20209345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20234935931" calcext:value-type="float">
            <text:p>1.20234935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20241370184" calcext:value-type="float">
            <text:p>1.2024137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0280512439" calcext:value-type="float">
            <text:p>1.20280512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20289359209" calcext:value-type="float">
            <text:p>1.20289359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2" calcext:value-type="float">
            <text:p>72</text:p>
          </table:table-cell>
          <table:table-cell office:value-type="float" office:value="1.20305720849" calcext:value-type="float">
            <text:p>1.2030572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20311922959" calcext:value-type="float">
            <text:p>1.20311922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1" calcext:value-type="float">
            <text:p>71</text:p>
          </table:table-cell>
          <table:table-cell office:value-type="float" office:value="1.20328678865" calcext:value-type="float">
            <text:p>1.2032867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20345807643" calcext:value-type="float">
            <text:p>1.2034580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20352891778" calcext:value-type="float">
            <text:p>1.2035289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0358321021" calcext:value-type="float">
            <text:p>1.2035832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20390948424" calcext:value-type="float">
            <text:p>1.2039094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20457411846" calcext:value-type="float">
            <text:p>1.2045741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0" calcext:value-type="float">
            <text:p>70</text:p>
          </table:table-cell>
          <table:table-cell office:value-type="float" office:value="1.20469140089" calcext:value-type="float">
            <text:p>1.2046914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20470318544" calcext:value-type="float">
            <text:p>1.2047031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20483563915" calcext:value-type="float">
            <text:p>1.20483563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20488829891" calcext:value-type="float">
            <text:p>1.20488829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3" calcext:value-type="float">
            <text:p>53</text:p>
          </table:table-cell>
          <table:table-cell office:value-type="float" office:value="1.2050577732" calcext:value-type="float">
            <text:p>1.2050577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20519183422" calcext:value-type="float">
            <text:p>1.20519183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0533660858" calcext:value-type="float">
            <text:p>1.20533660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20541643832" calcext:value-type="float">
            <text:p>1.2054164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20574917898" calcext:value-type="float">
            <text:p>1.205749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1.20590032711" calcext:value-type="float">
            <text:p>1.2059003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20595420005" calcext:value-type="float">
            <text:p>1.2059542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20607761413" calcext:value-type="float">
            <text:p>1.2060776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0618439668" calcext:value-type="float">
            <text:p>1.20618439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20776868832" calcext:value-type="float">
            <text:p>1.2077686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20846966292" calcext:value-type="float">
            <text:p>1.20846966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20882194088" calcext:value-type="float">
            <text:p>1.20882194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20920801169" calcext:value-type="float">
            <text:p>1.2092080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20931987548" calcext:value-type="float">
            <text:p>1.20931987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20956467423" calcext:value-type="float">
            <text:p>1.20956467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20990851339" calcext:value-type="float">
            <text:p>1.2099085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21001491524" calcext:value-type="float">
            <text:p>1.2100149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0" calcext:value-type="float">
            <text:p>70</text:p>
          </table:table-cell>
          <table:table-cell office:value-type="float" office:value="1.21025416874" calcext:value-type="float">
            <text:p>1.2102541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2104421727" calcext:value-type="float">
            <text:p>1.21044217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2107149984" calcext:value-type="float">
            <text:p>1.2107149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1.21076132327" calcext:value-type="float">
            <text:p>1.2107613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21100879744" calcext:value-type="float">
            <text:p>1.2110087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1.21103868179" calcext:value-type="float">
            <text:p>1.2110386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21287285048" calcext:value-type="float">
            <text:p>1.2128728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21357064177" calcext:value-type="float">
            <text:p>1.21357064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5" calcext:value-type="float">
            <text:p>75</text:p>
          </table:table-cell>
          <table:table-cell office:value-type="float" office:value="1.21398015106" calcext:value-type="float">
            <text:p>1.21398015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1404831695" calcext:value-type="float">
            <text:p>1.214048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21425568222" calcext:value-type="float">
            <text:p>1.21425568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21442020231" calcext:value-type="float">
            <text:p>1.2144202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1.21448152668" calcext:value-type="float">
            <text:p>1.21448152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21480414057" calcext:value-type="float">
            <text:p>1.2148041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1510173986" calcext:value-type="float">
            <text:p>1.21510173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1.21603287861" calcext:value-type="float">
            <text:p>1.21603287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21660626386" calcext:value-type="float">
            <text:p>1.2166062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21702767448" calcext:value-type="float">
            <text:p>1.2170276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1741701057" calcext:value-type="float">
            <text:p>1.2174170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21767109445" calcext:value-type="float">
            <text:p>1.21767109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21767277474" calcext:value-type="float">
            <text:p>1.21767277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1784919077" calcext:value-type="float">
            <text:p>1.2178491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1.2180221073" calcext:value-type="float">
            <text:p>1.21802210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21913676983" calcext:value-type="float">
            <text:p>1.21913676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1.22028312727" calcext:value-type="float">
            <text:p>1.2202831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2056310062" calcext:value-type="float">
            <text:p>1.2205631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1.2215384373" calcext:value-type="float">
            <text:p>1.22153843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22159700259" calcext:value-type="float">
            <text:p>1.2215970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220921958" calcext:value-type="float">
            <text:p>1.2220921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22249475007" calcext:value-type="float">
            <text:p>1.2224947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22327520497" calcext:value-type="float">
            <text:p>1.223275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1" calcext:value-type="float">
            <text:p>71</text:p>
          </table:table-cell>
          <table:table-cell office:value-type="float" office:value="1.22345258999" calcext:value-type="float">
            <text:p>1.22345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22393490576" calcext:value-type="float">
            <text:p>1.2239349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22412352722" calcext:value-type="float">
            <text:p>1.2241235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2514907996" calcext:value-type="float">
            <text:p>1.22514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1" calcext:value-type="float">
            <text:p>71</text:p>
          </table:table-cell>
          <table:table-cell office:value-type="float" office:value="1.22525916503" calcext:value-type="float">
            <text:p>1.2252591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0" calcext:value-type="float">
            <text:p>70</text:p>
          </table:table-cell>
          <table:table-cell office:value-type="float" office:value="1.22528588271" calcext:value-type="float">
            <text:p>1.2252858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22535612172" calcext:value-type="float">
            <text:p>1.2253561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22781999228" calcext:value-type="float">
            <text:p>1.22781999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0" calcext:value-type="float">
            <text:p>70</text:p>
          </table:table-cell>
          <table:table-cell office:value-type="float" office:value="1.22819312475" calcext:value-type="float">
            <text:p>1.22819312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22900561989" calcext:value-type="float">
            <text:p>1.22900561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23064059018" calcext:value-type="float">
            <text:p>1.23064059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1.23148280741" calcext:value-type="float">
            <text:p>1.23148280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320473362" calcext:value-type="float">
            <text:p>1.2320473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328894591" calcext:value-type="float">
            <text:p>1.2328894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1.23305441895" calcext:value-type="float">
            <text:p>1.2330544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1.23398008955" calcext:value-type="float">
            <text:p>1.23398008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350008869" calcext:value-type="float">
            <text:p>1.23500088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1.23572374511" calcext:value-type="float">
            <text:p>1.2357237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1.2359719582" calcext:value-type="float">
            <text:p>1.23597195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81" calcext:value-type="float">
            <text:p>81</text:p>
          </table:table-cell>
          <table:table-cell office:value-type="float" office:value="1.23663110127" calcext:value-type="float">
            <text:p>1.2366311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369408631" calcext:value-type="float">
            <text:p>1.23694086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24054078002" calcext:value-type="float">
            <text:p>1.24054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9" calcext:value-type="float">
            <text:p>79</text:p>
          </table:table-cell>
          <table:table-cell office:value-type="float" office:value="1.24142359435" calcext:value-type="float">
            <text:p>1.24142359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1.24159996455" calcext:value-type="float">
            <text:p>1.24159996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1.24293715438" calcext:value-type="float">
            <text:p>1.2429371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1.24309334729" calcext:value-type="float">
            <text:p>1.24309334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2" calcext:value-type="float">
            <text:p>72</text:p>
          </table:table-cell>
          <table:table-cell office:value-type="float" office:value="1.24521424021" calcext:value-type="float">
            <text:p>1.24521424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1.24667834074" calcext:value-type="float">
            <text:p>1.24667834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1.24807991999" calcext:value-type="float">
            <text:p>1.248079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25018788713" calcext:value-type="float">
            <text:p>1.2501878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0" calcext:value-type="float">
            <text:p>70</text:p>
          </table:table-cell>
          <table:table-cell office:value-type="float" office:value="1.25057121285" calcext:value-type="float">
            <text:p>1.2505712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1.25111472341" calcext:value-type="float">
            <text:p>1.2511147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1.25206100772" calcext:value-type="float">
            <text:p>1.2520610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3" calcext:value-type="float">
            <text:p>73</text:p>
          </table:table-cell>
          <table:table-cell office:value-type="float" office:value="1.25289088829" calcext:value-type="float">
            <text:p>1.2528908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1.25407740769" calcext:value-type="float">
            <text:p>1.2540774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1.25414484964" calcext:value-type="float">
            <text:p>1.2541448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2" calcext:value-type="float">
            <text:p>72</text:p>
          </table:table-cell>
          <table:table-cell office:value-type="float" office:value="1.25912629448" calcext:value-type="float">
            <text:p>1.25912629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2" calcext:value-type="float">
            <text:p>32</text:p>
          </table:table-cell>
          <table:table-cell office:value-type="float" office:value="1.13036350972" calcext:value-type="float">
            <text:p>1.1303635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13158330589" calcext:value-type="float">
            <text:p>1.1315833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13373485014" calcext:value-type="float">
            <text:p>1.1337348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1.13838375578" calcext:value-type="float">
            <text:p>1.13838375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13900527349" calcext:value-type="float">
            <text:p>1.13900527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6" calcext:value-type="float">
            <text:p>36</text:p>
          </table:table-cell>
          <table:table-cell office:value-type="float" office:value="1.14080506834" calcext:value-type="float">
            <text:p>1.14080506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4115219814" calcext:value-type="float">
            <text:p>1.14115219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2" calcext:value-type="float">
            <text:p>32</text:p>
          </table:table-cell>
          <table:table-cell office:value-type="float" office:value="1.1450039428" calcext:value-type="float">
            <text:p>1.14500394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1.14538977531" calcext:value-type="float">
            <text:p>1.1453897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1474957616" calcext:value-type="float">
            <text:p>1.14749576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15038506509" calcext:value-type="float">
            <text:p>1.15038506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1.15068708273" calcext:value-type="float">
            <text:p>1.1506870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1.15530930593" calcext:value-type="float">
            <text:p>1.1553093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5639511373" calcext:value-type="float">
            <text:p>1.1563951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1.15702908766" calcext:value-type="float">
            <text:p>1.15702908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15793881324" calcext:value-type="float">
            <text:p>1.1579388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4" calcext:value-type="float">
            <text:p>34</text:p>
          </table:table-cell>
          <table:table-cell office:value-type="float" office:value="1.15918740197" calcext:value-type="float">
            <text:p>1.1591874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6144857026" calcext:value-type="float">
            <text:p>1.1614485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4" calcext:value-type="float">
            <text:p>54</text:p>
          </table:table-cell>
          <table:table-cell office:value-type="float" office:value="1.16170445495" calcext:value-type="float">
            <text:p>1.1617044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16291997522" calcext:value-type="float">
            <text:p>1.16291997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16294915039" calcext:value-type="float">
            <text:p>1.16294915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1634687751" calcext:value-type="float">
            <text:p>1.16346877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1.16377098489" calcext:value-type="float">
            <text:p>1.16377098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16436641376" calcext:value-type="float">
            <text:p>1.1643664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16437580307" calcext:value-type="float">
            <text:p>1.1643758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1643962364" calcext:value-type="float">
            <text:p>1.1643962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16551021385" calcext:value-type="float">
            <text:p>1.1655102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6623040966" calcext:value-type="float">
            <text:p>1.1662304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1.16656351284" calcext:value-type="float">
            <text:p>1.1665635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16668835057" calcext:value-type="float">
            <text:p>1.16668835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6695785487" calcext:value-type="float">
            <text:p>1.16695785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6731642186" calcext:value-type="float">
            <text:p>1.1673164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6761370782" calcext:value-type="float">
            <text:p>1.1676137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6856339883" calcext:value-type="float">
            <text:p>1.16856339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1690758686" calcext:value-type="float">
            <text:p>1.16907586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1691412738" calcext:value-type="float">
            <text:p>1.16914127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16932470011" calcext:value-type="float">
            <text:p>1.1693247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16935465639" calcext:value-type="float">
            <text:p>1.16935465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6" calcext:value-type="float">
            <text:p>36</text:p>
          </table:table-cell>
          <table:table-cell office:value-type="float" office:value="1.16960178903" calcext:value-type="float">
            <text:p>1.169601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7002251478" calcext:value-type="float">
            <text:p>1.1700225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17089233676" calcext:value-type="float">
            <text:p>1.1708923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7096614245" calcext:value-type="float">
            <text:p>1.1709661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7354584719" calcext:value-type="float">
            <text:p>1.17354584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17367262827" calcext:value-type="float">
            <text:p>1.1736726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17394119587" calcext:value-type="float">
            <text:p>1.17394119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7540152647" calcext:value-type="float">
            <text:p>1.1754015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17623290894" calcext:value-type="float">
            <text:p>1.1762329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17686389262" calcext:value-type="float">
            <text:p>1.1768638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17775267377" calcext:value-type="float">
            <text:p>1.17775267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17862398489" calcext:value-type="float">
            <text:p>1.17862398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8020920471" calcext:value-type="float">
            <text:p>1.1802092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18066281849" calcext:value-type="float">
            <text:p>1.1806628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1.18070731385" calcext:value-type="float">
            <text:p>1.1807073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1.18073497107" calcext:value-type="float">
            <text:p>1.18073497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18121346938" calcext:value-type="float">
            <text:p>1.1812134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18137202562" calcext:value-type="float">
            <text:p>1.1813720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1.18180759754" calcext:value-type="float">
            <text:p>1.1818075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8183573144" calcext:value-type="float">
            <text:p>1.18183573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8216691574" calcext:value-type="float">
            <text:p>1.18216691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18241385385" calcext:value-type="float">
            <text:p>1.18241385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18286916889" calcext:value-type="float">
            <text:p>1.1828691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8439366972" calcext:value-type="float">
            <text:p>1.1843936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18557831439" calcext:value-type="float">
            <text:p>1.1855783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1" calcext:value-type="float">
            <text:p>51</text:p>
          </table:table-cell>
          <table:table-cell office:value-type="float" office:value="1.18584729629" calcext:value-type="float">
            <text:p>1.18584729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8640431123" calcext:value-type="float">
            <text:p>1.1864043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18752411546" calcext:value-type="float">
            <text:p>1.1875241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18757288954" calcext:value-type="float">
            <text:p>1.1875728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1880770835" calcext:value-type="float">
            <text:p>1.18807708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8819980807" calcext:value-type="float">
            <text:p>1.1881998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18838198611" calcext:value-type="float">
            <text:p>1.1883819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18863408163" calcext:value-type="float">
            <text:p>1.1886340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18912443267" calcext:value-type="float">
            <text:p>1.1891244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89943922" calcext:value-type="float">
            <text:p>1.1899439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18995212643" calcext:value-type="float">
            <text:p>1.1899521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18996506751" calcext:value-type="float">
            <text:p>1.18996506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19114233077" calcext:value-type="float">
            <text:p>1.19114233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19176496907" calcext:value-type="float">
            <text:p>1.1917649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918010407" calcext:value-type="float">
            <text:p>1.19180104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1.19187452204" calcext:value-type="float">
            <text:p>1.1918745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19225071583" calcext:value-type="float">
            <text:p>1.19225071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19292741163" calcext:value-type="float">
            <text:p>1.19292741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19325469164" calcext:value-type="float">
            <text:p>1.1932546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1.19347222755" calcext:value-type="float">
            <text:p>1.19347222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9367382586" calcext:value-type="float">
            <text:p>1.1936738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1938244713" calcext:value-type="float">
            <text:p>1.1938244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19400585562" calcext:value-type="float">
            <text:p>1.1940058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19417946214" calcext:value-type="float">
            <text:p>1.1941794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19467480424" calcext:value-type="float">
            <text:p>1.19467480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4" calcext:value-type="float">
            <text:p>34</text:p>
          </table:table-cell>
          <table:table-cell office:value-type="float" office:value="1.1947291177" calcext:value-type="float">
            <text:p>1.19472911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19488101097" calcext:value-type="float">
            <text:p>1.1948810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19522770542" calcext:value-type="float">
            <text:p>1.1952277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19529549056" calcext:value-type="float">
            <text:p>1.1952954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1953219429" calcext:value-type="float">
            <text:p>1.1953219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954800947" calcext:value-type="float">
            <text:p>1.1954800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1.19557264258" calcext:value-type="float">
            <text:p>1.1955726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9616043491" calcext:value-type="float">
            <text:p>1.19616043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4" calcext:value-type="float">
            <text:p>34</text:p>
          </table:table-cell>
          <table:table-cell office:value-type="float" office:value="1.19620393307" calcext:value-type="float">
            <text:p>1.19620393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19631820592" calcext:value-type="float">
            <text:p>1.1963182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19676150607" calcext:value-type="float">
            <text:p>1.19676150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19782740466" calcext:value-type="float">
            <text:p>1.1978274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19798316631" calcext:value-type="float">
            <text:p>1.19798316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19933257649" calcext:value-type="float">
            <text:p>1.1993325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19933292464" calcext:value-type="float">
            <text:p>1.1993329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19934098346" calcext:value-type="float">
            <text:p>1.19934098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1.19953459745" calcext:value-type="float">
            <text:p>1.1995345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20012789549" calcext:value-type="float">
            <text:p>1.2001278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1.20038593668" calcext:value-type="float">
            <text:p>1.20038593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1.20039435969" calcext:value-type="float">
            <text:p>1.20039435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20048645177" calcext:value-type="float">
            <text:p>1.20048645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20051672693" calcext:value-type="float">
            <text:p>1.2005167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20058299503" calcext:value-type="float">
            <text:p>1.200582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2008395189" calcext:value-type="float">
            <text:p>1.2008395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20091153904" calcext:value-type="float">
            <text:p>1.2009115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20155895133" calcext:value-type="float">
            <text:p>1.2015589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20164771833" calcext:value-type="float">
            <text:p>1.2016477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20192521697" calcext:value-type="float">
            <text:p>1.201925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20232387745" calcext:value-type="float">
            <text:p>1.2023238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20283715622" calcext:value-type="float">
            <text:p>1.2028371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20331647893" calcext:value-type="float">
            <text:p>1.2033164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20424051942" calcext:value-type="float">
            <text:p>1.20424051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20482043616" calcext:value-type="float">
            <text:p>1.2048204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20484058092" calcext:value-type="float">
            <text:p>1.20484058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20496022725" calcext:value-type="float">
            <text:p>1.2049602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6" calcext:value-type="float">
            <text:p>36</text:p>
          </table:table-cell>
          <table:table-cell office:value-type="float" office:value="1.20648942854" calcext:value-type="float">
            <text:p>1.20648942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20650512547" calcext:value-type="float">
            <text:p>1.20650512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20663566466" calcext:value-type="float">
            <text:p>1.2066356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20670334295" calcext:value-type="float">
            <text:p>1.2067033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1" calcext:value-type="float">
            <text:p>51</text:p>
          </table:table-cell>
          <table:table-cell office:value-type="float" office:value="1.2070128776" calcext:value-type="float">
            <text:p>1.20701287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1.20778151634" calcext:value-type="float">
            <text:p>1.20778151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20855587047" calcext:value-type="float">
            <text:p>1.2085558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20908080214" calcext:value-type="float">
            <text:p>1.2090808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0915053621" calcext:value-type="float">
            <text:p>1.2091505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1017636158" calcext:value-type="float">
            <text:p>1.21017636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1115954245" calcext:value-type="float">
            <text:p>1.2111595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21193561401" calcext:value-type="float">
            <text:p>1.2119356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1.21201262236" calcext:value-type="float">
            <text:p>1.2120126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2127125618" calcext:value-type="float">
            <text:p>1.2127125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21310961044" calcext:value-type="float">
            <text:p>1.2131096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21333602133" calcext:value-type="float">
            <text:p>1.21333602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21343400046" calcext:value-type="float">
            <text:p>1.2134340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21354371469" calcext:value-type="float">
            <text:p>1.2135437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21408128929" calcext:value-type="float">
            <text:p>1.2140812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21430635418" calcext:value-type="float">
            <text:p>1.21430635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1.21539808162" calcext:value-type="float">
            <text:p>1.2153980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21644158874" calcext:value-type="float">
            <text:p>1.2164415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21646427336" calcext:value-type="float">
            <text:p>1.21646427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1652316683" calcext:value-type="float">
            <text:p>1.21652316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21697522006" calcext:value-type="float">
            <text:p>1.2169752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21731133005" calcext:value-type="float">
            <text:p>1.2173113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1" calcext:value-type="float">
            <text:p>51</text:p>
          </table:table-cell>
          <table:table-cell office:value-type="float" office:value="1.2175505945" calcext:value-type="float">
            <text:p>1.21755059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21781468617" calcext:value-type="float">
            <text:p>1.21781468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21791225922" calcext:value-type="float">
            <text:p>1.21791225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4" calcext:value-type="float">
            <text:p>54</text:p>
          </table:table-cell>
          <table:table-cell office:value-type="float" office:value="1.21803530619" calcext:value-type="float">
            <text:p>1.2180353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1862463265" calcext:value-type="float">
            <text:p>1.2186246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1973530017" calcext:value-type="float">
            <text:p>1.2197353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22019420707" calcext:value-type="float">
            <text:p>1.2201942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22104970235" calcext:value-type="float">
            <text:p>1.22104970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2166806583" calcext:value-type="float">
            <text:p>1.22166806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2172521925" calcext:value-type="float">
            <text:p>1.22172521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22244284455" calcext:value-type="float">
            <text:p>1.2224428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22406174864" calcext:value-type="float">
            <text:p>1.22406174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2409271852" calcext:value-type="float">
            <text:p>1.2240927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2437847594" calcext:value-type="float">
            <text:p>1.2243784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22466956319" calcext:value-type="float">
            <text:p>1.2246695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22634499196" calcext:value-type="float">
            <text:p>1.2263449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22671675936" calcext:value-type="float">
            <text:p>1.22671675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2268945286" calcext:value-type="float">
            <text:p>1.22689452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22751010751" calcext:value-type="float">
            <text:p>1.22751010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22771289405" calcext:value-type="float">
            <text:p>1.22771289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1.22904027854" calcext:value-type="float">
            <text:p>1.22904027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5" calcext:value-type="float">
            <text:p>55</text:p>
          </table:table-cell>
          <table:table-cell office:value-type="float" office:value="1.2293338693" calcext:value-type="float">
            <text:p>1.22933386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22966703346" calcext:value-type="float">
            <text:p>1.22966703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22970783076" calcext:value-type="float">
            <text:p>1.22970783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3060578976" calcext:value-type="float">
            <text:p>1.23060578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office:value-type="float" office:value="1.23106874624" calcext:value-type="float">
            <text:p>1.23106874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3123720664" calcext:value-type="float">
            <text:p>1.23123720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23247285202" calcext:value-type="float">
            <text:p>1.2324728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23267519116" calcext:value-type="float">
            <text:p>1.23267519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23425693238" calcext:value-type="float">
            <text:p>1.23425693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23535155948" calcext:value-type="float">
            <text:p>1.23535155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3616541285" calcext:value-type="float">
            <text:p>1.2361654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5" calcext:value-type="float">
            <text:p>55</text:p>
          </table:table-cell>
          <table:table-cell office:value-type="float" office:value="1.23717604384" calcext:value-type="float">
            <text:p>1.2371760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23745256636" calcext:value-type="float">
            <text:p>1.23745256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23753637628" calcext:value-type="float">
            <text:p>1.23753637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3850009881" calcext:value-type="float">
            <text:p>1.23850009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1" calcext:value-type="float">
            <text:p>51</text:p>
          </table:table-cell>
          <table:table-cell office:value-type="float" office:value="1.23958952829" calcext:value-type="float">
            <text:p>1.2395895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3963452543" calcext:value-type="float">
            <text:p>1.23963452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1" calcext:value-type="float">
            <text:p>51</text:p>
          </table:table-cell>
          <table:table-cell office:value-type="float" office:value="1.24132036313" calcext:value-type="float">
            <text:p>1.24132036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244643159" calcext:value-type="float">
            <text:p>1.244643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3" calcext:value-type="float">
            <text:p>53</text:p>
          </table:table-cell>
          <table:table-cell office:value-type="float" office:value="1.24531559799" calcext:value-type="float">
            <text:p>1.2453155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24716475095" calcext:value-type="float">
            <text:p>1.2471647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4" calcext:value-type="float">
            <text:p>54</text:p>
          </table:table-cell>
          <table:table-cell office:value-type="float" office:value="1.24793354433" calcext:value-type="float">
            <text:p>1.24793354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2491186089" calcext:value-type="float">
            <text:p>1.2491186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25011617086" calcext:value-type="float">
            <text:p>1.25011617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25093225093" calcext:value-type="float">
            <text:p>1.25093225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25179397557" calcext:value-type="float">
            <text:p>1.25179397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25186185128" calcext:value-type="float">
            <text:p>1.2518618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25296480813" calcext:value-type="float">
            <text:p>1.2529648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3" calcext:value-type="float">
            <text:p>53</text:p>
          </table:table-cell>
          <table:table-cell office:value-type="float" office:value="1.2640789833" calcext:value-type="float">
            <text:p>1.26407898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27459093596" calcext:value-type="float">
            <text:p>1.274590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office:value-type="float" office:value="1.11974718943" calcext:value-type="float">
            <text:p>1.11974718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2923791481" calcext:value-type="float">
            <text:p>1.1292379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 office:value-type="float" office:value="1.12959118898" calcext:value-type="float">
            <text:p>1.129591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13422267589" calcext:value-type="float">
            <text:p>1.1342226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3513533374" calcext:value-type="float">
            <text:p>1.1351353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13641185328" calcext:value-type="float">
            <text:p>1.13641185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1.13982623534" calcext:value-type="float">
            <text:p>1.13982623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4457641355" calcext:value-type="float">
            <text:p>1.1445764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14930135522" calcext:value-type="float">
            <text:p>1.14930135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14945706135" calcext:value-type="float">
            <text:p>1.14945706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4986172383" calcext:value-type="float">
            <text:p>1.1498617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1.15081354049" calcext:value-type="float">
            <text:p>1.1508135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office:value-type="float" office:value="1.15123729025" calcext:value-type="float">
            <text:p>1.1512372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5217873962" calcext:value-type="float">
            <text:p>1.1521787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15294573645" calcext:value-type="float">
            <text:p>1.15294573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5378780822" calcext:value-type="float">
            <text:p>1.1537878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15402588074" calcext:value-type="float">
            <text:p>1.15402588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15448597141" calcext:value-type="float">
            <text:p>1.1544859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15498792743" calcext:value-type="float">
            <text:p>1.15498792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5582047608" calcext:value-type="float">
            <text:p>1.15582047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15720349913" calcext:value-type="float">
            <text:p>1.1572034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office:value-type="float" office:value="1.15957891409" calcext:value-type="float">
            <text:p>1.1595789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1597926398" calcext:value-type="float">
            <text:p>1.15979263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5981665379" calcext:value-type="float">
            <text:p>1.1598166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6142274506" calcext:value-type="float">
            <text:p>1.1614227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6160142948" calcext:value-type="float">
            <text:p>1.16160142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6194515671" calcext:value-type="float">
            <text:p>1.16194515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1636911386" calcext:value-type="float">
            <text:p>1.16369113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6503339503" calcext:value-type="float">
            <text:p>1.1650333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16515108716" calcext:value-type="float">
            <text:p>1.1651510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652803388" calcext:value-type="float">
            <text:p>1.16528033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16774550015" calcext:value-type="float">
            <text:p>1.1677455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6978128119" calcext:value-type="float">
            <text:p>1.16978128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700390822" calcext:value-type="float">
            <text:p>1.17003908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17070346189" calcext:value-type="float">
            <text:p>1.17070346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7075043111" calcext:value-type="float">
            <text:p>1.17075043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17133387637" calcext:value-type="float">
            <text:p>1.1713338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17137750221" calcext:value-type="float">
            <text:p>1.1713775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17168127829" calcext:value-type="float">
            <text:p>1.17168127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7201772396" calcext:value-type="float">
            <text:p>1.172017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17286590474" calcext:value-type="float">
            <text:p>1.1728659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17318695039" calcext:value-type="float">
            <text:p>1.17318695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7349784578" calcext:value-type="float">
            <text:p>1.17349784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17364017015" calcext:value-type="float">
            <text:p>1.1736401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7406821573" calcext:value-type="float">
            <text:p>1.17406821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17440413334" calcext:value-type="float">
            <text:p>1.1744041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7456057659" calcext:value-type="float">
            <text:p>1.1745605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office:value-type="float" office:value="1.17513486963" calcext:value-type="float">
            <text:p>1.17513486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1752478764" calcext:value-type="float">
            <text:p>1.1752478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17536902052" calcext:value-type="float">
            <text:p>1.1753690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762553597" calcext:value-type="float">
            <text:p>1.17625535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1765286439" calcext:value-type="float">
            <text:p>1.1765286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7716151373" calcext:value-type="float">
            <text:p>1.1771615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office:value-type="float" office:value="1.17763382622" calcext:value-type="float">
            <text:p>1.1776338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1780466683" calcext:value-type="float">
            <text:p>1.17804666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7827574379" calcext:value-type="float">
            <text:p>1.1782757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784806138" calcext:value-type="float">
            <text:p>1.1784806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17895132886" calcext:value-type="float">
            <text:p>1.1789513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8094705457" calcext:value-type="float">
            <text:p>1.18094705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1" calcext:value-type="float">
            <text:p>21</text:p>
          </table:table-cell>
          <table:table-cell office:value-type="float" office:value="1.18134623181" calcext:value-type="float">
            <text:p>1.1813462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18160778639" calcext:value-type="float">
            <text:p>1.18160778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8207394869" calcext:value-type="float">
            <text:p>1.18207394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1" calcext:value-type="float">
            <text:p>21</text:p>
          </table:table-cell>
          <table:table-cell office:value-type="float" office:value="1.18226246887" calcext:value-type="float">
            <text:p>1.1822624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8269359289" calcext:value-type="float">
            <text:p>1.1826935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8282718484" calcext:value-type="float">
            <text:p>1.1828271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18295021181" calcext:value-type="float">
            <text:p>1.1829502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8366311822" calcext:value-type="float">
            <text:p>1.1836631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8431271909" calcext:value-type="float">
            <text:p>1.1843127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18569818608" calcext:value-type="float">
            <text:p>1.1856981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8599450103" calcext:value-type="float">
            <text:p>1.185994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1" calcext:value-type="float">
            <text:p>21</text:p>
          </table:table-cell>
          <table:table-cell office:value-type="float" office:value="1.18633560715" calcext:value-type="float">
            <text:p>1.18633560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8654767917" calcext:value-type="float">
            <text:p>1.1865476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18689958543" calcext:value-type="float">
            <text:p>1.1868995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18709026022" calcext:value-type="float">
            <text:p>1.1870902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18709510339" calcext:value-type="float">
            <text:p>1.18709510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1871938196" calcext:value-type="float">
            <text:p>1.1871938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18772834338" calcext:value-type="float">
            <text:p>1.1877283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18820405384" calcext:value-type="float">
            <text:p>1.1882040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18894775241" calcext:value-type="float">
            <text:p>1.1889477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18896919883" calcext:value-type="float">
            <text:p>1.18896919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891872014" calcext:value-type="float">
            <text:p>1.1891872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190411775" calcext:value-type="float">
            <text:p>1.190411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9080899503" calcext:value-type="float">
            <text:p>1.190808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19096889291" calcext:value-type="float">
            <text:p>1.1909688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19131456658" calcext:value-type="float">
            <text:p>1.19131456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19162437995" calcext:value-type="float">
            <text:p>1.19162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19167450131" calcext:value-type="float">
            <text:p>1.1916745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9245415967" calcext:value-type="float">
            <text:p>1.19245415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1927574308" calcext:value-type="float">
            <text:p>1.19275743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9279901896" calcext:value-type="float">
            <text:p>1.1927990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19295791165" calcext:value-type="float">
            <text:p>1.1929579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19339334902" calcext:value-type="float">
            <text:p>1.1933933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19409966029" calcext:value-type="float">
            <text:p>1.1940996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9479437932" calcext:value-type="float">
            <text:p>1.1947943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1953845131" calcext:value-type="float">
            <text:p>1.1953845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9625379317" calcext:value-type="float">
            <text:p>1.19625379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19641912101" calcext:value-type="float">
            <text:p>1.196419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19674446601" calcext:value-type="float">
            <text:p>1.1967444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19723351999" calcext:value-type="float">
            <text:p>1.19723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19731016215" calcext:value-type="float">
            <text:p>1.1973101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19759451164" calcext:value-type="float">
            <text:p>1.19759451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19821330959" calcext:value-type="float">
            <text:p>1.1982133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9901236158" calcext:value-type="float">
            <text:p>1.19901236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19925181691" calcext:value-type="float">
            <text:p>1.1992518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1994040934" calcext:value-type="float">
            <text:p>1.1994040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19993985757" calcext:value-type="float">
            <text:p>1.1999398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20001195544" calcext:value-type="float">
            <text:p>1.20001195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20017201594" calcext:value-type="float">
            <text:p>1.2001720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20044629606" calcext:value-type="float">
            <text:p>1.2004462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5" calcext:value-type="float">
            <text:p>35</text:p>
          </table:table-cell>
          <table:table-cell office:value-type="float" office:value="1.20116989239" calcext:value-type="float">
            <text:p>1.20116989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20156479574" calcext:value-type="float">
            <text:p>1.20156479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20167472237" calcext:value-type="float">
            <text:p>1.2016747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2019079582" calcext:value-type="float">
            <text:p>1.20190795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20269876565" calcext:value-type="float">
            <text:p>1.20269876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20281336475" calcext:value-type="float">
            <text:p>1.20281336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20337988799" calcext:value-type="float">
            <text:p>1.2033798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20351730621" calcext:value-type="float">
            <text:p>1.2035173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20387611637" calcext:value-type="float">
            <text:p>1.2038761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20399172595" calcext:value-type="float">
            <text:p>1.203991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20422124232" calcext:value-type="float">
            <text:p>1.20422124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0422669369" calcext:value-type="float">
            <text:p>1.20422669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20430654789" calcext:value-type="float">
            <text:p>1.20430654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20482070783" calcext:value-type="float">
            <text:p>1.2048207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051485239" calcext:value-type="float">
            <text:p>1.2051485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05842857" calcext:value-type="float">
            <text:p>1.205842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2065395338" calcext:value-type="float">
            <text:p>1.2065395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20663842043" calcext:value-type="float">
            <text:p>1.20663842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20719542887" calcext:value-type="float">
            <text:p>1.2071954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0735674472" calcext:value-type="float">
            <text:p>1.20735674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0750330811" calcext:value-type="float">
            <text:p>1.2075033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20807951719" calcext:value-type="float">
            <text:p>1.2080795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0934664671" calcext:value-type="float">
            <text:p>1.20934664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2094447871" calcext:value-type="float">
            <text:p>1.2094447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40" calcext:value-type="float">
            <text:p>40</text:p>
          </table:table-cell>
          <table:table-cell office:value-type="float" office:value="1.2118019383" calcext:value-type="float">
            <text:p>1.2118019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21202057425" calcext:value-type="float">
            <text:p>1.21202057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1207686225" calcext:value-type="float">
            <text:p>1.21207686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1227207194" calcext:value-type="float">
            <text:p>1.21227207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5" calcext:value-type="float">
            <text:p>35</text:p>
          </table:table-cell>
          <table:table-cell office:value-type="float" office:value="1.21270378775" calcext:value-type="float">
            <text:p>1.2127037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5" calcext:value-type="float">
            <text:p>35</text:p>
          </table:table-cell>
          <table:table-cell office:value-type="float" office:value="1.21272216095" calcext:value-type="float">
            <text:p>1.2127221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1361578654" calcext:value-type="float">
            <text:p>1.21361578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1386153234" calcext:value-type="float">
            <text:p>1.2138615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21516115289" calcext:value-type="float">
            <text:p>1.21516115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1560404598" calcext:value-type="float">
            <text:p>1.2156040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21604007853" calcext:value-type="float">
            <text:p>1.21604007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21631777203" calcext:value-type="float">
            <text:p>1.2163177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1637172838" calcext:value-type="float">
            <text:p>1.2163717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8" calcext:value-type="float">
            <text:p>38</text:p>
          </table:table-cell>
          <table:table-cell office:value-type="float" office:value="1.21683587146" calcext:value-type="float">
            <text:p>1.2168358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21741523722" calcext:value-type="float">
            <text:p>1.21741523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21806240936" calcext:value-type="float">
            <text:p>1.21806240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21809425977" calcext:value-type="float">
            <text:p>1.21809425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1828973108" calcext:value-type="float">
            <text:p>1.21828973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2189396682" calcext:value-type="float">
            <text:p>1.21893966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1924083088" calcext:value-type="float">
            <text:p>1.2192408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21926326038" calcext:value-type="float">
            <text:p>1.2192632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1948432996" calcext:value-type="float">
            <text:p>1.21948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22005995726" calcext:value-type="float">
            <text:p>1.2200599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22215465628" calcext:value-type="float">
            <text:p>1.2221546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22237930714" calcext:value-type="float">
            <text:p>1.2223793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22254568435" calcext:value-type="float">
            <text:p>1.22254568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22264330895" calcext:value-type="float">
            <text:p>1.222643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2242100665" calcext:value-type="float">
            <text:p>1.2242100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22432262938" calcext:value-type="float">
            <text:p>1.22432262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2456068237" calcext:value-type="float">
            <text:p>1.22456068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22588610407" calcext:value-type="float">
            <text:p>1.2258861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2263174579" calcext:value-type="float">
            <text:p>1.2263174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9" calcext:value-type="float">
            <text:p>39</text:p>
          </table:table-cell>
          <table:table-cell office:value-type="float" office:value="1.22730421371" calcext:value-type="float">
            <text:p>1.2273042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1" calcext:value-type="float">
            <text:p>21</text:p>
          </table:table-cell>
          <table:table-cell office:value-type="float" office:value="1.22744226821" calcext:value-type="float">
            <text:p>1.22744226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22749889755" calcext:value-type="float">
            <text:p>1.2274988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22790311592" calcext:value-type="float">
            <text:p>1.2279031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22842063536" calcext:value-type="float">
            <text:p>1.22842063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2853622616" calcext:value-type="float">
            <text:p>1.2285362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2884576367" calcext:value-type="float">
            <text:p>1.2288457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23011987764" calcext:value-type="float">
            <text:p>1.23011987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23199146545" calcext:value-type="float">
            <text:p>1.2319914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23211281326" calcext:value-type="float">
            <text:p>1.2321128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23309919876" calcext:value-type="float">
            <text:p>1.23309919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23336568235" calcext:value-type="float">
            <text:p>1.23336568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3512440879" calcext:value-type="float">
            <text:p>1.2351244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5" calcext:value-type="float">
            <text:p>35</text:p>
          </table:table-cell>
          <table:table-cell office:value-type="float" office:value="1.23515630918" calcext:value-type="float">
            <text:p>1.2351563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23562830674" calcext:value-type="float">
            <text:p>1.2356283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23642235657" calcext:value-type="float">
            <text:p>1.2364223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23679809081" calcext:value-type="float">
            <text:p>1.2367980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23689059046" calcext:value-type="float">
            <text:p>1.2368905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23692117336" calcext:value-type="float">
            <text:p>1.23692117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23758714199" calcext:value-type="float">
            <text:p>1.237587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23823353412" calcext:value-type="float">
            <text:p>1.2382335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3834634311" calcext:value-type="float">
            <text:p>1.23834634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23859629709" calcext:value-type="float">
            <text:p>1.23859629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7" calcext:value-type="float">
            <text:p>37</text:p>
          </table:table-cell>
          <table:table-cell office:value-type="float" office:value="1.23971767372" calcext:value-type="float">
            <text:p>1.23971767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4085898919" calcext:value-type="float">
            <text:p>1.24085898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7" calcext:value-type="float">
            <text:p>37</text:p>
          </table:table-cell>
          <table:table-cell office:value-type="float" office:value="1.24170871409" calcext:value-type="float">
            <text:p>1.2417087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24243350713" calcext:value-type="float">
            <text:p>1.2424335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24335648212" calcext:value-type="float">
            <text:p>1.24335648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9" calcext:value-type="float">
            <text:p>39</text:p>
          </table:table-cell>
          <table:table-cell office:value-type="float" office:value="1.24351741872" calcext:value-type="float">
            <text:p>1.2435174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24369198093" calcext:value-type="float">
            <text:p>1.24369198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41" calcext:value-type="float">
            <text:p>41</text:p>
          </table:table-cell>
          <table:table-cell office:value-type="float" office:value="1.2471666858" calcext:value-type="float">
            <text:p>1.24716668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24741577233" calcext:value-type="float">
            <text:p>1.24741577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25901636676" calcext:value-type="float">
            <text:p>1.25901636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26736743439" calcext:value-type="float">
            <text:p>1.26736743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27091190851" calcext:value-type="float">
            <text:p>1.2709119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2905405384" calcext:value-type="float">
            <text:p>1.1290540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4023358159" calcext:value-type="float">
            <text:p>1.1402335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4166236649" calcext:value-type="float">
            <text:p>1.1416623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4457335356" calcext:value-type="float">
            <text:p>1.14457335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4516001555" calcext:value-type="float">
            <text:p>1.1451600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4557985882" calcext:value-type="float">
            <text:p>1.14557985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4775459661" calcext:value-type="float">
            <text:p>1.1477545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4835994806" calcext:value-type="float">
            <text:p>1.1483599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4875512461" calcext:value-type="float">
            <text:p>1.1487551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5025070142" calcext:value-type="float">
            <text:p>1.1502507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5123609448" calcext:value-type="float">
            <text:p>1.15123609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5421339101" calcext:value-type="float">
            <text:p>1.154213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5570176235" calcext:value-type="float">
            <text:p>1.1557017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  <table:table-cell office:value-type="float" office:value="1.15745178973" calcext:value-type="float">
            <text:p>1.15745178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6065749136" calcext:value-type="float">
            <text:p>1.16065749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6137742219" calcext:value-type="float">
            <text:p>1.16137742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6164802712" calcext:value-type="float">
            <text:p>1.1616480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6178621934" calcext:value-type="float">
            <text:p>1.16178621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6191966114" calcext:value-type="float">
            <text:p>1.1619196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6324811591" calcext:value-type="float">
            <text:p>1.1632481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6509188635" calcext:value-type="float">
            <text:p>1.16509188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6526490022" calcext:value-type="float">
            <text:p>1.1652649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6691166013" calcext:value-type="float">
            <text:p>1.16691166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67103079" calcext:value-type="float">
            <text:p>1.1671030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6733797248" calcext:value-type="float">
            <text:p>1.16733797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6797199256" calcext:value-type="float">
            <text:p>1.1679719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6811575203" calcext:value-type="float">
            <text:p>1.1681157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6835243433" calcext:value-type="float">
            <text:p>1.16835243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6913986353" calcext:value-type="float">
            <text:p>1.1691398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7059473051" calcext:value-type="float">
            <text:p>1.17059473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7173606513" calcext:value-type="float">
            <text:p>1.17173606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7228341339" calcext:value-type="float">
            <text:p>1.1722834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7231637193" calcext:value-type="float">
            <text:p>1.17231637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7242261027" calcext:value-type="float">
            <text:p>1.17242261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7508125943" calcext:value-type="float">
            <text:p>1.17508125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7525466185" calcext:value-type="float">
            <text:p>1.17525466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7577253777" calcext:value-type="float">
            <text:p>1.17577253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761955589" calcext:value-type="float">
            <text:p>1.17619555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7753414133" calcext:value-type="float">
            <text:p>1.17753414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7767387235" calcext:value-type="float">
            <text:p>1.1776738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7770722099" calcext:value-type="float">
            <text:p>1.1777072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7778356467" calcext:value-type="float">
            <text:p>1.1777835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7832548854" calcext:value-type="float">
            <text:p>1.17832548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791625017" calcext:value-type="float">
            <text:p>1.1791625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7929458867" calcext:value-type="float">
            <text:p>1.1792945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7966561569" calcext:value-type="float">
            <text:p>1.17966561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799665634" calcext:value-type="float">
            <text:p>1.17996656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8003259538" calcext:value-type="float">
            <text:p>1.18003259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8046741061" calcext:value-type="float">
            <text:p>1.1804674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81027156" calcext:value-type="float">
            <text:p>1.181027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8118849368" calcext:value-type="float">
            <text:p>1.18118849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18135892273" calcext:value-type="float">
            <text:p>1.1813589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8157953499" calcext:value-type="float">
            <text:p>1.181579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8161547688" calcext:value-type="float">
            <text:p>1.1816154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8189425877" calcext:value-type="float">
            <text:p>1.18189425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8206099996" calcext:value-type="float">
            <text:p>1.1820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8225533598" calcext:value-type="float">
            <text:p>1.1822553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8237603201" calcext:value-type="float">
            <text:p>1.182376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8288277297" calcext:value-type="float">
            <text:p>1.182882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8313154615" calcext:value-type="float">
            <text:p>1.18313154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8373103656" calcext:value-type="float">
            <text:p>1.1837310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837566934" calcext:value-type="float">
            <text:p>1.1837566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8397431249" calcext:value-type="float">
            <text:p>1.1839743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8443196372" calcext:value-type="float">
            <text:p>1.1844319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8513981602" calcext:value-type="float">
            <text:p>1.185139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8537979336" calcext:value-type="float">
            <text:p>1.1853797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8586728398" calcext:value-type="float">
            <text:p>1.185867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8623782807" calcext:value-type="float">
            <text:p>1.18623782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18626747437" calcext:value-type="float">
            <text:p>1.18626747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873657839" calcext:value-type="float">
            <text:p>1.1873657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878153038" calcext:value-type="float">
            <text:p>1.1878153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18807061967" calcext:value-type="float">
            <text:p>1.18807061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8882128742" calcext:value-type="float">
            <text:p>1.18882128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8891899017" calcext:value-type="float">
            <text:p>1.18891899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8919300827" calcext:value-type="float">
            <text:p>1.1891930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8939112006" calcext:value-type="float">
            <text:p>1.1893911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8949118635" calcext:value-type="float">
            <text:p>1.18949118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8969965272" calcext:value-type="float">
            <text:p>1.18969965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9009114123" calcext:value-type="float">
            <text:p>1.1900911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19086403484" calcext:value-type="float">
            <text:p>1.19086403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9116749486" calcext:value-type="float">
            <text:p>1.1911674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9123346905" calcext:value-type="float">
            <text:p>1.1912334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9132977081" calcext:value-type="float">
            <text:p>1.19132977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9139181111" calcext:value-type="float">
            <text:p>1.1913918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9158856587" calcext:value-type="float">
            <text:p>1.1915885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9164473477" calcext:value-type="float">
            <text:p>1.19164473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9190070716" calcext:value-type="float">
            <text:p>1.19190070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9232591671" calcext:value-type="float">
            <text:p>1.1923259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9244962467" calcext:value-type="float">
            <text:p>1.19244962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9250074803" calcext:value-type="float">
            <text:p>1.1925007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9251930088" calcext:value-type="float">
            <text:p>1.1925193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9269695909" calcext:value-type="float">
            <text:p>1.1926969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9343257204" calcext:value-type="float">
            <text:p>1.1934325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9378733754" calcext:value-type="float">
            <text:p>1.19378733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9429460406" calcext:value-type="float">
            <text:p>1.1942946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9450555996" calcext:value-type="float">
            <text:p>1.19450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9488032467" calcext:value-type="float">
            <text:p>1.19488032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9544029366" calcext:value-type="float">
            <text:p>1.19544029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9592868817" calcext:value-type="float">
            <text:p>1.19592868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9643355076" calcext:value-type="float">
            <text:p>1.19643355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9715779866" calcext:value-type="float">
            <text:p>1.19715779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19740134818" calcext:value-type="float">
            <text:p>1.19740134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9774369575" calcext:value-type="float">
            <text:p>1.1977436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9841515733" calcext:value-type="float">
            <text:p>1.1984151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9889379163" calcext:value-type="float">
            <text:p>1.1988937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9926619126" calcext:value-type="float">
            <text:p>1.1992661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9936673288" calcext:value-type="float">
            <text:p>1.19936673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9943034057" calcext:value-type="float">
            <text:p>1.1994303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20044165537" calcext:value-type="float">
            <text:p>1.20044165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20050326479" calcext:value-type="float">
            <text:p>1.20050326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20159394192" calcext:value-type="float">
            <text:p>1.20159394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0246711323" calcext:value-type="float">
            <text:p>1.2024671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20260408499" calcext:value-type="float">
            <text:p>1.202604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0298855624" calcext:value-type="float">
            <text:p>1.2029885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20315679928" calcext:value-type="float">
            <text:p>1.2031567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20366993136" calcext:value-type="float">
            <text:p>1.20366993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0473499725" calcext:value-type="float">
            <text:p>1.2047349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0493272999" calcext:value-type="float">
            <text:p>1.20493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20523504161" calcext:value-type="float">
            <text:p>1.20523504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20549969819" calcext:value-type="float">
            <text:p>1.20549969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056607971" calcext:value-type="float">
            <text:p>1.20566079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057201738" calcext:value-type="float">
            <text:p>1.20572017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20607482977" calcext:value-type="float">
            <text:p>1.2060748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20627362268" calcext:value-type="float">
            <text:p>1.2062736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064188717" calcext:value-type="float">
            <text:p>1.2064188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0658355602" calcext:value-type="float">
            <text:p>1.206583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20746277919" calcext:value-type="float">
            <text:p>1.2074627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0768952966" calcext:value-type="float">
            <text:p>1.20768952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0834013066" calcext:value-type="float">
            <text:p>1.20834013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20885965995" calcext:value-type="float">
            <text:p>1.20885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094122571" calcext:value-type="float">
            <text:p>1.20941225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0967634236" calcext:value-type="float">
            <text:p>1.20967634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20978621565" calcext:value-type="float">
            <text:p>1.20978621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0999663071" calcext:value-type="float">
            <text:p>1.20999663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21008268901" calcext:value-type="float">
            <text:p>1.210082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21028817182" calcext:value-type="float">
            <text:p>1.2102881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2104798835" calcext:value-type="float">
            <text:p>1.21047988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21069712944" calcext:value-type="float">
            <text:p>1.21069712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21092103866" calcext:value-type="float">
            <text:p>1.21092103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21152639661" calcext:value-type="float">
            <text:p>1.2115263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21163263467" calcext:value-type="float">
            <text:p>1.2116326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21213480923" calcext:value-type="float">
            <text:p>1.2121348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1234034692" calcext:value-type="float">
            <text:p>1.21234034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1303802741" calcext:value-type="float">
            <text:p>1.21303802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4" calcext:value-type="float">
            <text:p>24</text:p>
          </table:table-cell>
          <table:table-cell office:value-type="float" office:value="1.21365429494" calcext:value-type="float">
            <text:p>1.2136542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21400443501" calcext:value-type="float">
            <text:p>1.2140044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6" calcext:value-type="float">
            <text:p>26</text:p>
          </table:table-cell>
          <table:table-cell office:value-type="float" office:value="1.21462542893" calcext:value-type="float">
            <text:p>1.2146254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1541995703" calcext:value-type="float">
            <text:p>1.2154199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162125781" calcext:value-type="float">
            <text:p>1.21621257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1631030906" calcext:value-type="float">
            <text:p>1.2163103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21647581039" calcext:value-type="float">
            <text:p>1.2164758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1682652849" calcext:value-type="float">
            <text:p>1.21682652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2171129498" calcext:value-type="float">
            <text:p>1.21711294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1720871686" calcext:value-type="float">
            <text:p>1.2172087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21721776964" calcext:value-type="float">
            <text:p>1.21721776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1727794287" calcext:value-type="float">
            <text:p>1.2172779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21736731138" calcext:value-type="float">
            <text:p>1.21736731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1757779935" calcext:value-type="float">
            <text:p>1.2175777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1836839342" calcext:value-type="float">
            <text:p>1.2183683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1861173841" calcext:value-type="float">
            <text:p>1.2186117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21882429656" calcext:value-type="float">
            <text:p>1.2188242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1940537623" calcext:value-type="float">
            <text:p>1.21940537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1989841287" calcext:value-type="float">
            <text:p>1.2198984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20742667" calcext:value-type="float">
            <text:p>1.2207426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2121650474" calcext:value-type="float">
            <text:p>1.2212165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2133696811" calcext:value-type="float">
            <text:p>1.22133696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22139057456" calcext:value-type="float">
            <text:p>1.2213905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22155461728" calcext:value-type="float">
            <text:p>1.2215546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2319823136" calcext:value-type="float">
            <text:p>1.22319823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2561588035" calcext:value-type="float">
            <text:p>1.22561588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22572241671" calcext:value-type="float">
            <text:p>1.2257224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2606795574" calcext:value-type="float">
            <text:p>1.2260679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2608672184" calcext:value-type="float">
            <text:p>1.2260867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2639058763" calcext:value-type="float">
            <text:p>1.2263905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2679282539" calcext:value-type="float">
            <text:p>1.22679282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2695418366" calcext:value-type="float">
            <text:p>1.22695418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2696097206" calcext:value-type="float">
            <text:p>1.22696097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2733126108" calcext:value-type="float">
            <text:p>1.2273312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2787270122" calcext:value-type="float">
            <text:p>1.2278727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2849487424" calcext:value-type="float">
            <text:p>1.22849487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2886292759" calcext:value-type="float">
            <text:p>1.22886292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22959483489" calcext:value-type="float">
            <text:p>1.22959483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23053068794" calcext:value-type="float">
            <text:p>1.2305306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23074513837" calcext:value-type="float">
            <text:p>1.2307451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3078008017" calcext:value-type="float">
            <text:p>1.230780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3101395776" calcext:value-type="float">
            <text:p>1.2310139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3107208411" calcext:value-type="float">
            <text:p>1.23107208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3236328938" calcext:value-type="float">
            <text:p>1.23236328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3" calcext:value-type="float">
            <text:p>23</text:p>
          </table:table-cell>
          <table:table-cell office:value-type="float" office:value="1.23412409845" calcext:value-type="float">
            <text:p>1.23412409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8" calcext:value-type="float">
            <text:p>28</text:p>
          </table:table-cell>
          <table:table-cell office:value-type="float" office:value="1.23689306215" calcext:value-type="float">
            <text:p>1.2368930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23845541631" calcext:value-type="float">
            <text:p>1.23845541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4116222537" calcext:value-type="float">
            <text:p>1.24116222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4225131759" calcext:value-type="float">
            <text:p>1.24225131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4233262497" calcext:value-type="float">
            <text:p>1.242332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4461792561" calcext:value-type="float">
            <text:p>1.2446179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457140868" calcext:value-type="float">
            <text:p>1.2457140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24769012519" calcext:value-type="float">
            <text:p>1.24769012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25124142243" calcext:value-type="float">
            <text:p>1.2512414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25401566221" calcext:value-type="float">
            <text:p>1.2540156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3" calcext:value-type="float">
            <text:p>23</text:p>
          </table:table-cell>
          <table:table-cell office:value-type="float" office:value="1.263571661" calcext:value-type="float">
            <text:p>1.2635716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3007722115" calcext:value-type="float">
            <text:p>1.13007722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13258162687" calcext:value-type="float">
            <text:p>1.1325816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13482205633" calcext:value-type="float">
            <text:p>1.1348220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4034757483" calcext:value-type="float">
            <text:p>1.14034757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427108484" calcext:value-type="float">
            <text:p>1.14271084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4501240877" calcext:value-type="float">
            <text:p>1.1450124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4540301963" calcext:value-type="float">
            <text:p>1.1454030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4939897398" calcext:value-type="float">
            <text:p>1.149398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54368185" calcext:value-type="float">
            <text:p>1.154368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5884431356" calcext:value-type="float">
            <text:p>1.1588443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589825441" calcext:value-type="float">
            <text:p>1.15898254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.15948404026" calcext:value-type="float">
            <text:p>1.1594840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6057996216" calcext:value-type="float">
            <text:p>1.1605799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16079911636" calcext:value-type="float">
            <text:p>1.1607991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631833363" calcext:value-type="float">
            <text:p>1.16318333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6386202021" calcext:value-type="float">
            <text:p>1.1638620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16504348017" calcext:value-type="float">
            <text:p>1.1650434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6638768568" calcext:value-type="float">
            <text:p>1.1663876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664053893" calcext:value-type="float">
            <text:p>1.1664053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6888517209" calcext:value-type="float">
            <text:p>1.16888517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6906153715" calcext:value-type="float">
            <text:p>1.16906153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6967599023" calcext:value-type="float">
            <text:p>1.16967599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060614995" calcext:value-type="float">
            <text:p>1.17060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7249660976" calcext:value-type="float">
            <text:p>1.1724966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7258931955" calcext:value-type="float">
            <text:p>1.1725893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7317850189" calcext:value-type="float">
            <text:p>1.17317850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.17334201198" calcext:value-type="float">
            <text:p>1.173342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7341464885" calcext:value-type="float">
            <text:p>1.1734146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7379115606" calcext:value-type="float">
            <text:p>1.1737911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427992133" calcext:value-type="float">
            <text:p>1.17427992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7461259337" calcext:value-type="float">
            <text:p>1.1746125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7532412802" calcext:value-type="float">
            <text:p>1.175324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7657188725" calcext:value-type="float">
            <text:p>1.1765718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820846584" calcext:value-type="float">
            <text:p>1.17820846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915585361" calcext:value-type="float">
            <text:p>1.17915585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7947819446" calcext:value-type="float">
            <text:p>1.17947819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795449511" calcext:value-type="float">
            <text:p>1.17954495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7991050951" calcext:value-type="float">
            <text:p>1.1799105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800326921" calcext:value-type="float">
            <text:p>1.18003269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8008547175" calcext:value-type="float">
            <text:p>1.1800854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8124628511" calcext:value-type="float">
            <text:p>1.18124628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817226064" calcext:value-type="float">
            <text:p>1.1817226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8197121669" calcext:value-type="float">
            <text:p>1.1819712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254783935" calcext:value-type="float">
            <text:p>1.1825478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255562728" calcext:value-type="float">
            <text:p>1.1825556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269879476" calcext:value-type="float">
            <text:p>1.1826987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18292358276" calcext:value-type="float">
            <text:p>1.1829235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8307714452" calcext:value-type="float">
            <text:p>1.1830771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8347512947" calcext:value-type="float">
            <text:p>1.18347512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848704093" calcext:value-type="float">
            <text:p>1.18487040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8520586596" calcext:value-type="float">
            <text:p>1.185205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543205456" calcext:value-type="float">
            <text:p>1.18543205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8578845724" calcext:value-type="float">
            <text:p>1.18578845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8603892145" calcext:value-type="float">
            <text:p>1.1860389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642604437" calcext:value-type="float">
            <text:p>1.18642604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18689218473" calcext:value-type="float">
            <text:p>1.18689218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718211182" calcext:value-type="float">
            <text:p>1.1871821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8740428605" calcext:value-type="float">
            <text:p>1.1874042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87738097" calcext:value-type="float">
            <text:p>1.187738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8836195577" calcext:value-type="float">
            <text:p>1.18836195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8869218972" calcext:value-type="float">
            <text:p>1.18869218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969923301" calcext:value-type="float">
            <text:p>1.189699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975461547" calcext:value-type="float">
            <text:p>1.1897546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9005276542" calcext:value-type="float">
            <text:p>1.19005276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021588637" calcext:value-type="float">
            <text:p>1.19021588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9062448705" calcext:value-type="float">
            <text:p>1.1906244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.19073586617" calcext:value-type="float">
            <text:p>1.19073586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9098591292" calcext:value-type="float">
            <text:p>1.1909859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099593242" calcext:value-type="float">
            <text:p>1.19099593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9116912176" calcext:value-type="float">
            <text:p>1.1911691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9186409261" calcext:value-type="float">
            <text:p>1.1918640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23860352" calcext:value-type="float">
            <text:p>1.1923860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9241967157" calcext:value-type="float">
            <text:p>1.1924196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9280749406" calcext:value-type="float">
            <text:p>1.19280749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19283328084" calcext:value-type="float">
            <text:p>1.19283328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9298940571" calcext:value-type="float">
            <text:p>1.19298940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19302179421" calcext:value-type="float">
            <text:p>1.1930217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19355063532" calcext:value-type="float">
            <text:p>1.19355063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9393995814" calcext:value-type="float">
            <text:p>1.19393995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9422334775" calcext:value-type="float">
            <text:p>1.1942233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9534642787" calcext:value-type="float">
            <text:p>1.1953464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9579613867" calcext:value-type="float">
            <text:p>1.19579613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601620196" calcext:value-type="float">
            <text:p>1.196016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630071774" calcext:value-type="float">
            <text:p>1.19630071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678626145" calcext:value-type="float">
            <text:p>1.1967862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9702354282" calcext:value-type="float">
            <text:p>1.19702354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9860312969" calcext:value-type="float">
            <text:p>1.19860312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19868518485" calcext:value-type="float">
            <text:p>1.19868518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0003992648" calcext:value-type="float">
            <text:p>1.2000399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0068878752" calcext:value-type="float">
            <text:p>1.20068878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089750935" calcext:value-type="float">
            <text:p>1.20089750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.20110221162" calcext:value-type="float">
            <text:p>1.20110221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0117068648" calcext:value-type="float">
            <text:p>1.20117068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126764576" calcext:value-type="float">
            <text:p>1.20126764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0315162246" calcext:value-type="float">
            <text:p>1.20315162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0346874427" calcext:value-type="float">
            <text:p>1.20346874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365198942" calcext:value-type="float">
            <text:p>1.20365198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383237285" calcext:value-type="float">
            <text:p>1.20383237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0413395866" calcext:value-type="float">
            <text:p>1.2041339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20418989157" calcext:value-type="float">
            <text:p>1.2041898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2047608328" calcext:value-type="float">
            <text:p>1.20476083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0494971327" calcext:value-type="float">
            <text:p>1.2049497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0502566797" calcext:value-type="float">
            <text:p>1.2050256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050812993" calcext:value-type="float">
            <text:p>1.2050812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523743553" calcext:value-type="float">
            <text:p>1.2052374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535798268" calcext:value-type="float">
            <text:p>1.2053579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0641440116" calcext:value-type="float">
            <text:p>1.2064144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670385885" calcext:value-type="float">
            <text:p>1.20670385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80035646" calcext:value-type="float">
            <text:p>1.20800356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842746205" calcext:value-type="float">
            <text:p>1.2084274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848765562" calcext:value-type="float">
            <text:p>1.2084876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0892449781" calcext:value-type="float">
            <text:p>1.20892449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895069465" calcext:value-type="float">
            <text:p>1.2089506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0910719778" calcext:value-type="float">
            <text:p>1.20910719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0945115945" calcext:value-type="float">
            <text:p>1.20945115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948527088" calcext:value-type="float">
            <text:p>1.20948527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0990609945" calcext:value-type="float">
            <text:p>1.2099060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1066666507" calcext:value-type="float">
            <text:p>1.21066666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108150557" calcext:value-type="float">
            <text:p>1.2108150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1152120504" calcext:value-type="float">
            <text:p>1.211521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21169612769" calcext:value-type="float">
            <text:p>1.21169612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1185743467" calcext:value-type="float">
            <text:p>1.2118574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1235610353" calcext:value-type="float">
            <text:p>1.21235610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1289634352" calcext:value-type="float">
            <text:p>1.21289634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129410458" calcext:value-type="float">
            <text:p>1.21294104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1389000745" calcext:value-type="float">
            <text:p>1.21389000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1407796209" calcext:value-type="float">
            <text:p>1.2140779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1473147905" calcext:value-type="float">
            <text:p>1.2147314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1525501784" calcext:value-type="float">
            <text:p>1.2152550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1575877019" calcext:value-type="float">
            <text:p>1.2157587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1583145792" calcext:value-type="float">
            <text:p>1.2158314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158783737" calcext:value-type="float">
            <text:p>1.21587837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163843738" calcext:value-type="float">
            <text:p>1.21638437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1647257206" calcext:value-type="float">
            <text:p>1.21647257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1670482493" calcext:value-type="float">
            <text:p>1.21670482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1674302596" calcext:value-type="float">
            <text:p>1.216743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1694720867" calcext:value-type="float">
            <text:p>1.21694720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170262174" calcext:value-type="float">
            <text:p>1.2170262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1710214829" calcext:value-type="float">
            <text:p>1.21710214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1735695647" calcext:value-type="float">
            <text:p>1.21735695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1751073834" calcext:value-type="float">
            <text:p>1.2175107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1808129716" calcext:value-type="float">
            <text:p>1.21808129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1828085328" calcext:value-type="float">
            <text:p>1.21828085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1862231601" calcext:value-type="float">
            <text:p>1.218622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1886512328" calcext:value-type="float">
            <text:p>1.2188651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21924289812" calcext:value-type="float">
            <text:p>1.21924289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1936985566" calcext:value-type="float">
            <text:p>1.2193698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1986181669" calcext:value-type="float">
            <text:p>1.2198618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1989503639" calcext:value-type="float">
            <text:p>1.2198950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1.220055441" calcext:value-type="float">
            <text:p>1.2200554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2014781758" calcext:value-type="float">
            <text:p>1.22014781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2145873576" calcext:value-type="float">
            <text:p>1.2214587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2156342827" calcext:value-type="float">
            <text:p>1.2215634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.2217353856" calcext:value-type="float">
            <text:p>1.22173538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2186607521" calcext:value-type="float">
            <text:p>1.22186607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2210416596" calcext:value-type="float">
            <text:p>1.2221041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2243279687" calcext:value-type="float">
            <text:p>1.2224327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233790526" calcext:value-type="float">
            <text:p>1.22337905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2342080691" calcext:value-type="float">
            <text:p>1.22342080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2361372387" calcext:value-type="float">
            <text:p>1.2236137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2394283637" calcext:value-type="float">
            <text:p>1.2239428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2431772549" calcext:value-type="float">
            <text:p>1.22431772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2532654263" calcext:value-type="float">
            <text:p>1.2253265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2533683962" calcext:value-type="float">
            <text:p>1.2253368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2582079843" calcext:value-type="float">
            <text:p>1.2258207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2670096964" calcext:value-type="float">
            <text:p>1.22670096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2680713399" calcext:value-type="float">
            <text:p>1.226807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271107029" calcext:value-type="float">
            <text:p>1.22711070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2729554293" calcext:value-type="float">
            <text:p>1.2272955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22790959658" calcext:value-type="float">
            <text:p>1.2279095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2842123732" calcext:value-type="float">
            <text:p>1.22842123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.22958044253" calcext:value-type="float">
            <text:p>1.2295804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2959897065" calcext:value-type="float">
            <text:p>1.2295989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3120552273" calcext:value-type="float">
            <text:p>1.2312055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3124927786" calcext:value-type="float">
            <text:p>1.2312492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3202985663" calcext:value-type="float">
            <text:p>1.2320298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23276834372" calcext:value-type="float">
            <text:p>1.23276834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3404529956" calcext:value-type="float">
            <text:p>1.23404529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3417126133" calcext:value-type="float">
            <text:p>1.23417126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3432212938" calcext:value-type="float">
            <text:p>1.23432212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3475608275" calcext:value-type="float">
            <text:p>1.2347560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3591291644" calcext:value-type="float">
            <text:p>1.2359129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3597035624" calcext:value-type="float">
            <text:p>1.2359703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3608053008" calcext:value-type="float">
            <text:p>1.2360805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3854572663" calcext:value-type="float">
            <text:p>1.2385457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38803331" calcext:value-type="float">
            <text:p>1.2388033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3883887414" calcext:value-type="float">
            <text:p>1.23883887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3897547438" calcext:value-type="float">
            <text:p>1.23897547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23933109292" calcext:value-type="float">
            <text:p>1.2393310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4295686911" calcext:value-type="float">
            <text:p>1.2429568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1.24300125238" calcext:value-type="float">
            <text:p>1.2430012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4500282637" calcext:value-type="float">
            <text:p>1.2450028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4501214445" calcext:value-type="float">
            <text:p>1.2450121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4561957398" calcext:value-type="float">
            <text:p>1.2456195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4771659003" calcext:value-type="float">
            <text:p>1.24771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5146109504" calcext:value-type="float">
            <text:p>1.251461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5232661481" calcext:value-type="float">
            <text:p>1.2523266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5785846475" calcext:value-type="float">
            <text:p>1.25785846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5880428542" calcext:value-type="float">
            <text:p>1.2588042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606362833" calcext:value-type="float">
            <text:p>1.26063628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117929592" calcext:value-type="float">
            <text:p>1.11179295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3699505341" calcext:value-type="float">
            <text:p>1.13699505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4043272903" calcext:value-type="float">
            <text:p>1.1404327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.14447644892" calcext:value-type="float">
            <text:p>1.1444764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4480199761" calcext:value-type="float">
            <text:p>1.1448019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5420718662" calcext:value-type="float">
            <text:p>1.1542071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15474099406" calcext:value-type="float">
            <text:p>1.15474099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5658204745" calcext:value-type="float">
            <text:p>1.15658204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.15824771448" calcext:value-type="float">
            <text:p>1.1582477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5951105507" calcext:value-type="float">
            <text:p>1.1595110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16234470602" calcext:value-type="float">
            <text:p>1.1623447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16240769692" calcext:value-type="float">
            <text:p>1.1624076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6372905246" calcext:value-type="float">
            <text:p>1.1637290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16410278233" calcext:value-type="float">
            <text:p>1.16410278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16433423868" calcext:value-type="float">
            <text:p>1.16433423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16434963227" calcext:value-type="float">
            <text:p>1.164349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16508036876" calcext:value-type="float">
            <text:p>1.1650803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6589652866" calcext:value-type="float">
            <text:p>1.16589652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6693834223" calcext:value-type="float">
            <text:p>1.16693834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16925594358" calcext:value-type="float">
            <text:p>1.1692559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6944018873" calcext:value-type="float">
            <text:p>1.1694401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7186701134" calcext:value-type="float">
            <text:p>1.1718670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7221510271" calcext:value-type="float">
            <text:p>1.17221510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7299436412" calcext:value-type="float">
            <text:p>1.17299436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17583543772" calcext:value-type="float">
            <text:p>1.17583543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7590203171" calcext:value-type="float">
            <text:p>1.1759020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763037209" calcext:value-type="float">
            <text:p>1.1763037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17697972895" calcext:value-type="float">
            <text:p>1.1769797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7799977689" calcext:value-type="float">
            <text:p>1.1779997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7848461051" calcext:value-type="float">
            <text:p>1.1784846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7852250761" calcext:value-type="float">
            <text:p>1.17852250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7882475775" calcext:value-type="float">
            <text:p>1.1788247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789025464" calcext:value-type="float">
            <text:p>1.17890254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17964995273" calcext:value-type="float">
            <text:p>1.17964995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8012573867" calcext:value-type="float">
            <text:p>1.18012573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1.18014332361" calcext:value-type="float">
            <text:p>1.18014332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18044542285" calcext:value-type="float">
            <text:p>1.18044542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10634796" calcext:value-type="float">
            <text:p>1.18106347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8132811455" calcext:value-type="float">
            <text:p>1.1813281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1814167829" calcext:value-type="float">
            <text:p>1.1814167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153964259" calcext:value-type="float">
            <text:p>1.1815396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18199387003" calcext:value-type="float">
            <text:p>1.181993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18239232504" calcext:value-type="float">
            <text:p>1.182392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284365814" calcext:value-type="float">
            <text:p>1.18284365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305127282" calcext:value-type="float">
            <text:p>1.18305127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18312729073" calcext:value-type="float">
            <text:p>1.1831272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8340202608" calcext:value-type="float">
            <text:p>1.1834020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8353316342" calcext:value-type="float">
            <text:p>1.18353316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8429851049" calcext:value-type="float">
            <text:p>1.1842985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486586066" calcext:value-type="float">
            <text:p>1.1848658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511102298" calcext:value-type="float">
            <text:p>1.185111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51560577" calcext:value-type="float">
            <text:p>1.18515605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541864847" calcext:value-type="float">
            <text:p>1.18541864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580474438" calcext:value-type="float">
            <text:p>1.18580474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8629943155" calcext:value-type="float">
            <text:p>1.1862994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864018731" calcext:value-type="float">
            <text:p>1.18640187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1864634766" calcext:value-type="float">
            <text:p>1.1864634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8687118946" calcext:value-type="float">
            <text:p>1.1868711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766062781" calcext:value-type="float">
            <text:p>1.18766062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18912406664" calcext:value-type="float">
            <text:p>1.18912406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8920107303" calcext:value-type="float">
            <text:p>1.1892010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8933033177" calcext:value-type="float">
            <text:p>1.1893303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19003460848" calcext:value-type="float">
            <text:p>1.1900346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006449193" calcext:value-type="float">
            <text:p>1.19006449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007966142" calcext:value-type="float">
            <text:p>1.19007966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036083087" calcext:value-type="float">
            <text:p>1.1903608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19181569089" calcext:value-type="float">
            <text:p>1.1918156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299030682" calcext:value-type="float">
            <text:p>1.1929903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9315290864" calcext:value-type="float">
            <text:p>1.19315290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34256054" calcext:value-type="float">
            <text:p>1.1934256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19441792975" calcext:value-type="float">
            <text:p>1.1944179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450975819" calcext:value-type="float">
            <text:p>1.19450975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1.19493941951" calcext:value-type="float">
            <text:p>1.19493941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502571234" calcext:value-type="float">
            <text:p>1.19502571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19515514983" calcext:value-type="float">
            <text:p>1.19515514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551100906" calcext:value-type="float">
            <text:p>1.1955110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653405729" calcext:value-type="float">
            <text:p>1.1965340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677654079" calcext:value-type="float">
            <text:p>1.19677654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19714838774" calcext:value-type="float">
            <text:p>1.19714838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9" calcext:value-type="float">
            <text:p>9</text:p>
          </table:table-cell>
          <table:table-cell office:value-type="float" office:value="1.19754839894" calcext:value-type="float">
            <text:p>1.19754839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9761190677" calcext:value-type="float">
            <text:p>1.1976119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9827500785" calcext:value-type="float">
            <text:p>1.19827500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19852532666" calcext:value-type="float">
            <text:p>1.19852532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1986256251" calcext:value-type="float">
            <text:p>1.19862562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.19889115293" calcext:value-type="float">
            <text:p>1.19889115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19902727879" calcext:value-type="float">
            <text:p>1.1990272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19955306821" calcext:value-type="float">
            <text:p>1.19955306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0014226668" calcext:value-type="float">
            <text:p>1.20014226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0022615735" calcext:value-type="float">
            <text:p>1.20022615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0025602109" calcext:value-type="float">
            <text:p>1.2002560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0053024151" calcext:value-type="float">
            <text:p>1.20053024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0089842342" calcext:value-type="float">
            <text:p>1.2008984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0092911591" calcext:value-type="float">
            <text:p>1.2009291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0147393627" calcext:value-type="float">
            <text:p>1.20147393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0160494867" calcext:value-type="float">
            <text:p>1.20160494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017142764" calcext:value-type="float">
            <text:p>1.2017142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0211322804" calcext:value-type="float">
            <text:p>1.2021132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.20296641078" calcext:value-type="float">
            <text:p>1.20296641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0348360709" calcext:value-type="float">
            <text:p>1.2034836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0385851086" calcext:value-type="float">
            <text:p>1.2038585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0434937874" calcext:value-type="float">
            <text:p>1.20434937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046229827" calcext:value-type="float">
            <text:p>1.2046229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0506762705" calcext:value-type="float">
            <text:p>1.2050676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055713754" calcext:value-type="float">
            <text:p>1.20557137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0606389598" calcext:value-type="float">
            <text:p>1.2060638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0627679901" calcext:value-type="float">
            <text:p>1.206276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0648694708" calcext:value-type="float">
            <text:p>1.20648694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0670431816" calcext:value-type="float">
            <text:p>1.2067043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0715732206" calcext:value-type="float">
            <text:p>1.20715732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0717676631" calcext:value-type="float">
            <text:p>1.20717676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0735807975" calcext:value-type="float">
            <text:p>1.2073580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0821626694" calcext:value-type="float">
            <text:p>1.2082162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0837963138" calcext:value-type="float">
            <text:p>1.20837963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0909327967" calcext:value-type="float">
            <text:p>1.20909327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0921972233" calcext:value-type="float">
            <text:p>1.2092197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2" calcext:value-type="float">
            <text:p>12</text:p>
          </table:table-cell>
          <table:table-cell office:value-type="float" office:value="1.20930182748" calcext:value-type="float">
            <text:p>1.20930182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0975157747" calcext:value-type="float">
            <text:p>1.2097515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0987683316" calcext:value-type="float">
            <text:p>1.2098768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1008433089" calcext:value-type="float">
            <text:p>1.2100843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1009356245" calcext:value-type="float">
            <text:p>1.2100935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1019451761" calcext:value-type="float">
            <text:p>1.21019451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1065531585" calcext:value-type="float">
            <text:p>1.2106553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1112133689" calcext:value-type="float">
            <text:p>1.2111213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1123531734" calcext:value-type="float">
            <text:p>1.2112353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1144868586" calcext:value-type="float">
            <text:p>1.21144868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1.21188233563" calcext:value-type="float">
            <text:p>1.2118823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11983597" calcext:value-type="float">
            <text:p>1.2119835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274521183" calcext:value-type="float">
            <text:p>1.2127452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1299508318" calcext:value-type="float">
            <text:p>1.21299508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1373513916" calcext:value-type="float">
            <text:p>1.21373513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1396304889" calcext:value-type="float">
            <text:p>1.2139630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1421956394" calcext:value-type="float">
            <text:p>1.2142195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1.21428347275" calcext:value-type="float">
            <text:p>1.21428347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1459728785" calcext:value-type="float">
            <text:p>1.2145972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1469760464" calcext:value-type="float">
            <text:p>1.21469760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1488860243" calcext:value-type="float">
            <text:p>1.21488860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1541829051" calcext:value-type="float">
            <text:p>1.2154182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1565040866" calcext:value-type="float">
            <text:p>1.21565040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1667008018" calcext:value-type="float">
            <text:p>1.216670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1673056827" calcext:value-type="float">
            <text:p>1.21673056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1684478852" calcext:value-type="float">
            <text:p>1.21684478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1720569191" calcext:value-type="float">
            <text:p>1.21720569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1739579499" calcext:value-type="float">
            <text:p>1.2173957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748223354" calcext:value-type="float">
            <text:p>1.21748223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1831990138" calcext:value-type="float">
            <text:p>1.2183199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1858590484" calcext:value-type="float">
            <text:p>1.2185859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1871167529" calcext:value-type="float">
            <text:p>1.2187116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1891152434" calcext:value-type="float">
            <text:p>1.2189115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1944504309" calcext:value-type="float">
            <text:p>1.21944504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1949354033" calcext:value-type="float">
            <text:p>1.2194935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2012785061" calcext:value-type="float">
            <text:p>1.22012785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206811748" calcext:value-type="float">
            <text:p>1.22068117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141543354" calcext:value-type="float">
            <text:p>1.22141543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2171225522" calcext:value-type="float">
            <text:p>1.22171225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2184150981" calcext:value-type="float">
            <text:p>1.2218415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219892616" calcext:value-type="float">
            <text:p>1.22198926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2200815288" calcext:value-type="float">
            <text:p>1.22200815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2205240957" calcext:value-type="float">
            <text:p>1.2220524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1" calcext:value-type="float">
            <text:p>11</text:p>
          </table:table-cell>
          <table:table-cell office:value-type="float" office:value="1.22205298323" calcext:value-type="float">
            <text:p>1.22205298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221824956" calcext:value-type="float">
            <text:p>1.2222182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2259391805" calcext:value-type="float">
            <text:p>1.2225939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2522936708" calcext:value-type="float">
            <text:p>1.22522936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2568694961" calcext:value-type="float">
            <text:p>1.2256869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2579850852" calcext:value-type="float">
            <text:p>1.2257985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2655983345" calcext:value-type="float">
            <text:p>1.22655983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1.22778390045" calcext:value-type="float">
            <text:p>1.2277839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83203861" calcext:value-type="float">
            <text:p>1.2283203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2879240219" calcext:value-type="float">
            <text:p>1.2287924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296309745" calcext:value-type="float">
            <text:p>1.2296309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3079521802" calcext:value-type="float">
            <text:p>1.230795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113012979" calcext:value-type="float">
            <text:p>1.2311301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12678476" calcext:value-type="float">
            <text:p>1.23126784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19696798" calcext:value-type="float">
            <text:p>1.2319696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3295345854" calcext:value-type="float">
            <text:p>1.2329534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48922202" calcext:value-type="float">
            <text:p>1.2348922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491859258" calcext:value-type="float">
            <text:p>1.2349185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350931708" calcext:value-type="float">
            <text:p>1.23509317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3600715823" calcext:value-type="float">
            <text:p>1.23600715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3616980461" calcext:value-type="float">
            <text:p>1.23616980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688421905" calcext:value-type="float">
            <text:p>1.2368842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751609754" calcext:value-type="float">
            <text:p>1.2375160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9" calcext:value-type="float">
            <text:p>9</text:p>
          </table:table-cell>
          <table:table-cell office:value-type="float" office:value="1.23758531684" calcext:value-type="float">
            <text:p>1.23758531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3806926348" calcext:value-type="float">
            <text:p>1.2380692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4078070157" calcext:value-type="float">
            <text:p>1.2407807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4132084333" calcext:value-type="float">
            <text:p>1.2413208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4180267151" calcext:value-type="float">
            <text:p>1.2418026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422066068" calcext:value-type="float">
            <text:p>1.2422066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4404943806" calcext:value-type="float">
            <text:p>1.24404943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4499102982" calcext:value-type="float">
            <text:p>1.2449910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4547653238" calcext:value-type="float">
            <text:p>1.24547653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4553522721" calcext:value-type="float">
            <text:p>1.2455352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486251012" calcext:value-type="float">
            <text:p>1.2486251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5128229796" calcext:value-type="float">
            <text:p>1.251282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5161706182" calcext:value-type="float">
            <text:p>1.2516170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5225858135" calcext:value-type="float">
            <text:p>1.25225858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538110818" calcext:value-type="float">
            <text:p>1.2538110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5603814558" calcext:value-type="float">
            <text:p>1.25603814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5745877532" calcext:value-type="float">
            <text:p>1.2574587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5857697256" calcext:value-type="float">
            <text:p>1.2585769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6074012022" calcext:value-type="float">
            <text:p>1.2607401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0740688718" calcext:value-type="float">
            <text:p>1.1074068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3524650244" calcext:value-type="float">
            <text:p>1.13524650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3532982649" calcext:value-type="float">
            <text:p>1.1353298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14545293358" calcext:value-type="float">
            <text:p>1.14545293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474573684" calcext:value-type="float">
            <text:p>1.1474573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4751127745" calcext:value-type="float">
            <text:p>1.1475112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4755337106" calcext:value-type="float">
            <text:p>1.14755337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4907364108" calcext:value-type="float">
            <text:p>1.14907364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5013995576" calcext:value-type="float">
            <text:p>1.15013995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50234256" calcext:value-type="float">
            <text:p>1.150234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5228994864" calcext:value-type="float">
            <text:p>1.15228994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548544522" calcext:value-type="float">
            <text:p>1.15485445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15546387703" calcext:value-type="float">
            <text:p>1.1554638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5642803086" calcext:value-type="float">
            <text:p>1.1564280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1573206908" calcext:value-type="float">
            <text:p>1.1573206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5761472752" calcext:value-type="float">
            <text:p>1.15761472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5770236755" calcext:value-type="float">
            <text:p>1.15770236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15781747843" calcext:value-type="float">
            <text:p>1.15781747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5814443436" calcext:value-type="float">
            <text:p>1.15814443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5848035167" calcext:value-type="float">
            <text:p>1.15848035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597005798" calcext:value-type="float">
            <text:p>1.1597005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617260116" calcext:value-type="float">
            <text:p>1.16172601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6226672108" calcext:value-type="float">
            <text:p>1.1622667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6280873775" calcext:value-type="float">
            <text:p>1.16280873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6520656854" calcext:value-type="float">
            <text:p>1.16520656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6736170054" calcext:value-type="float">
            <text:p>1.1673617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6754305632" calcext:value-type="float">
            <text:p>1.1675430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6764126403" calcext:value-type="float">
            <text:p>1.167641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16827839151" calcext:value-type="float">
            <text:p>1.1682783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16856457768" calcext:value-type="float">
            <text:p>1.16856457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6950165897" calcext:value-type="float">
            <text:p>1.169501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7020590782" calcext:value-type="float">
            <text:p>1.1702059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709350356" calcext:value-type="float">
            <text:p>1.1709350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7127089947" calcext:value-type="float">
            <text:p>1.1712708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7174112403" calcext:value-type="float">
            <text:p>1.171741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7187883444" calcext:value-type="float">
            <text:p>1.17187883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7212192001" calcext:value-type="float">
            <text:p>1.17212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7217361292" calcext:value-type="float">
            <text:p>1.1721736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7256965706" calcext:value-type="float">
            <text:p>1.17256965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7283639491" calcext:value-type="float">
            <text:p>1.1728363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7384300162" calcext:value-type="float">
            <text:p>1.1738430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7425710204" calcext:value-type="float">
            <text:p>1.174257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7433710736" calcext:value-type="float">
            <text:p>1.17433710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7529225545" calcext:value-type="float">
            <text:p>1.1752922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7540630435" calcext:value-type="float">
            <text:p>1.17540630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7584175614" calcext:value-type="float">
            <text:p>1.1758417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7584935095" calcext:value-type="float">
            <text:p>1.1758493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7735126715" calcext:value-type="float">
            <text:p>1.17735126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7816781231" calcext:value-type="float">
            <text:p>1.17816781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7907804286" calcext:value-type="float">
            <text:p>1.1790780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7928870731" calcext:value-type="float">
            <text:p>1.17928870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7978599998" calcext:value-type="float">
            <text:p>1.1797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7992732003" calcext:value-type="float">
            <text:p>1.17992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8057886028" calcext:value-type="float">
            <text:p>1.1805788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126012982" calcext:value-type="float">
            <text:p>1.1812601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8282430643" calcext:value-type="float">
            <text:p>1.1828243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383177446" calcext:value-type="float">
            <text:p>1.1838317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393122216" calcext:value-type="float">
            <text:p>1.18393122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18414078867" calcext:value-type="float">
            <text:p>1.1841407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453995388" calcext:value-type="float">
            <text:p>1.18453995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499744336" calcext:value-type="float">
            <text:p>1.1849974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500100669" calcext:value-type="float">
            <text:p>1.1850010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552633967" calcext:value-type="float">
            <text:p>1.18552633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567233793" calcext:value-type="float">
            <text:p>1.18567233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8573603554" calcext:value-type="float">
            <text:p>1.1857360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8589523573" calcext:value-type="float">
            <text:p>1.18589523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8625929845" calcext:value-type="float">
            <text:p>1.18625929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18695812632" calcext:value-type="float">
            <text:p>1.18695812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8711254271" calcext:value-type="float">
            <text:p>1.1871125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18750471187" calcext:value-type="float">
            <text:p>1.18750471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788529075" calcext:value-type="float">
            <text:p>1.1878852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8790837478" calcext:value-type="float">
            <text:p>1.18790837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880698629" calcext:value-type="float">
            <text:p>1.18806986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8808646223" calcext:value-type="float">
            <text:p>1.1880864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8819034344" calcext:value-type="float">
            <text:p>1.1881903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8848955444" calcext:value-type="float">
            <text:p>1.1884895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8902764988" calcext:value-type="float">
            <text:p>1.18902764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8912868028" calcext:value-type="float">
            <text:p>1.18912868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8966544273" calcext:value-type="float">
            <text:p>1.1896654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899536519" calcext:value-type="float">
            <text:p>1.1899536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9042340695" calcext:value-type="float">
            <text:p>1.1904234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9240645042" calcext:value-type="float">
            <text:p>1.19240645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9250410443" calcext:value-type="float">
            <text:p>1.19250410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9254036469" calcext:value-type="float">
            <text:p>1.1925403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9257991687" calcext:value-type="float">
            <text:p>1.1925799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9353869395" calcext:value-type="float">
            <text:p>1.193538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9401843664" calcext:value-type="float">
            <text:p>1.1940184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9410516216" calcext:value-type="float">
            <text:p>1.1941051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9468794752" calcext:value-type="float">
            <text:p>1.19468794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9528911283" calcext:value-type="float">
            <text:p>1.1952891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9553841205" calcext:value-type="float">
            <text:p>1.1955384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957254063" calcext:value-type="float">
            <text:p>1.1957254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9578543284" calcext:value-type="float">
            <text:p>1.19578543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9585974222" calcext:value-type="float">
            <text:p>1.19585974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9614702113" calcext:value-type="float">
            <text:p>1.1961470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9750031272" calcext:value-type="float">
            <text:p>1.19750031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19870894519" calcext:value-type="float">
            <text:p>1.19870894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9937948504" calcext:value-type="float">
            <text:p>1.1993794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19954450778" calcext:value-type="float">
            <text:p>1.1995445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19957803626" calcext:value-type="float">
            <text:p>1.19957803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19989670072" calcext:value-type="float">
            <text:p>1.1998967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0006458854" calcext:value-type="float">
            <text:p>1.20006458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0020903284" calcext:value-type="float">
            <text:p>1.20020903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064538531" calcext:value-type="float">
            <text:p>1.20064538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0109839133" calcext:value-type="float">
            <text:p>1.2010983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128847363" calcext:value-type="float">
            <text:p>1.2012884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022729718" calcext:value-type="float">
            <text:p>1.2022729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0234312409" calcext:value-type="float">
            <text:p>1.20234312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20239946628" calcext:value-type="float">
            <text:p>1.20239946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0250797147" calcext:value-type="float">
            <text:p>1.2025079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300642837" calcext:value-type="float">
            <text:p>1.2030064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0387702243" calcext:value-type="float">
            <text:p>1.2038770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483032098" calcext:value-type="float">
            <text:p>1.2048303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493460304" calcext:value-type="float">
            <text:p>1.204934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0496851227" calcext:value-type="float">
            <text:p>1.20496851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20551373015" calcext:value-type="float">
            <text:p>1.20551373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0577372811" calcext:value-type="float">
            <text:p>1.20577372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59038749" calcext:value-type="float">
            <text:p>1.20590387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0695298749" calcext:value-type="float">
            <text:p>1.20695298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0760033907" calcext:value-type="float">
            <text:p>1.2076003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0804121668" calcext:value-type="float">
            <text:p>1.2080412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812086147" calcext:value-type="float">
            <text:p>1.2081208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0859448441" calcext:value-type="float">
            <text:p>1.20859448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898535593" calcext:value-type="float">
            <text:p>1.20898535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91831006" calcext:value-type="float">
            <text:p>1.2091831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0927370362" calcext:value-type="float">
            <text:p>1.2092737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0932186077" calcext:value-type="float">
            <text:p>1.2093218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0940515603" calcext:value-type="float">
            <text:p>1.209405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0999251579" calcext:value-type="float">
            <text:p>1.20999251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21013232092" calcext:value-type="float">
            <text:p>1.2101323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1035243787" calcext:value-type="float">
            <text:p>1.21035243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1048310537" calcext:value-type="float">
            <text:p>1.2104831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1067309902" calcext:value-type="float">
            <text:p>1.210673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21143373853" calcext:value-type="float">
            <text:p>1.2114337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1165676482" calcext:value-type="float">
            <text:p>1.21165676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1177635603" calcext:value-type="float">
            <text:p>1.211776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184944" calcext:value-type="float">
            <text:p>1.211849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11899245" calcext:value-type="float">
            <text:p>1.2118992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203042171" calcext:value-type="float">
            <text:p>1.2120304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2903063" calcext:value-type="float">
            <text:p>1.212903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1358557296" calcext:value-type="float">
            <text:p>1.213585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141820828" calcext:value-type="float">
            <text:p>1.2141820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1453432709" calcext:value-type="float">
            <text:p>1.2145343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1502980964" calcext:value-type="float">
            <text:p>1.2150298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54812607" calcext:value-type="float">
            <text:p>1.2154812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657147571" calcext:value-type="float">
            <text:p>1.21657147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720051465" calcext:value-type="float">
            <text:p>1.2172005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731600248" calcext:value-type="float">
            <text:p>1.21731600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830600452" calcext:value-type="float">
            <text:p>1.21830600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21900131384" calcext:value-type="float">
            <text:p>1.2190013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2029869733" calcext:value-type="float">
            <text:p>1.2202986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2076726644" calcext:value-type="float">
            <text:p>1.22076726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2096257853" calcext:value-type="float">
            <text:p>1.22096257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2109622368" calcext:value-type="float">
            <text:p>1.22109622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2211957462" calcext:value-type="float">
            <text:p>1.22119574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22147100871" calcext:value-type="float">
            <text:p>1.22147100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1.22161368133" calcext:value-type="float">
            <text:p>1.22161368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2231362661" calcext:value-type="float">
            <text:p>1.2223136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2389785762" calcext:value-type="float">
            <text:p>1.2238978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2491353147" calcext:value-type="float">
            <text:p>1.22491353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2520314737" calcext:value-type="float">
            <text:p>1.2252031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2557919087" calcext:value-type="float">
            <text:p>1.2255791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2611525597" calcext:value-type="float">
            <text:p>1.226115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2639078899" calcext:value-type="float">
            <text:p>1.226390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2692485303" calcext:value-type="float">
            <text:p>1.2269248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2765342712" calcext:value-type="float">
            <text:p>1.2276534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2849255193" calcext:value-type="float">
            <text:p>1.2284925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2852310538" calcext:value-type="float">
            <text:p>1.2285231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2886868905" calcext:value-type="float">
            <text:p>1.22886868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2935352434" calcext:value-type="float">
            <text:p>1.2293535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2297415072" calcext:value-type="float">
            <text:p>1.22974150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3071639114" calcext:value-type="float">
            <text:p>1.23071639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3099427491" calcext:value-type="float">
            <text:p>1.23099427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3132802138" calcext:value-type="float">
            <text:p>1.23132802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3288376802" calcext:value-type="float">
            <text:p>1.2328837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3328607526" calcext:value-type="float">
            <text:p>1.2332860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342565617" calcext:value-type="float">
            <text:p>1.2342565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3533415631" calcext:value-type="float">
            <text:p>1.2353341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3548004002" calcext:value-type="float">
            <text:p>1.23548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3642289201" calcext:value-type="float">
            <text:p>1.2364228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3717228409" calcext:value-type="float">
            <text:p>1.23717228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372773837" calcext:value-type="float">
            <text:p>1.23727738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3736947227" calcext:value-type="float">
            <text:p>1.23736947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2377534969" calcext:value-type="float">
            <text:p>1.2377534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3778721442" calcext:value-type="float">
            <text:p>1.2377872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3955234852" calcext:value-type="float">
            <text:p>1.23955234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3999566605" calcext:value-type="float">
            <text:p>1.23999566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4021279784" calcext:value-type="float">
            <text:p>1.24021279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4387832764" calcext:value-type="float">
            <text:p>1.24387832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45189918" calcext:value-type="float">
            <text:p>1.245189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1.24743471498" calcext:value-type="float">
            <text:p>1.247434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5129682793" calcext:value-type="float">
            <text:p>1.2512968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5312584764" calcext:value-type="float">
            <text:p>1.25312584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5450106534" calcext:value-type="float">
            <text:p>1.2545010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5763091829" calcext:value-type="float">
            <text:p>1.2576309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26954425434" calcext:value-type="float">
            <text:p>1.2695442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4449367594" calcext:value-type="float">
            <text:p>1.1444936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4502622895" calcext:value-type="float">
            <text:p>1.1450262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4804679171" calcext:value-type="float">
            <text:p>1.14804679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5013337486" calcext:value-type="float">
            <text:p>1.15013337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5143537818" calcext:value-type="float">
            <text:p>1.1514353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5235499339" calcext:value-type="float">
            <text:p>1.1523549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5449965181" calcext:value-type="float">
            <text:p>1.15449965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5734162158" calcext:value-type="float">
            <text:p>1.1573416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5924377618" calcext:value-type="float">
            <text:p>1.15924377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5936000046" calcext:value-type="float">
            <text:p>1.1593600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6022883473" calcext:value-type="float">
            <text:p>1.1602288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6052601259" calcext:value-type="float">
            <text:p>1.1605260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6308687239" calcext:value-type="float">
            <text:p>1.1630868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6612135015" calcext:value-type="float">
            <text:p>1.16612135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6733905005" calcext:value-type="float">
            <text:p>1.1673390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6799974403" calcext:value-type="float">
            <text:p>1.1679997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6844243018" calcext:value-type="float">
            <text:p>1.16844243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6851063583" calcext:value-type="float">
            <text:p>1.1685106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6857278036" calcext:value-type="float">
            <text:p>1.16857278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6868381594" calcext:value-type="float">
            <text:p>1.1686838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6981670999" calcext:value-type="float">
            <text:p>1.169816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7089420074" calcext:value-type="float">
            <text:p>1.1708942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11491826" calcext:value-type="float">
            <text:p>1.17114918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7223839725" calcext:value-type="float">
            <text:p>1.1722383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375467023" calcext:value-type="float">
            <text:p>1.1737546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7417610651" calcext:value-type="float">
            <text:p>1.17417610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462763512" calcext:value-type="float">
            <text:p>1.17462763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467949007" calcext:value-type="float">
            <text:p>1.17467949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502641785" calcext:value-type="float">
            <text:p>1.1750264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750940125" calcext:value-type="float">
            <text:p>1.1750940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564847678" calcext:value-type="float">
            <text:p>1.17564847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7689764022" calcext:value-type="float">
            <text:p>1.17689764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696656151" calcext:value-type="float">
            <text:p>1.1769665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70384247" calcext:value-type="float">
            <text:p>1.17703842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773339514" calcext:value-type="float">
            <text:p>1.17733395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7782951312" calcext:value-type="float">
            <text:p>1.1778295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900746539" calcext:value-type="float">
            <text:p>1.17900746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7907043721" calcext:value-type="float">
            <text:p>1.17907043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7975181934" calcext:value-type="float">
            <text:p>1.17975181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030629635" calcext:value-type="float">
            <text:p>1.18030629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060059683" calcext:value-type="float">
            <text:p>1.1806005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124372792" calcext:value-type="float">
            <text:p>1.1812437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187745191" calcext:value-type="float">
            <text:p>1.1818774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307323714" calcext:value-type="float">
            <text:p>1.18307323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365190592" calcext:value-type="float">
            <text:p>1.1836519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381887942" calcext:value-type="float">
            <text:p>1.18381887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399609207" calcext:value-type="float">
            <text:p>1.18399609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18405666183" calcext:value-type="float">
            <text:p>1.1840566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8410904273" calcext:value-type="float">
            <text:p>1.1841090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442874828" calcext:value-type="float">
            <text:p>1.18442874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474487004" calcext:value-type="float">
            <text:p>1.184744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482217625" calcext:value-type="float">
            <text:p>1.18482217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509281805" calcext:value-type="float">
            <text:p>1.1850928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8565665643" calcext:value-type="float">
            <text:p>1.18565665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570534886" calcext:value-type="float">
            <text:p>1.1857053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604756875" calcext:value-type="float">
            <text:p>1.1860475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659092094" calcext:value-type="float">
            <text:p>1.1865909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1868730687" calcext:value-type="float">
            <text:p>1.1868730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692558966" calcext:value-type="float">
            <text:p>1.18692558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704507324" calcext:value-type="float">
            <text:p>1.1870450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705474671" calcext:value-type="float">
            <text:p>1.18705474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712246836" calcext:value-type="float">
            <text:p>1.1871224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718975095" calcext:value-type="float">
            <text:p>1.1871897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733435143" calcext:value-type="float">
            <text:p>1.18733435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738116788" calcext:value-type="float">
            <text:p>1.1873811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765298121" calcext:value-type="float">
            <text:p>1.18765298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800692561" calcext:value-type="float">
            <text:p>1.1880069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838469467" calcext:value-type="float">
            <text:p>1.1883846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886937541" calcext:value-type="float">
            <text:p>1.18869375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895099457" calcext:value-type="float">
            <text:p>1.18895099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919136284" calcext:value-type="float">
            <text:p>1.1891913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8992985658" calcext:value-type="float">
            <text:p>1.1899298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026529256" calcext:value-type="float">
            <text:p>1.1902652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031266353" calcext:value-type="float">
            <text:p>1.1903126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9037182242" calcext:value-type="float">
            <text:p>1.1903718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070151894" calcext:value-type="float">
            <text:p>1.1907015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9126303192" calcext:value-type="float">
            <text:p>1.1912630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9192360543" calcext:value-type="float">
            <text:p>1.1919236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213850857" calcext:value-type="float">
            <text:p>1.19213850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301303036" calcext:value-type="float">
            <text:p>1.19301303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354761078" calcext:value-type="float">
            <text:p>1.19354761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9450258543" calcext:value-type="float">
            <text:p>1.1945025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463922483" calcext:value-type="float">
            <text:p>1.19463922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9504243512" calcext:value-type="float">
            <text:p>1.19504243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508785055" calcext:value-type="float">
            <text:p>1.19508785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56723787" calcext:value-type="float">
            <text:p>1.19567237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57044561" calcext:value-type="float">
            <text:p>1.1957044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590745219" calcext:value-type="float">
            <text:p>1.19590745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601259314" calcext:value-type="float">
            <text:p>1.19601259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605454031" calcext:value-type="float">
            <text:p>1.1960545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617949651" calcext:value-type="float">
            <text:p>1.19617949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62145305" calcext:value-type="float">
            <text:p>1.19621453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705311114" calcext:value-type="float">
            <text:p>1.1970531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77228931" calcext:value-type="float">
            <text:p>1.19772289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786514703" calcext:value-type="float">
            <text:p>1.197865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19821702658" calcext:value-type="float">
            <text:p>1.1982170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891490669" calcext:value-type="float">
            <text:p>1.1989149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19914617784" calcext:value-type="float">
            <text:p>1.19914617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926729878" calcext:value-type="float">
            <text:p>1.19926729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19963280217" calcext:value-type="float">
            <text:p>1.1996328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003527138" calcext:value-type="float">
            <text:p>1.2000352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057388788" calcext:value-type="float">
            <text:p>1.2005738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109618974" calcext:value-type="float">
            <text:p>1.20109618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021020745" calcext:value-type="float">
            <text:p>1.2021020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0275622494" calcext:value-type="float">
            <text:p>1.20275622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0285892184" calcext:value-type="float">
            <text:p>1.2028589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0307747279" calcext:value-type="float">
            <text:p>1.20307747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20361220695" calcext:value-type="float">
            <text:p>1.2036122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366533062" calcext:value-type="float">
            <text:p>1.2036653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0388774417" calcext:value-type="float">
            <text:p>1.2038877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396113679" calcext:value-type="float">
            <text:p>1.2039611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413387018" calcext:value-type="float">
            <text:p>1.2041338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0422927073" calcext:value-type="float">
            <text:p>1.2042292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4404477" calcext:value-type="float">
            <text:p>1.2044044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464502194" calcext:value-type="float">
            <text:p>1.2046450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565852267" calcext:value-type="float">
            <text:p>1.2056585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0704961875" calcext:value-type="float">
            <text:p>1.20704961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0729297374" calcext:value-type="float">
            <text:p>1.20729297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0732810496" calcext:value-type="float">
            <text:p>1.207328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773845459" calcext:value-type="float">
            <text:p>1.20773845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0839303187" calcext:value-type="float">
            <text:p>1.2083930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0863750206" calcext:value-type="float">
            <text:p>1.2086375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0919214891" calcext:value-type="float">
            <text:p>1.2091921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0930176679" calcext:value-type="float">
            <text:p>1.20930176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1144179526" calcext:value-type="float">
            <text:p>1.21144179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1168871086" calcext:value-type="float">
            <text:p>1.2116887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1196626971" calcext:value-type="float">
            <text:p>1.2119662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1354637635" calcext:value-type="float">
            <text:p>1.2135463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1354860189" calcext:value-type="float">
            <text:p>1.21354860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1417333728" calcext:value-type="float">
            <text:p>1.21417333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1486114654" calcext:value-type="float">
            <text:p>1.21486114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1486398954" calcext:value-type="float">
            <text:p>1.2148639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1594117216" calcext:value-type="float">
            <text:p>1.21594117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1596066297" calcext:value-type="float">
            <text:p>1.2159606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1642266251" calcext:value-type="float">
            <text:p>1.2164226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21676402666" calcext:value-type="float">
            <text:p>1.21676402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1683639096" calcext:value-type="float">
            <text:p>1.216836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1763828908" calcext:value-type="float">
            <text:p>1.21763828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1894098394" calcext:value-type="float">
            <text:p>1.2189409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1991830603" calcext:value-type="float">
            <text:p>1.219918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2038552742" calcext:value-type="float">
            <text:p>1.22038552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206087515" calcext:value-type="float">
            <text:p>1.22060875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2127104218" calcext:value-type="float">
            <text:p>1.22127104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212995913" calcext:value-type="float">
            <text:p>1.2212995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2177031059" calcext:value-type="float">
            <text:p>1.2217703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218799128" calcext:value-type="float">
            <text:p>1.2218799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2233680914" calcext:value-type="float">
            <text:p>1.2223368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2322348453" calcext:value-type="float">
            <text:p>1.2232234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2335477178" calcext:value-type="float">
            <text:p>1.2233547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2493016503" calcext:value-type="float">
            <text:p>1.2249301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2553187578" calcext:value-type="float">
            <text:p>1.22553187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259351838" calcext:value-type="float">
            <text:p>1.22593518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2693243031" calcext:value-type="float">
            <text:p>1.2269324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287484994" calcext:value-type="float">
            <text:p>1.2287484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2977681589" calcext:value-type="float">
            <text:p>1.2297768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3024146324" calcext:value-type="float">
            <text:p>1.2302414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3111204344" calcext:value-type="float">
            <text:p>1.2311120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3217856077" calcext:value-type="float">
            <text:p>1.2321785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3429047943" calcext:value-type="float">
            <text:p>1.23429047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3476462677" calcext:value-type="float">
            <text:p>1.23476462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3734687276" calcext:value-type="float">
            <text:p>1.23734687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4200131063" calcext:value-type="float">
            <text:p>1.2420013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4239651991" calcext:value-type="float">
            <text:p>1.24239651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4570381415" calcext:value-type="float">
            <text:p>1.2457038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24809642685" calcext:value-type="float">
            <text:p>1.2480964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4980906459" calcext:value-type="float">
            <text:p>1.24980906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5630523633" calcext:value-type="float">
            <text:p>1.25630523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6590264106" calcext:value-type="float">
            <text:p>1.26590264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0399262894" calcext:value-type="float">
            <text:p>1.1039926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1697023058" calcext:value-type="float">
            <text:p>1.1169702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2806303011" calcext:value-type="float">
            <text:p>1.1280630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3696365381" calcext:value-type="float">
            <text:p>1.1369636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421336943" calcext:value-type="float">
            <text:p>1.14213369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4417179062" calcext:value-type="float">
            <text:p>1.1441717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4768083826" calcext:value-type="float">
            <text:p>1.1476808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5737420593" calcext:value-type="float">
            <text:p>1.1573742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6155693694" calcext:value-type="float">
            <text:p>1.1615569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6330534393" calcext:value-type="float">
            <text:p>1.1633053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6350541564" calcext:value-type="float">
            <text:p>1.1635054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6440473294" calcext:value-type="float">
            <text:p>1.16440473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6560376064" calcext:value-type="float">
            <text:p>1.16560376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6851996209" calcext:value-type="float">
            <text:p>1.1685199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6891076112" calcext:value-type="float">
            <text:p>1.1689107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7056374009" calcext:value-type="float">
            <text:p>1.1705637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062271855" calcext:value-type="float">
            <text:p>1.17062271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7277913059" calcext:value-type="float">
            <text:p>1.1727791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7323953664" calcext:value-type="float">
            <text:p>1.1732395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334777434" calcext:value-type="float">
            <text:p>1.17334777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38567998" calcext:value-type="float">
            <text:p>1.1738567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467343005" calcext:value-type="float">
            <text:p>1.1746734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545859884" calcext:value-type="float">
            <text:p>1.17545859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547998584" calcext:value-type="float">
            <text:p>1.17547998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684610044" calcext:value-type="float">
            <text:p>1.1768461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702860752" calcext:value-type="float">
            <text:p>1.17702860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823448238" calcext:value-type="float">
            <text:p>1.17823448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84567569" calcext:value-type="float">
            <text:p>1.17845675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7920624635" calcext:value-type="float">
            <text:p>1.17920624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820789733" calcext:value-type="float">
            <text:p>1.18207897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8229167922" calcext:value-type="float">
            <text:p>1.1822916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.18349867029" calcext:value-type="float">
            <text:p>1.1834986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8370341529" calcext:value-type="float">
            <text:p>1.18370341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857439005" calcext:value-type="float">
            <text:p>1.1857439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8633397796" calcext:value-type="float">
            <text:p>1.1863339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8635631801" calcext:value-type="float">
            <text:p>1.186356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86723505" calcext:value-type="float">
            <text:p>1.186723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8759554986" calcext:value-type="float">
            <text:p>1.18759554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8766376244" calcext:value-type="float">
            <text:p>1.1876637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8798103064" calcext:value-type="float">
            <text:p>1.1879810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8917413312" calcext:value-type="float">
            <text:p>1.18917413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8974541345" calcext:value-type="float">
            <text:p>1.1897454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8998734612" calcext:value-type="float">
            <text:p>1.18998734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19253661615" calcext:value-type="float">
            <text:p>1.1925366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9443929049" calcext:value-type="float">
            <text:p>1.1944392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9538795558" calcext:value-type="float">
            <text:p>1.1953879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9581881777" calcext:value-type="float">
            <text:p>1.1958188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9669431955" calcext:value-type="float">
            <text:p>1.1966943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9727477907" calcext:value-type="float">
            <text:p>1.1972747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9793988897" calcext:value-type="float">
            <text:p>1.1979398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19855302921" calcext:value-type="float">
            <text:p>1.19855302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.19908443387" calcext:value-type="float">
            <text:p>1.19908443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032120137" calcext:value-type="float">
            <text:p>1.2003212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097667655" calcext:value-type="float">
            <text:p>1.2009766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165222288" calcext:value-type="float">
            <text:p>1.20165222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309861868" calcext:value-type="float">
            <text:p>1.2030986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0313652961" calcext:value-type="float">
            <text:p>1.20313652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342709684" calcext:value-type="float">
            <text:p>1.2034270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401116167" calcext:value-type="float">
            <text:p>1.2040111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0409120234" calcext:value-type="float">
            <text:p>1.2040912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0418102318" calcext:value-type="float">
            <text:p>1.20418102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4402135" calcext:value-type="float">
            <text:p>1.204402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0578627617" calcext:value-type="float">
            <text:p>1.20578627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663975721" calcext:value-type="float">
            <text:p>1.20663975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751297195" calcext:value-type="float">
            <text:p>1.2075129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0777239927" calcext:value-type="float">
            <text:p>1.2077723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098178939" calcext:value-type="float">
            <text:p>1.20981789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1029281117" calcext:value-type="float">
            <text:p>1.2102928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.21054395519" calcext:value-type="float">
            <text:p>1.21054395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.21088450892" calcext:value-type="float">
            <text:p>1.2108845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.21136197197" calcext:value-type="float">
            <text:p>1.2113619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1349876438" calcext:value-type="float">
            <text:p>1.21349876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1387582477" calcext:value-type="float">
            <text:p>1.21387582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1420762636" calcext:value-type="float">
            <text:p>1.2142076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1562281914" calcext:value-type="float">
            <text:p>1.2156228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1627511947" calcext:value-type="float">
            <text:p>1.21627511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1911981047" calcext:value-type="float">
            <text:p>1.2191198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2042680626" calcext:value-type="float">
            <text:p>1.2204268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212246388" calcext:value-type="float">
            <text:p>1.22122463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2137861604" calcext:value-type="float">
            <text:p>1.2213786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2154651812" calcext:value-type="float">
            <text:p>1.2215465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2229602025" calcext:value-type="float">
            <text:p>1.22229602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2404192896" calcext:value-type="float">
            <text:p>1.224041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2490691415" calcext:value-type="float">
            <text:p>1.2249069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2540011735" calcext:value-type="float">
            <text:p>1.2254001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2594930929" calcext:value-type="float">
            <text:p>1.22594930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2640797854" calcext:value-type="float">
            <text:p>1.22640797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.23244740858" calcext:value-type="float">
            <text:p>1.23244740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270036788" calcext:value-type="float">
            <text:p>1.2327003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417404368" calcext:value-type="float">
            <text:p>1.23417404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456884866" calcext:value-type="float">
            <text:p>1.23456884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3491985014" calcext:value-type="float">
            <text:p>1.2349198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521820623" calcext:value-type="float">
            <text:p>1.2352182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55538926" calcext:value-type="float">
            <text:p>1.2355538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576657898" calcext:value-type="float">
            <text:p>1.235766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673825832" calcext:value-type="float">
            <text:p>1.23673825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3719207145" calcext:value-type="float">
            <text:p>1.2371920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736802488" calcext:value-type="float">
            <text:p>1.23736802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3746888347" calcext:value-type="float">
            <text:p>1.23746888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796161224" calcext:value-type="float">
            <text:p>1.2379616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3897897876" calcext:value-type="float">
            <text:p>1.2389789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3954229405" calcext:value-type="float">
            <text:p>1.23954229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3964545842" calcext:value-type="float">
            <text:p>1.23964545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4363891482" calcext:value-type="float">
            <text:p>1.2436389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24897556637" calcext:value-type="float">
            <text:p>1.24897556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5144924738" calcext:value-type="float">
            <text:p>1.2514492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15123125115" calcext:value-type="float">
            <text:p>1.15123125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5335608382" calcext:value-type="float">
            <text:p>1.15335608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624942689" calcext:value-type="float">
            <text:p>1.1662494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662500655" calcext:value-type="float">
            <text:p>1.16662500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.17140333903" calcext:value-type="float">
            <text:p>1.1714033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7724275225" calcext:value-type="float">
            <text:p>1.1772427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17814120786" calcext:value-type="float">
            <text:p>1.17814120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8275393618" calcext:value-type="float">
            <text:p>1.1827539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8559292667" calcext:value-type="float">
            <text:p>1.18559292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8597666377" calcext:value-type="float">
            <text:p>1.18597666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8774818298" calcext:value-type="float">
            <text:p>1.187748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8874772294" calcext:value-type="float">
            <text:p>1.18874772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9088724413" calcext:value-type="float">
            <text:p>1.19088724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9231919605" calcext:value-type="float">
            <text:p>1.1923191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9360275323" calcext:value-type="float">
            <text:p>1.19360275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9452162993" calcext:value-type="float">
            <text:p>1.1945216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9717379523" calcext:value-type="float">
            <text:p>1.19717379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9813775658" calcext:value-type="float">
            <text:p>1.1981377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0377079101" calcext:value-type="float">
            <text:p>1.203770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1210862502" calcext:value-type="float">
            <text:p>1.212108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1218198633" calcext:value-type="float">
            <text:p>1.21218198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1923190141" calcext:value-type="float">
            <text:p>1.2192319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22013600219" calcext:value-type="float">
            <text:p>1.2201360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2330191408" calcext:value-type="float">
            <text:p>1.2233019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22656944647" calcext:value-type="float">
            <text:p>1.22656944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2274974001" calcext:value-type="float">
            <text:p>1.2274974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2762531938" calcext:value-type="float">
            <text:p>1.22762531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3174764331" calcext:value-type="float">
            <text:p>1.2317476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3280575835" calcext:value-type="float">
            <text:p>1.23280575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3324954724" calcext:value-type="float">
            <text:p>1.23324954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3554297172" calcext:value-type="float">
            <text:p>1.2355429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358404123" calcext:value-type="float">
            <text:p>1.23584041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396175251" calcext:value-type="float">
            <text:p>1.23961752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4900360697" calcext:value-type="float">
            <text:p>1.249003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2625384454" calcext:value-type="float">
            <text:p>1.26253844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14379482067" calcext:value-type="float">
            <text:p>1.14379482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16763259614" calcext:value-type="float">
            <text:p>1.1676325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18687526935" calcext:value-type="float">
            <text:p>1.1868752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18822595401" calcext:value-type="float">
            <text:p>1.1882259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20018118378" calcext:value-type="float">
            <text:p>1.20018118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25423765278" calcext:value-type="float">
            <text:p>1.2542376528</text:p>
          </table:table-cell>
        </table:table-row>
      </table:table>
      <table:table table:name="Sheet2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14447644892" calcext:value-type="float">
            <text:p>1.1444764489</text:p>
          </table:table-cell>
          <table:table-cell office:value-type="string" calcext:value-type="string">
            <text:p>Mean</text:p>
          </table:table-cell>
          <table:table-cell table:formula="of:=AVERAGE([.A2:.A201])" office:value-type="float" office:value="0.13555" calcext:value-type="float">
            <text:p>0.13555</text:p>
          </table:table-cell>
          <table:table-cell table:formula="of:=AVERAGE([.B2:.B201])" office:value-type="float" office:value="1.1974313076843" calcext:value-type="float">
            <text:p>1.197431307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15824771448" calcext:value-type="float">
            <text:p>1.1582477145</text:p>
          </table:table-cell>
          <table:table-cell office:value-type="string" calcext:value-type="string">
            <text:p>Median</text:p>
          </table:table-cell>
          <table:table-cell table:formula="of:=MEDIAN([.A2:.A201])" office:value-type="float" office:value="0.14" calcext:value-type="float">
            <text:p>0.14</text:p>
          </table:table-cell>
          <table:table-cell table:formula="of:=MEDIAN([.B2:.B201])" office:value-type="float" office:value="1.195839279995" calcext:value-type="float">
            <text:p>1.1958392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19889115293" calcext:value-type="float">
            <text:p>1.1988911529</text:p>
          </table:table-cell>
          <table:table-cell office:value-type="string" calcext:value-type="string">
            <text:p>STD</text:p>
          </table:table-cell>
          <table:table-cell table:formula="of:=STDEV([.A2:.A201])" office:value-type="float" office:value="0.0105952250551769" calcext:value-type="float">
            <text:p>0.0105952251</text:p>
          </table:table-cell>
          <table:table-cell table:formula="of:=STDEV([.B2:.B201])" office:value-type="float" office:value="0.027915100718212" calcext:value-type="float">
            <text:p>0.027915100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20296641078" calcext:value-type="float">
            <text:p>1.202966410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5642803086" calcext:value-type="float">
            <text:p>1.156428030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597005798" calcext:value-type="float">
            <text:p>1.159700579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7433710736" calcext:value-type="float">
            <text:p>1.174337107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7816781231" calcext:value-type="float">
            <text:p>1.178167812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8902764988" calcext:value-type="float">
            <text:p>1.189027649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8912868028" calcext:value-type="float">
            <text:p>1.189128680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9410516216" calcext:value-type="float">
            <text:p>1.194105162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957254063" calcext:value-type="float">
            <text:p>1.195725406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9585974222" calcext:value-type="float">
            <text:p>1.195859742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9614702113" calcext:value-type="float">
            <text:p>1.196147021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19870894519" calcext:value-type="float">
            <text:p>1.198708945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0006458854" calcext:value-type="float">
            <text:p>1.200064588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0109839133" calcext:value-type="float">
            <text:p>1.201098391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0804121668" calcext:value-type="float">
            <text:p>1.2080412167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0859448441" calcext:value-type="float">
            <text:p>1.208594484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0940515603" calcext:value-type="float">
            <text:p>1.20940515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1177635603" calcext:value-type="float">
            <text:p>1.21177635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11899245" calcext:value-type="float">
            <text:p>1.21189924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1453432709" calcext:value-type="float">
            <text:p>1.214534327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2076726644" calcext:value-type="float">
            <text:p>1.220767266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2096257853" calcext:value-type="float">
            <text:p>1.220962578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2692485303" calcext:value-type="float">
            <text:p>1.22692485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2849255193" calcext:value-type="float">
            <text:p>1.228492551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2886868905" calcext:value-type="float">
            <text:p>1.228868689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3533415631" calcext:value-type="float">
            <text:p>1.235334156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3642289201" calcext:value-type="float">
            <text:p>1.23642289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5312584764" calcext:value-type="float">
            <text:p>1.253125847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5450106534" calcext:value-type="float">
            <text:p>1.254501065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4804679171" calcext:value-type="float">
            <text:p>1.148046791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5143537818" calcext:value-type="float">
            <text:p>1.151435378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5235499339" calcext:value-type="float">
            <text:p>1.152354993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5936000046" calcext:value-type="float">
            <text:p>1.159360000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6022883473" calcext:value-type="float">
            <text:p>1.160228834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6733905005" calcext:value-type="float">
            <text:p>1.167339050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6799974403" calcext:value-type="float">
            <text:p>1.16799974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6857278036" calcext:value-type="float">
            <text:p>1.168572780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7089420074" calcext:value-type="float">
            <text:p>1.170894200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7223839725" calcext:value-type="float">
            <text:p>1.172238397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7417610651" calcext:value-type="float">
            <text:p>1.174176106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750940125" calcext:value-type="float">
            <text:p>1.175094012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7689764022" calcext:value-type="float">
            <text:p>1.176897640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773339514" calcext:value-type="float">
            <text:p>1.177333951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060059683" calcext:value-type="float">
            <text:p>1.180600596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187745191" calcext:value-type="float">
            <text:p>1.181877451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381887942" calcext:value-type="float">
            <text:p>1.183818879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399609207" calcext:value-type="float">
            <text:p>1.183996092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442874828" calcext:value-type="float">
            <text:p>1.184428748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474487004" calcext:value-type="float">
            <text:p>1.1847448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482217625" calcext:value-type="float">
            <text:p>1.184822176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604756875" calcext:value-type="float">
            <text:p>1.186047568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659092094" calcext:value-type="float">
            <text:p>1.186590920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705474671" calcext:value-type="float">
            <text:p>1.187054746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718975095" calcext:value-type="float">
            <text:p>1.18718975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733435143" calcext:value-type="float">
            <text:p>1.187334351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738116788" calcext:value-type="float">
            <text:p>1.187381167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765298121" calcext:value-type="float">
            <text:p>1.187652981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800692561" calcext:value-type="float">
            <text:p>1.188006925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895099457" calcext:value-type="float">
            <text:p>1.188950994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919136284" calcext:value-type="float">
            <text:p>1.189191362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8992985658" calcext:value-type="float">
            <text:p>1.189929856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031266353" calcext:value-type="float">
            <text:p>1.190312663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070151894" calcext:value-type="float">
            <text:p>1.190701518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213850857" calcext:value-type="float">
            <text:p>1.192138508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463922483" calcext:value-type="float">
            <text:p>1.194639224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508785055" calcext:value-type="float">
            <text:p>1.195087850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590745219" calcext:value-type="float">
            <text:p>1.195907452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62145305" calcext:value-type="float">
            <text:p>1.196214530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705311114" calcext:value-type="float">
            <text:p>1.197053111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891490669" calcext:value-type="float">
            <text:p>1.198914906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926729878" calcext:value-type="float">
            <text:p>1.199267298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19963280217" calcext:value-type="float">
            <text:p>1.199632802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0275622494" calcext:value-type="float">
            <text:p>1.202756224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0285892184" calcext:value-type="float">
            <text:p>1.202858921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0422927073" calcext:value-type="float">
            <text:p>1.204229270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0732810496" calcext:value-type="float">
            <text:p>1.20732810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1144179526" calcext:value-type="float">
            <text:p>1.211441795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1168871086" calcext:value-type="float">
            <text:p>1.211688710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1486114654" calcext:value-type="float">
            <text:p>1.214861146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1486398954" calcext:value-type="float">
            <text:p>1.214863989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1991830603" calcext:value-type="float">
            <text:p>1.21991830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212995913" calcext:value-type="float">
            <text:p>1.221299591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2177031059" calcext:value-type="float">
            <text:p>1.221770310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2335477178" calcext:value-type="float">
            <text:p>1.223354771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259351838" calcext:value-type="float">
            <text:p>1.225935183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287484994" calcext:value-type="float">
            <text:p>1.228748499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2977681589" calcext:value-type="float">
            <text:p>1.229776815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4239651991" calcext:value-type="float">
            <text:p>1.242396519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4570381415" calcext:value-type="float">
            <text:p>1.245703814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4980906459" calcext:value-type="float">
            <text:p>1.249809064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6590264106" calcext:value-type="float">
            <text:p>1.265902641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0399262894" calcext:value-type="float">
            <text:p>1.103992628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2806303011" calcext:value-type="float">
            <text:p>1.128063030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3696365381" calcext:value-type="float">
            <text:p>1.136963653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421336943" calcext:value-type="float">
            <text:p>1.142133694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4417179062" calcext:value-type="float">
            <text:p>1.144171790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4768083826" calcext:value-type="float">
            <text:p>1.147680838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5737420593" calcext:value-type="float">
            <text:p>1.157374205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6155693694" calcext:value-type="float">
            <text:p>1.161556936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6330534393" calcext:value-type="float">
            <text:p>1.163305343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6350541564" calcext:value-type="float">
            <text:p>1.163505415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6440473294" calcext:value-type="float">
            <text:p>1.164404732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6560376064" calcext:value-type="float">
            <text:p>1.165603760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6851996209" calcext:value-type="float">
            <text:p>1.168519962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6891076112" calcext:value-type="float">
            <text:p>1.168910761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062271855" calcext:value-type="float">
            <text:p>1.170622718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334777434" calcext:value-type="float">
            <text:p>1.173347774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38567998" calcext:value-type="float">
            <text:p>1.173856799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467343005" calcext:value-type="float">
            <text:p>1.174673430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545859884" calcext:value-type="float">
            <text:p>1.175458598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547998584" calcext:value-type="float">
            <text:p>1.175479985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684610044" calcext:value-type="float">
            <text:p>1.176846100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702860752" calcext:value-type="float">
            <text:p>1.177028607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823448238" calcext:value-type="float">
            <text:p>1.178234482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84567569" calcext:value-type="float">
            <text:p>1.178456756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7920624635" calcext:value-type="float">
            <text:p>1.179206246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820789733" calcext:value-type="float">
            <text:p>1.182078973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8370341529" calcext:value-type="float">
            <text:p>1.183703415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857439005" calcext:value-type="float">
            <text:p>1.185743900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8759554986" calcext:value-type="float">
            <text:p>1.187595549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8766376244" calcext:value-type="float">
            <text:p>1.187663762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8798103064" calcext:value-type="float">
            <text:p>1.187981030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8917413312" calcext:value-type="float">
            <text:p>1.189174133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8998734612" calcext:value-type="float">
            <text:p>1.189987346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9443929049" calcext:value-type="float">
            <text:p>1.194439290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9538795558" calcext:value-type="float">
            <text:p>1.195387955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9581881777" calcext:value-type="float">
            <text:p>1.195818817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9669431955" calcext:value-type="float">
            <text:p>1.196694319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9727477907" calcext:value-type="float">
            <text:p>1.197274779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9793988897" calcext:value-type="float">
            <text:p>1.19793988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19855302921" calcext:value-type="float">
            <text:p>1.198553029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032120137" calcext:value-type="float">
            <text:p>1.200321201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097667655" calcext:value-type="float">
            <text:p>1.200976676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165222288" calcext:value-type="float">
            <text:p>1.201652222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309861868" calcext:value-type="float">
            <text:p>1.203098618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342709684" calcext:value-type="float">
            <text:p>1.203427096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401116167" calcext:value-type="float">
            <text:p>1.204011161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4402135" calcext:value-type="float">
            <text:p>1.20440213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663975721" calcext:value-type="float">
            <text:p>1.206639757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751297195" calcext:value-type="float">
            <text:p>1.20751297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0777239927" calcext:value-type="float">
            <text:p>1.207772399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1029281117" calcext:value-type="float">
            <text:p>1.210292811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1420762636" calcext:value-type="float">
            <text:p>1.214207626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1627511947" calcext:value-type="float">
            <text:p>1.216275119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2042680626" calcext:value-type="float">
            <text:p>1.220426806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2154651812" calcext:value-type="float">
            <text:p>1.221546518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2404192896" calcext:value-type="float">
            <text:p>1.22404192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2490691415" calcext:value-type="float">
            <text:p>1.224906914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2540011735" calcext:value-type="float">
            <text:p>1.225400117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2594930929" calcext:value-type="float">
            <text:p>1.225949309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270036788" calcext:value-type="float">
            <text:p>1.232700367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417404368" calcext:value-type="float">
            <text:p>1.234174043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456884866" calcext:value-type="float">
            <text:p>1.234568848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521820623" calcext:value-type="float">
            <text:p>1.235218206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55538926" calcext:value-type="float">
            <text:p>1.235553892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576657898" calcext:value-type="float">
            <text:p>1.23576657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673825832" calcext:value-type="float">
            <text:p>1.236738258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736802488" calcext:value-type="float">
            <text:p>1.237368024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796161224" calcext:value-type="float">
            <text:p>1.237961612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3954229405" calcext:value-type="float">
            <text:p>1.239542294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4363891482" calcext:value-type="float">
            <text:p>1.243638914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5144924738" calcext:value-type="float">
            <text:p>1.251449247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5335608382" calcext:value-type="float">
            <text:p>1.1533560838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6624942689" calcext:value-type="float">
            <text:p>1.1662494269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6662500655" calcext:value-type="float">
            <text:p>1.1666250066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7724275225" calcext:value-type="float">
            <text:p>1.177242752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8275393618" calcext:value-type="float">
            <text:p>1.182753936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8559292667" calcext:value-type="float">
            <text:p>1.1855929267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8597666377" calcext:value-type="float">
            <text:p>1.1859766638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8774818298" calcext:value-type="float">
            <text:p>1.18774818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8874772294" calcext:value-type="float">
            <text:p>1.1887477229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9088724413" calcext:value-type="float">
            <text:p>1.1908872441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9231919605" calcext:value-type="float">
            <text:p>1.1923191961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9360275323" calcext:value-type="float">
            <text:p>1.193602753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9452162993" calcext:value-type="float">
            <text:p>1.1945216299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9717379523" calcext:value-type="float">
            <text:p>1.197173795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9813775658" calcext:value-type="float">
            <text:p>1.1981377566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0377079101" calcext:value-type="float">
            <text:p>1.203770791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1210862502" calcext:value-type="float">
            <text:p>1.212108625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1218198633" calcext:value-type="float">
            <text:p>1.212181986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1923190141" calcext:value-type="float">
            <text:p>1.219231901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2330191408" calcext:value-type="float">
            <text:p>1.2233019141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2762531938" calcext:value-type="float">
            <text:p>1.227625319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3174764331" calcext:value-type="float">
            <text:p>1.231747643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3280575835" calcext:value-type="float">
            <text:p>1.232805758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3324954724" calcext:value-type="float">
            <text:p>1.233249547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3554297172" calcext:value-type="float">
            <text:p>1.2355429717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358404123" calcext:value-type="float">
            <text:p>1.235840412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396175251" calcext:value-type="float">
            <text:p>1.2396175251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4900360697" calcext:value-type="float">
            <text:p>1.249003607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625384454" calcext:value-type="float">
            <text:p>1.262538445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14379482067" calcext:value-type="float">
            <text:p>1.1437948207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16763259614" calcext:value-type="float">
            <text:p>1.1676325961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18687526935" calcext:value-type="float">
            <text:p>1.186875269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18822595401" calcext:value-type="float">
            <text:p>1.18822595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20018118378" calcext:value-type="float">
            <text:p>1.2001811838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25423765278" calcext:value-type="float">
            <text:p>1.254237652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ta.A1:data.D271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10:03:04.800651495</dc:date>
    <meta:editing-duration>PT8H29M28S</meta:editing-duration>
    <meta:editing-cycles>2</meta:editing-cycles>
    <meta:generator>LibreOffice/4.4.6.3$Linux_X86_64 LibreOffice_project/40m0$Build-3</meta:generator>
    <meta:document-statistic meta:table-count="2" meta:cell-count="11261" meta:object-count="0"/>
  </office:meta>
</office:document-meta>
</file>